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graphic-properties draw:auto-grow-height="true" fo:min-height="12.7cm"/>
    </style:style>
    <style:style style:name="pr9" style:family="presentation" style:parent-style-name="Standard-subtitle" style:list-style-name="L5">
      <style:graphic-properties draw:auto-grow-height="true" fo:min-height="12.18cm"/>
    </style:style>
    <style:style style:name="pr10" style:family="presentation" style:parent-style-name="Standard-subtitle" style:list-style-name="L6">
      <style:graphic-properties draw:auto-grow-height="true" fo:min-height="12.18cm"/>
    </style:style>
    <style:style style:name="pr11" style:family="presentation" style:parent-style-name="Standard-subtitle" style:list-style-name="L4">
      <style:graphic-properties draw:auto-grow-height="true" fo:min-height="12.18cm"/>
    </style:style>
    <style:style style:name="P1" style:family="paragraph">
      <style:text-properties fo:color="#000000" style:font-name="Calibri3"/>
    </style:style>
    <style:style style:name="P2" style:family="paragraph">
      <style:text-properties style:font-name="Ebrima3"/>
    </style:style>
    <style:style style:name="P3" style:family="paragraph">
      <style:paragraph-properties fo:text-align="center"/>
    </style:style>
    <style:style style:name="P4" style:family="paragraph">
      <style:text-properties style:font-name="Calibri3"/>
    </style:style>
    <style:style style:name="P5" style:family="paragraph">
      <style:text-properties style:font-name="Ebrima3" fo:font-size="28pt" style:font-size-asian="40pt" style:font-size-complex="40pt"/>
    </style:style>
    <style:style style:name="P6" style:family="paragraph">
      <style:text-properties style:font-name="Ebrima3" fo:font-size="26pt" style:font-size-asian="36pt" style:font-size-complex="36pt"/>
    </style:style>
    <style:style style:name="P7" style:family="paragraph">
      <style:text-properties style:font-name="Ebrima3" fo:font-size="32pt" style:font-size-asian="44pt" style:font-size-complex="44pt"/>
    </style:style>
    <style:style style:name="P8" style:family="paragraph">
      <style:text-properties style:font-name="Calibri3" fo:font-size="24pt" style:font-size-asian="24pt" style:font-size-complex="24pt"/>
    </style:style>
    <style:style style:name="P9" style:family="paragraph">
      <style:text-properties style:font-name="Calibri3" fo:font-size="22pt" style:font-size-asian="22pt" style:font-size-complex="22pt"/>
    </style:style>
    <style:style style:name="P10" style:family="paragraph">
      <style:text-properties style:font-name="Ebrima3" fo:font-size="24pt" style:font-size-asian="32pt" style:font-size-complex="32pt"/>
    </style:style>
    <style:style style:name="P11" style:family="paragraph">
      <style:text-properties style:font-name="Ebrima3" fo:font-size="20pt" style:font-size-asian="26pt" style:font-size-complex="26pt"/>
    </style:style>
    <style:style style:name="P12" style:family="paragraph">
      <style:text-properties fo:font-size="32pt" style:font-size-asian="44pt" style:font-size-complex="44pt"/>
    </style:style>
    <style:style style:name="P13" style:family="paragraph">
      <style:paragraph-properties fo:text-align="center"/>
      <style:text-properties style:font-name="Calibri3"/>
    </style:style>
    <style:style style:name="P14" style:family="paragraph">
      <style:text-properties style:font-name="Ebrima3" fo:font-size="22pt" style:font-size-asian="28pt" style:font-size-complex="28pt"/>
    </style:style>
    <style:style style:name="P15" style:family="paragraph">
      <style:paragraph-properties fo:text-align="start"/>
    </style:style>
    <style:style style:name="P16" style:family="paragraph">
      <style:paragraph-properties fo:text-align="start"/>
      <style:text-properties style:font-name="Calibri3"/>
    </style:style>
    <style:style style:name="P17" style:family="paragraph">
      <style:paragraph-properties fo:text-align="center"/>
      <style:text-properties style:font-name="Ebrima3" fo:font-size="32pt" style:font-size-asian="44pt" style:font-size-complex="44pt"/>
    </style:style>
    <style:style style:name="P18" style:family="paragraph">
      <style:paragraph-properties fo:text-align="start"/>
      <style:text-properties style:font-name="Calibri3" fo:font-weight="bold" style:font-weight-asian="bold" style:font-weight-complex="bold"/>
    </style:style>
    <style:style style:name="P19" style:family="paragraph">
      <style:text-properties style:font-name="Ebrima3" fo:font-size="24pt" style:font-size-asian="24pt" style:font-size-complex="24pt"/>
    </style:style>
    <style:style style:name="P20" style:family="paragraph">
      <style:text-properties style:font-name="Ebrima3" fo:font-size="32pt" style:font-size-asian="32pt" style:font-size-complex="32pt"/>
    </style:style>
    <style:style style:name="P21" style:family="paragraph">
      <style:text-properties style:font-name="Ebrima3" fo:font-size="32pt" fo:font-style="normal" fo:font-weight="normal" style:font-size-asian="32pt" style:font-style-asian="normal" style:font-weight-asian="normal" style:font-size-complex="32pt" style:font-style-complex="normal" style:font-weight-complex="normal"/>
    </style:style>
    <style:style style:name="P22" style:family="paragraph">
      <style:text-properties style:font-name="Ebrima3" fo:font-size="20pt" fo:font-style="normal" fo:font-weight="normal" style:font-size-asian="20pt" style:font-style-asian="normal" style:font-weight-asian="normal" style:font-size-complex="20pt" style:font-style-complex="normal" style:font-weight-complex="normal"/>
    </style:style>
    <style:style style:name="P23" style:family="paragraph">
      <style:text-properties fo:font-size="22pt" style:font-size-asian="28pt" style:font-size-complex="28pt"/>
    </style:style>
    <style:style style:name="T1" style:family="text">
      <style:text-properties fo:color="#000000" style:font-name="Calibri3"/>
    </style:style>
    <style:style style:name="T2" style:family="text">
      <style:text-properties fo:color="#000000" style:font-name="Calibri3" fo:font-style="italic" fo:font-weight="bold" style:font-style-asian="italic" style:font-weight-asian="bold" style:font-style-complex="italic" style:font-weight-complex="bold"/>
    </style:style>
    <style:style style:name="T3" style:family="text">
      <style:text-properties fo:color="#000000" style:font-name="Calibri3" fo:font-style="italic" style:font-style-asian="italic" style:font-style-complex="italic"/>
    </style:style>
    <style:style style:name="T4" style:family="text">
      <style:text-properties fo:color="#000000" style:text-position="-33% 58%" style:font-name="Calibri3" fo:font-style="italic" style:font-style-asian="italic" style:font-style-complex="italic"/>
    </style:style>
    <style:style style:name="T5" style:family="text">
      <style:text-properties fo:color="#000000" style:text-position="-33% 58%" style:font-name="Calibri3"/>
    </style:style>
    <style:style style:name="T6" style:family="text">
      <style:text-properties fo:color="#000000" style:font-name="Calibri3" fo:font-style="normal" style:font-style-asian="normal" style:font-style-complex="normal"/>
    </style:style>
    <style:style style:name="T7" style:family="text">
      <style:text-properties style:font-name="Ebrima3"/>
    </style:style>
    <style:style style:name="T8" style:family="text">
      <style:text-properties style:font-name="Ebrima3" fo:font-style="italic" style:font-style-asian="italic" style:font-style-complex="italic"/>
    </style:style>
    <style:style style:name="T9" style:family="text">
      <style:text-properties style:font-name="Calibri3"/>
    </style:style>
    <style:style style:name="T10" style:family="text">
      <style:text-properties style:font-name="Calibri3" fo:font-style="italic" fo:font-weight="bold" style:font-style-asian="italic" style:font-weight-asian="bold" style:font-style-complex="italic" style:font-weight-complex="bold"/>
    </style:style>
    <style:style style:name="T11" style:family="text">
      <style:text-properties style:font-name="Calibri3" fo:font-style="italic" style:font-style-asian="italic" style:font-style-complex="italic"/>
    </style:style>
    <style:style style:name="T12" style:family="text">
      <style:text-properties style:font-name="Ebrima3" fo:font-size="28pt" style:font-size-asian="40pt" style:font-size-complex="40pt"/>
    </style:style>
    <style:style style:name="T13" style:family="text">
      <style:text-properties style:font-name="Ebrima3" fo:font-size="28pt" fo:font-style="italic" style:font-size-asian="40pt" style:font-style-asian="italic" style:font-size-complex="40pt" style:font-style-complex="italic"/>
    </style:style>
    <style:style style:name="T14" style:family="text">
      <style:text-properties style:font-name="Ebrima3" fo:font-size="26pt" style:font-size-asian="36pt" style:font-size-complex="36pt"/>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2" style:font-style-asian="italic" style:font-weight-asian="bold" style:font-name-complex="Times New Roman2" style:font-style-complex="italic" style:font-weight-complex="bold"/>
    </style:style>
    <style:style style:name="T19" style:family="text">
      <style:text-properties style:font-name="Calibri3" fo:font-style="normal" fo:font-weight="normal" style:font-name-asian="Times New Roman2" style:font-style-asian="normal" style:font-weight-asian="normal" style:font-name-complex="Times New Roman2" style:font-style-complex="normal" style:font-weight-complex="normal"/>
    </style:style>
    <style:style style:name="T20" style:family="text">
      <style:text-properties style:font-name="Calibri3" fo:font-style="italic" fo:font-weight="normal" style:font-name-asian="Times New Roman2" style:font-style-asian="italic" style:font-weight-asian="normal" style:font-name-complex="Times New Roman2" style:font-style-complex="italic" style:font-weight-complex="normal"/>
    </style:style>
    <style:style style:name="T21" style:family="text">
      <style:text-properties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22" style:family="text">
      <style:text-properties style:font-name="Ebrima3" fo:font-size="32pt" style:font-size-asian="44pt" style:font-size-complex="44pt"/>
    </style:style>
    <style:style style:name="T23" style:family="text">
      <style:text-properties style:font-name="Calibri3" fo:font-style="italic" fo:font-weight="normal" style:font-style-asian="italic" style:font-weight-asian="normal" style:font-style-complex="italic" style:font-weight-complex="normal"/>
    </style:style>
    <style:style style:name="T24" style:family="text">
      <style:text-properties style:font-name="Calibri3" fo:font-weight="bold" style:font-weight-asian="bold" style:font-weight-complex="bold"/>
    </style:style>
    <style:style style:name="T25" style:family="text">
      <style:text-properties style:font-name="Calibri3" fo:font-weight="normal" style:font-name-asian="Times New Roman2" style:font-weight-asian="normal" style:font-name-complex="Times New Roman2" style:font-weight-complex="normal"/>
    </style:style>
    <style:style style:name="T26" style:family="text">
      <style:text-properties style:font-name="Calibri3" style:font-name-asian="Times New Roman2" style:font-name-complex="Times New Roman2"/>
    </style:style>
    <style:style style:name="T27" style:family="text">
      <style:text-properties style:font-name="Calibri3" fo:font-weight="bold" style:font-name-asian="Times New Roman2" style:font-weight-asian="bold" style:font-name-complex="Times New Roman2" style:font-weight-complex="bold"/>
    </style:style>
    <style:style style:name="T28" style:family="text">
      <style:text-properties style:font-name="Ebrima3" fo:font-style="normal" style:font-style-asian="normal" style:font-style-complex="normal"/>
    </style:style>
    <style:style style:name="T29" style:family="text">
      <style:text-properties style:font-name="Calibri3" fo:font-weight="normal" style:font-weight-asian="normal" style:font-weight-complex="normal"/>
    </style:style>
    <style:style style:name="T30" style:family="text">
      <style:text-properties style:font-name="Calibri3" fo:font-size="24pt" style:font-size-asian="24pt" style:font-size-complex="24pt"/>
    </style:style>
    <style:style style:name="T31" style:family="text">
      <style:text-properties style:font-name="Calibri3" fo:font-size="24pt" fo:font-weight="bold" style:font-size-asian="24pt" style:font-weight-asian="bold" style:font-size-complex="24pt" style:font-weight-complex="bold"/>
    </style:style>
    <style:style style:name="T32" style:family="text">
      <style:text-properties style:font-name="Calibri3" fo:font-size="22pt" style:font-size-asian="22pt" style:font-size-complex="22pt"/>
    </style:style>
    <style:style style:name="T33" style:family="text">
      <style:text-properties style:font-name="Calibri3" fo:font-size="22pt" fo:font-weight="bold" style:font-size-asian="22pt" style:font-weight-asian="bold" style:font-size-complex="22pt" style:font-weight-complex="bold"/>
    </style:style>
    <style:style style:name="T34" style:family="text">
      <style:text-properties fo:color="#000080" style:font-name="Calibri3" fo:font-size="22pt" style:font-size-asian="22pt" style:font-size-complex="22pt"/>
    </style:style>
    <style:style style:name="T35" style:family="text">
      <style:text-properties fo:color="#000080" style:font-name="Calibri3" fo:font-size="22pt" fo:font-style="italic" style:font-size-asian="22pt" style:font-style-asian="italic" style:font-size-complex="22pt" style:font-style-complex="italic"/>
    </style:style>
    <style:style style:name="T36" style:family="text">
      <style:text-properties fo:color="#000080" style:font-name="Calibri3" fo:font-size="22pt" fo:font-weight="bold" style:font-size-asian="22pt" style:font-weight-asian="bold" style:font-size-complex="22pt" style:font-weight-complex="bold"/>
    </style:style>
    <style:style style:name="T37" style:family="text">
      <style:text-properties fo:color="#000080" style:font-name="Calibri3" fo:font-size="22pt" fo:font-style="normal" style:font-size-asian="22pt" style:font-style-asian="normal" style:font-size-complex="22pt" style:font-style-complex="normal"/>
    </style:style>
    <style:style style:name="T38" style:family="text">
      <style:text-properties fo:color="#000080" style:text-position="0% 100%" style:font-name="Calibri3" fo:font-size="22pt" fo:font-style="italic" style:font-size-asian="22pt" style:font-style-asian="italic" style:font-size-complex="22pt" style:font-style-complex="italic"/>
    </style:style>
    <style:style style:name="T39" style:family="text">
      <style:text-properties fo:color="#000080" style:text-position="0% 100%" style:font-name="Calibri3" fo:font-size="22pt" fo:font-style="normal" style:font-size-asian="22pt" style:font-style-asian="normal" style:font-size-complex="22pt" style:font-style-complex="normal"/>
    </style:style>
    <style:style style:name="T40" style:family="text">
      <style:text-properties fo:color="#000080" style:font-name="Calibri3" fo:font-size="22pt" fo:font-style="italic" style:font-name-asian="Times New Roman2" style:font-size-asian="22pt" style:font-style-asian="italic" style:font-name-complex="Times New Roman2" style:font-size-complex="22pt" style:font-style-complex="italic"/>
    </style:style>
    <style:style style:name="T41" style:family="text">
      <style:text-properties fo:color="#000080" style:font-name="Calibri3" fo:font-size="22pt" style:font-name-asian="Times New Roman2" style:font-size-asian="22pt" style:font-name-complex="Times New Roman2" style:font-size-complex="22pt"/>
    </style:style>
    <style:style style:name="T42" style:family="text">
      <style:text-properties fo:color="#000080" style:font-name="Calibri3" fo:font-size="22pt" fo:font-weight="bold" style:font-name-asian="Times New Roman2" style:font-size-asian="22pt" style:font-weight-asian="bold" style:font-name-complex="Times New Roman2" style:font-size-complex="22pt" style:font-weight-complex="bold"/>
    </style:style>
    <style:style style:name="T43" style:family="text">
      <style:text-properties fo:color="#000080" style:text-position="-33% 58%" style:font-name="Calibri3" fo:font-size="22pt" fo:font-style="italic" style:font-size-asian="22pt" style:font-style-asian="italic" style:font-size-complex="22pt" style:font-style-complex="italic"/>
    </style:style>
    <style:style style:name="T44" style:family="text">
      <style:text-properties fo:color="#000080" style:text-position="-33% 58%" style:font-name="Calibri3" fo:font-size="22pt" fo:font-style="normal" style:font-size-asian="22pt" style:font-style-asian="normal" style:font-size-complex="22pt" style:font-style-complex="normal"/>
    </style:style>
    <style:style style:name="T45" style:family="text">
      <style:text-properties style:font-name="Ebrima3" fo:font-size="24pt" style:font-size-asian="32pt" style:font-size-complex="32pt"/>
    </style:style>
    <style:style style:name="T46" style:family="text">
      <style:text-properties style:font-name="Ebrima3" fo:font-size="20pt" style:font-size-asian="26pt" style:font-size-complex="26pt"/>
    </style:style>
    <style:style style:name="T47" style:family="text">
      <style:text-properties style:font-name="Ebrima3" fo:font-size="20pt" fo:font-style="italic" style:font-name-asian="Arial3" style:font-size-asian="26pt" style:font-style-asian="italic" style:font-name-complex="Arial3" style:font-size-complex="26pt" style:font-style-complex="italic"/>
    </style:style>
    <style:style style:name="T48" style:family="text">
      <style:text-properties style:text-position="-33% 58%" style:font-name="Ebrima3" fo:font-size="20pt" style:font-name-asian="Arial3" style:font-size-asian="26pt" style:font-name-complex="Arial3" style:font-size-complex="26pt"/>
    </style:style>
    <style:style style:name="T49" style:family="text">
      <style:text-properties style:text-position="0% 100%" style:font-name="Ebrima3" fo:font-size="20pt" style:font-name-asian="Arial3" style:font-size-asian="26pt" style:font-name-complex="Arial3" style:font-size-complex="26pt"/>
    </style:style>
    <style:style style:name="T50" style:family="text">
      <style:text-properties style:text-position="0% 100%" style:font-name="Ebrima3" fo:font-size="20pt" fo:font-style="italic" style:font-name-asian="Arial3" style:font-size-asian="26pt" style:font-style-asian="italic" style:font-name-complex="Arial3" style:font-size-complex="26pt" style:font-style-complex="italic"/>
    </style:style>
    <style:style style:name="T51" style:family="text">
      <style:text-properties style:text-position="0% 100%" style:font-name="Ebrima3" fo:font-size="20pt" fo:font-style="normal" style:font-name-asian="Arial3" style:font-size-asian="26pt" style:font-style-asian="normal" style:font-name-complex="Arial3" style:font-size-complex="26pt" style:font-style-complex="normal"/>
    </style:style>
    <style:style style:name="T52" style:family="text">
      <style:text-properties style:text-position="0% 100%" style:font-name="Calibri3"/>
    </style:style>
    <style:style style:name="T53" style:family="text">
      <style:text-properties style:text-position="0% 100%" style:font-name="Calibri3" fo:font-weight="bold" style:font-weight-asian="bold" style:font-weight-complex="bold"/>
    </style:style>
    <style:style style:name="T54" style:family="text">
      <style:text-properties style:text-position="0% 100%" style:font-name="Calibri3" fo:font-style="italic" style:font-style-asian="italic" style:font-style-complex="italic"/>
    </style:style>
    <style:style style:name="T55" style:family="text">
      <style:text-properties style:font-name="Ebrima3" fo:font-size="26pt" fo:font-style="italic" style:font-size-asian="36pt" style:font-style-asian="italic" style:font-size-complex="36pt" style:font-style-complex="italic"/>
    </style:style>
    <style:style style:name="T56" style:family="text">
      <style:text-properties style:font-name="Ebrima3" fo:font-size="26pt" fo:font-style="normal" style:font-size-asian="36pt" style:font-style-asian="normal" style:font-size-complex="36pt" style:font-style-complex="normal"/>
    </style:style>
    <style:style style:name="T57" style:family="text">
      <style:text-properties fo:font-size="32pt" style:font-size-asian="44pt" style:font-size-complex="44pt"/>
    </style:style>
    <style:style style:name="T58" style:family="text">
      <style:text-properties style:font-name="Calibri4" fo:font-style="italic" style:font-name-asian="Calibri4" style:font-style-asian="italic" style:font-name-complex="Calibri4" style:font-style-complex="italic"/>
    </style:style>
    <style:style style:name="T59" style:family="text">
      <style:text-properties style:font-name="Calibri4" style:font-name-asian="Calibri4" style:font-name-complex="Calibri4"/>
    </style:style>
    <style:style style:name="T60" style:family="text">
      <style:text-properties style:font-name="Calibri3" fo:font-size="24pt" fo:font-style="italic" style:font-size-asian="24pt" style:font-style-asian="italic" style:font-size-complex="24pt" style:font-style-complex="italic"/>
    </style:style>
    <style:style style:name="T61" style:family="text">
      <style:text-properties style:text-position="-33% 58%" style:font-name="Calibri3" fo:font-size="24pt" fo:font-style="normal" style:font-size-asian="24pt" style:font-style-asian="normal" style:font-size-complex="24pt" style:font-style-complex="normal"/>
    </style:style>
    <style:style style:name="T62" style:family="text">
      <style:text-properties style:text-position="0% 100%" style:font-name="Calibri3" fo:font-size="24pt" fo:font-style="normal" style:font-size-asian="24pt" style:font-style-asian="normal" style:font-size-complex="24pt" style:font-style-complex="normal"/>
    </style:style>
    <style:style style:name="T63" style:family="text">
      <style:text-properties style:text-position="0% 100%" style:font-name="Calibri3" fo:font-size="24pt" fo:font-style="italic" style:font-size-asian="24pt" style:font-style-asian="italic" style:font-size-complex="24pt" style:font-style-complex="italic"/>
    </style:style>
    <style:style style:name="T64" style:family="text">
      <style:text-properties style:text-position="0% 100%" style:font-name="Calibri3" fo:font-size="24pt" fo:font-style="italic" style:font-name-asian="Times New Roman2" style:font-size-asian="24pt" style:font-style-asian="italic" style:font-name-complex="Times New Roman2" style:font-size-complex="24pt" style:font-style-complex="italic"/>
    </style:style>
    <style:style style:name="T65" style:family="text">
      <style:text-properties style:text-position="0% 100%" style:font-name="Calibri3" fo:font-size="24pt" fo:font-style="normal" style:font-name-asian="Times New Roman2" style:font-size-asian="24pt" style:font-style-asian="normal" style:font-name-complex="Times New Roman2" style:font-size-complex="24pt" style:font-style-complex="normal"/>
    </style:style>
    <style:style style:name="T66" style:family="text">
      <style:text-properties style:font-name="Ebrima3" fo:font-size="20pt" fo:font-style="italic" style:font-size-asian="26pt" style:font-style-asian="italic" style:font-size-complex="26pt" style:font-style-complex="italic"/>
    </style:style>
    <style:style style:name="T67" style:family="text">
      <style:text-properties style:font-name="Ebrima3" fo:font-size="20pt" fo:font-style="normal" style:font-size-asian="26pt" style:font-style-asian="normal" style:font-size-complex="26pt" style:font-style-complex="normal"/>
    </style:style>
    <style:style style:name="T68" style:family="text">
      <style:text-properties style:font-name="Calibri3" fo:font-size="24pt" fo:font-style="normal" style:font-size-asian="24pt" style:font-style-asian="normal" style:font-size-complex="24pt" style:font-style-complex="normal"/>
    </style:style>
    <style:style style:name="T69" style:family="text">
      <style:text-properties style:font-name="Calibri3" fo:font-size="24pt" fo:font-style="italic" style:font-name-asian="Times New Roman2" style:font-size-asian="24pt" style:font-style-asian="italic" style:font-name-complex="Times New Roman2" style:font-size-complex="24pt" style:font-style-complex="italic"/>
    </style:style>
    <style:style style:name="T70" style:family="text">
      <style:text-properties style:font-name="Calibri3" fo:font-size="24pt" fo:font-style="normal" style:font-name-asian="Times New Roman2" style:font-size-asian="24pt" style:font-style-asian="normal" style:font-name-complex="Times New Roman2" style:font-size-complex="24pt" style:font-style-complex="normal"/>
    </style:style>
    <style:style style:name="T71" style:family="text">
      <style:text-properties style:font-name="Calibri3" fo:font-style="italic" style:font-name-asian="Times New Roman2" style:font-style-asian="italic" style:font-name-complex="Times New Roman2" style:font-style-complex="italic"/>
    </style:style>
    <style:style style:name="T72" style:family="text">
      <style:text-properties style:text-position="-33% 58%" style:font-name="Calibri3" style:font-name-asian="Times New Roman2" style:font-name-complex="Times New Roman2"/>
    </style:style>
    <style:style style:name="T73" style:family="text">
      <style:text-properties style:text-position="0% 100%" style:font-name="Calibri3" style:font-name-asian="Times New Roman2" style:font-name-complex="Times New Roman2"/>
    </style:style>
    <style:style style:name="T74" style:family="text">
      <style:text-properties style:text-position="0% 100%" style:font-name="Calibri3" fo:font-style="italic" style:font-name-asian="Times New Roman2" style:font-style-asian="italic" style:font-name-complex="Times New Roman2" style:font-style-complex="italic"/>
    </style:style>
    <style:style style:name="T75" style:family="text">
      <style:text-properties style:text-position="0% 100%" style:font-name="Calibri3" fo:font-style="normal" style:font-name-asian="Times New Roman2" style:font-style-asian="normal" style:font-name-complex="Times New Roman2" style:font-style-complex="normal"/>
    </style:style>
    <style:style style:name="T76" style:family="text">
      <style:text-properties style:text-position="-33% 58%" style:font-name="Calibri3" fo:font-style="normal" style:font-name-asian="Times New Roman2" style:font-style-asian="normal" style:font-name-complex="Times New Roman2" style:font-style-complex="normal"/>
    </style:style>
    <style:style style:name="T77" style:family="text">
      <style:text-properties style:text-position="33% 58%" style:font-name="Calibri3" fo:font-style="normal" fo:font-weight="normal" style:font-style-asian="normal" style:font-weight-asian="normal" style:font-style-complex="normal" style:font-weight-complex="normal"/>
    </style:style>
    <style:style style:name="T78" style:family="text">
      <style:text-properties style:text-position="0% 100%" style:font-name="Calibri3" fo:font-style="normal" fo:font-weight="normal" style:font-style-asian="normal" style:font-weight-asian="normal" style:font-style-complex="normal" style:font-weight-complex="normal"/>
    </style:style>
    <style:style style:name="T79" style:family="text">
      <style:text-properties style:font-name="Ebrima3" fo:font-size="22pt" style:font-size-asian="28pt" style:font-size-complex="28pt"/>
    </style:style>
    <style:style style:name="T80" style:family="text">
      <style:text-properties style:font-name="Ebrima3" fo:font-size="22pt" fo:font-style="italic" style:font-size-asian="28pt" style:font-style-asian="italic" style:font-size-complex="28pt" style:font-style-complex="italic"/>
    </style:style>
    <style:style style:name="T81" style:family="text">
      <style:text-properties style:font-name="Calibri3" style:text-underline-style="solid" style:text-underline-width="auto" style:text-underline-color="font-color" fo:font-weight="normal" style:font-weight-asian="normal" style:font-weight-complex="normal"/>
    </style:style>
    <style:style style:name="T82" style:family="text">
      <style:text-properties style:text-position="-33% 58%" style:font-name="Calibri3" fo:font-style="normal" fo:font-weight="normal" style:font-style-asian="normal" style:font-weight-asian="normal" style:font-style-complex="normal" style:font-weight-complex="normal"/>
    </style:style>
    <style:style style:name="T83" style:family="text">
      <style:text-properties style:text-position="0% 100%" style:font-name="Calibri3" fo:font-style="italic" fo:font-weight="normal" style:font-style-asian="italic" style:font-weight-asian="normal" style:font-style-complex="italic" style:font-weight-complex="normal"/>
    </style:style>
    <style:style style:name="T84" style:family="text">
      <style:text-properties style:text-position="0% 100%" style:font-name="Calibri3" fo:font-style="normal" style:font-style-asian="normal" style:font-style-complex="normal"/>
    </style:style>
    <style:style style:name="T85" style:family="text">
      <style:text-properties style:text-position="33% 58%" style:font-name="Calibri3" fo:font-style="normal" style:font-style-asian="normal" style:font-style-complex="normal"/>
    </style:style>
    <style:style style:name="T86" style:family="text">
      <style:text-properties style:text-position="33% 58%" style:font-name="Calibri3" fo:font-style="normal" style:font-name-asian="Times New Roman2" style:font-style-asian="normal" style:font-name-complex="Times New Roman2" style:font-style-complex="normal"/>
    </style:style>
    <style:style style:name="T87" style:family="text">
      <style:text-properties style:font-name="Ebrima3" fo:font-size="32pt" fo:font-style="italic" style:font-size-asian="44pt" style:font-style-asian="italic" style:font-size-complex="44pt" style:font-style-complex="italic"/>
    </style:style>
    <style:style style:name="T88" style:family="text">
      <style:text-properties style:font-name="Ebrima3" fo:font-size="32pt" fo:font-style="normal" style:font-size-asian="44pt" style:font-style-asian="normal" style:font-size-complex="44pt" style:font-style-complex="normal"/>
    </style:style>
    <style:style style:name="T89" style:family="text">
      <style:text-properties style:text-position="33% 58%" style:font-name="Calibri3"/>
    </style:style>
    <style:style style:name="T90" style:family="text">
      <style:text-properties style:text-position="0% 100%" style:font-name="Calibri3" style:text-underline-style="solid" style:text-underline-width="auto" style:text-underline-color="font-color"/>
    </style:style>
    <style:style style:name="T91" style:family="text">
      <style:text-properties style:text-position="0% 100%" style:font-name="Calibri3" fo:font-style="italic" style:text-underline-style="solid" style:text-underline-width="auto" style:text-underline-color="font-color" fo:font-weight="normal" style:font-style-asian="italic" style:font-weight-asian="normal" style:font-style-complex="italic" style:font-weight-complex="normal"/>
    </style:style>
    <style:style style:name="T92" style:family="text">
      <style:text-properties style:text-position="0% 100%" style:font-name="Calibri3" fo:font-style="italic" style:text-underline-style="none" fo:font-weight="normal" style:font-style-asian="italic" style:font-weight-asian="normal" style:font-style-complex="italic" style:font-weight-complex="normal"/>
    </style:style>
    <style:style style:name="T93" style:family="text">
      <style:text-properties style:text-position="-33% 58%" style:font-name="Calibri3" fo:font-style="normal" style:text-underline-style="none" fo:font-weight="normal" style:font-style-asian="normal" style:font-weight-asian="normal" style:font-style-complex="normal" style:font-weight-complex="normal"/>
    </style:style>
    <style:style style:name="T94" style:family="text">
      <style:text-properties style:text-position="0% 100%" style:font-name="Calibri3" fo:font-style="italic" style:text-underline-style="none" style:font-style-asian="italic" style:font-style-complex="italic"/>
    </style:style>
    <style:style style:name="T95" style:family="text">
      <style:text-properties style:text-position="-33% 58%" style:font-name="Calibri3" fo:font-style="normal" style:text-underline-style="none" style:font-style-asian="normal" style:font-style-complex="normal"/>
    </style:style>
    <style:style style:name="T96" style:family="text">
      <style:text-properties style:text-position="0% 100%" style:font-name="Calibri3" fo:font-style="normal" style:text-underline-style="none" style:font-style-asian="normal" style:font-style-complex="normal"/>
    </style:style>
    <style:style style:name="T97" style:family="text">
      <style:text-properties style:text-position="0% 100%" style:font-name="Calibri3" fo:font-style="normal" style:text-underline-style="none" style:font-name-asian="Times New Roman2" style:font-style-asian="normal" style:font-name-complex="Times New Roman2" style:font-style-complex="normal"/>
    </style:style>
    <style:style style:name="T98" style:family="text">
      <style:text-properties style:text-position="33% 58%" style:font-name="Calibri3" fo:font-style="normal" style:text-underline-style="none" style:font-name-asian="Times New Roman2" style:font-style-asian="normal" style:font-name-complex="Times New Roman2" style:font-style-complex="normal"/>
    </style:style>
    <style:style style:name="T99" style:family="text">
      <style:text-properties style:font-name="Calibri3" fo:font-style="normal" fo:font-weight="bold" style:font-style-asian="normal" style:font-weight-asian="bold" style:font-style-complex="normal" style:font-weight-complex="bold"/>
    </style:style>
    <style:style style:name="T100" style:family="text">
      <style:text-properties style:font-name="Calibri3" fo:font-style="normal" fo:font-weight="normal" style:font-style-asian="normal" style:font-weight-asian="normal" style:font-style-complex="normal" style:font-weight-complex="normal"/>
    </style:style>
    <style:style style:name="T101" style:family="text">
      <style:text-properties style:text-position="33% 58%" style:font-name="Calibri3" fo:font-style="normal" fo:font-weight="normal" style:font-name-asian="Times New Roman2" style:font-style-asian="normal" style:font-weight-asian="normal" style:font-name-complex="Times New Roman2" style:font-style-complex="normal" style:font-weight-complex="normal"/>
    </style:style>
    <style:style style:name="T102" style:family="text">
      <style:text-properties style:text-position="-33% 58%" style:font-name="Calibri3" fo:font-style="normal" style:font-style-asian="normal" style:font-style-complex="normal"/>
    </style:style>
    <style:style style:name="T103" style:family="text">
      <style:text-properties style:font-name="Ebrima3" fo:font-size="32pt" fo:font-weight="bold" style:font-size-asian="44pt" style:font-weight-asian="bold" style:font-size-complex="44pt" style:font-weight-complex="bold"/>
    </style:style>
    <style:style style:name="T104" style:family="text">
      <style:text-properties style:font-name="Ebrima3" fo:font-size="32pt" fo:font-weight="normal" style:font-size-asian="44pt" style:font-weight-asian="normal" style:font-size-complex="44pt" style:font-weight-complex="normal"/>
    </style:style>
    <style:style style:name="T105" style:family="text">
      <style:text-properties style:font-name="Calibri3" fo:font-style="normal" style:font-name-asian="Times New Roman2" style:font-style-asian="normal" style:font-name-complex="Times New Roman2" style:font-style-complex="normal"/>
    </style:style>
    <style:style style:name="T106" style:family="text">
      <style:text-properties style:font-name="Ebrima3" fo:font-size="20pt" fo:font-weight="bold" style:font-size-asian="26pt" style:font-weight-asian="bold" style:font-size-complex="26pt" style:font-weight-complex="bold"/>
    </style:style>
    <style:style style:name="T107" style:family="text">
      <style:text-properties style:font-name="Ebrima3" fo:font-size="20pt" fo:font-weight="normal" style:font-size-asian="26pt" style:font-weight-asian="normal" style:font-size-complex="26pt" style:font-weight-complex="normal"/>
    </style:style>
    <style:style style:name="T108" style:family="text">
      <style:text-properties style:text-position="super 58%" style:font-name="Ebrima3" fo:font-size="20pt" fo:font-weight="normal" style:font-size-asian="26pt" style:font-weight-asian="normal" style:font-size-complex="26pt" style:font-weight-complex="normal"/>
    </style:style>
    <style:style style:name="T109" style:family="text">
      <style:text-properties style:text-position="33% 58%" style:font-name="Calibri3" style:font-name-asian="Times New Roman2" style:font-name-complex="Times New Roman2"/>
    </style:style>
    <style:style style:name="T110" style:family="text">
      <style:text-properties style:font-name="Calibri4" fo:font-style="normal" style:font-name-asian="Calibri4" style:font-style-asian="normal" style:font-name-complex="Calibri4" style:font-style-complex="normal"/>
    </style:style>
    <style:style style:name="T111" style:family="text">
      <style:text-properties fo:color="#000080" style:font-name="Calibri3"/>
    </style:style>
    <style:style style:name="T112" style:family="text">
      <style:text-properties style:use-window-font-color="true" style:font-name="Calibri3"/>
    </style:style>
    <style:style style:name="T113" style:family="text">
      <style:text-properties style:use-window-font-color="true" style:font-name="Calibri3" fo:font-style="italic" style:font-name-asian="Times New Roman2" style:font-style-asian="italic" style:font-name-complex="Times New Roman2" style:font-style-complex="italic"/>
    </style:style>
    <style:style style:name="T114" style:family="text">
      <style:text-properties style:use-window-font-color="true" style:font-name="Calibri3" style:font-name-asian="Times New Roman2" style:font-name-complex="Times New Roman2"/>
    </style:style>
    <style:style style:name="T115" style:family="text">
      <style:text-properties style:font-name="Ebrima3" fo:font-size="24pt" fo:font-style="italic" style:font-size-asian="32pt" style:font-style-asian="italic" style:font-size-complex="32pt" style:font-style-complex="italic"/>
    </style:style>
    <style:style style:name="T116" style:family="text">
      <style:text-properties style:font-name="Ebrima3" fo:font-size="24pt" fo:font-style="normal" style:font-size-asian="32pt" style:font-style-asian="normal" style:font-size-complex="32pt" style:font-style-complex="normal"/>
    </style:style>
    <style:style style:name="T117" style:family="text">
      <style:text-properties style:font-name="Calibri3" fo:font-size="24pt" style:font-name-asian="Times New Roman2" style:font-size-asian="24pt" style:font-name-complex="Times New Roman2" style:font-size-complex="24pt"/>
    </style:style>
    <style:style style:name="T118" style:family="text">
      <style:text-properties style:text-position="-33% 58%" style:font-name="Calibri3" fo:font-size="24pt" fo:font-style="italic" style:font-name-asian="Times New Roman2" style:font-size-asian="24pt" style:font-style-asian="italic" style:font-name-complex="Times New Roman2" style:font-size-complex="24pt" style:font-style-complex="italic"/>
    </style:style>
    <style:style style:name="T119" style:family="text">
      <style:text-properties style:font-name="Ebrima3" fo:font-size="24pt" style:font-size-asian="24pt" style:font-size-complex="24pt"/>
    </style:style>
    <style:style style:name="T120" style:family="text">
      <style:text-properties style:font-name="Ebrima3" fo:font-size="24pt" fo:font-style="italic" style:font-name-asian="Arial3" style:font-size-asian="24pt" style:font-style-asian="italic" style:font-name-complex="Arial3" style:font-size-complex="24pt" style:font-style-complex="italic"/>
    </style:style>
    <style:style style:name="T121" style:family="text">
      <style:text-properties style:font-name="Ebrima3" fo:font-size="24pt" style:font-name-asian="Arial3" style:font-size-asian="24pt" style:font-name-complex="Arial3" style:font-size-complex="24pt"/>
    </style:style>
    <style:style style:name="T122" style:family="text">
      <style:text-properties style:text-position="0% 100%" style:font-name="Calibri3" fo:font-style="normal" fo:font-weight="bold" style:font-style-asian="normal" style:font-weight-asian="bold" style:font-style-complex="normal" style:font-weight-complex="bold"/>
    </style:style>
    <style:style style:name="T123" style:family="text">
      <style:text-properties style:text-position="0% 100%" style:font-name="Calibri3" fo:font-style="italic" fo:font-weight="bold" style:font-style-asian="italic" style:font-weight-asian="bold" style:font-style-complex="italic" style:font-weight-complex="bold"/>
    </style:style>
    <style:style style:name="T124" style:family="text">
      <style:text-properties style:text-position="-33% 58%" style:font-name="Calibri3" fo:font-style="italic" fo:font-weight="normal" style:font-style-asian="italic" style:font-weight-asian="normal" style:font-style-complex="italic" style:font-weight-complex="normal"/>
    </style:style>
    <style:style style:name="T125" style:family="text">
      <style:text-properties fo:color="#000000"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126" style:family="text">
      <style:text-properties style:text-position="0% 100%" style:font-name="Calibri3" fo:font-weight="normal" style:font-weight-asian="normal" style:font-weight-complex="normal"/>
    </style:style>
    <style:style style:name="T127" style:family="text">
      <style:text-properties style:font-name="Calibri3" style:font-name-asian="Calibri4" style:font-name-complex="Calibri4"/>
    </style:style>
    <style:style style:name="T128" style:family="text">
      <style:text-properties style:font-name="Calibri3" fo:font-style="italic" fo:font-weight="bold" style:font-name-asian="Calibri4" style:font-style-asian="italic" style:font-weight-asian="bold" style:font-name-complex="Calibri4" style:font-style-complex="italic" style:font-weight-complex="bold"/>
    </style:style>
    <style:style style:name="T129" style:family="text">
      <style:text-properties style:text-position="33% 58%" style:font-name="Calibri3" fo:font-style="italic" fo:font-weight="bold" style:font-style-asian="italic" style:font-weight-asian="bold" style:font-style-complex="italic" style:font-weight-complex="bold"/>
    </style:style>
    <style:style style:name="T130" style:family="text">
      <style:text-properties style:font-name="Ebrima3" fo:font-size="32pt" style:font-size-asian="32pt" style:font-size-complex="32pt"/>
    </style:style>
    <style:style style:name="T131" style:family="text">
      <style:text-properties style:font-name="Ebrima3" fo:font-size="32pt" fo:font-style="italic" style:font-size-asian="32pt" style:font-style-asian="italic" style:font-size-complex="32pt" style:font-style-complex="italic"/>
    </style:style>
    <style:style style:name="T132" style:family="text">
      <style:text-properties style:font-name="Ebrima3" fo:font-size="32pt" fo:font-style="normal" style:font-size-asian="32pt" style:font-style-asian="normal" style:font-size-complex="32pt" style:font-style-complex="normal"/>
    </style:style>
    <style:style style:name="T133" style:family="text">
      <style:text-properties style:font-name="Calibri3" fo:font-size="24pt" fo:font-style="italic" fo:font-weight="bold" style:font-size-asian="24pt" style:font-style-asian="italic" style:font-weight-asian="bold" style:font-size-complex="24pt" style:font-style-complex="italic" style:font-weight-complex="bold"/>
    </style:style>
    <style:style style:name="T134"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135" style:family="text">
      <style:text-properties fo:font-style="italic" style:font-style-asian="italic" style:font-style-complex="italic"/>
    </style:style>
    <style:style style:name="T136" style:family="text">
      <style:text-properties style:text-position="-33% 58%"/>
    </style:style>
    <style:style style:name="T137" style:family="text">
      <style:text-properties style:font-name="Calibri2" style:font-name-asian="Calibri4" style:font-name-complex="Calibri4"/>
    </style:style>
    <style:style style:name="T138" style:family="text">
      <style:text-properties style:font-name="Calibri2" fo:font-style="italic" style:font-name-asian="Calibri4" style:font-style-asian="italic" style:font-name-complex="Calibri4" style:font-style-complex="italic"/>
    </style:style>
    <style:style style:name="T139" style:family="text">
      <style:text-properties style:text-position="-33% 58%" style:font-name="Calibri2" fo:font-style="italic" style:font-name-asian="Calibri4" style:font-style-asian="italic" style:font-name-complex="Calibri4" style:font-style-complex="italic"/>
    </style:style>
    <style:style style:name="T140" style:family="text">
      <style:text-properties fo:font-style="normal" style:font-style-asian="normal" style:font-style-complex="normal"/>
    </style:style>
    <style:style style:name="T141" style:family="text">
      <style:text-properties style:font-name="Ebrima3" fo:font-size="32pt" fo:font-style="normal" fo:font-weight="normal" style:font-size-asian="32pt" style:font-style-asian="normal" style:font-weight-asian="normal" style:font-size-complex="32pt" style:font-style-complex="normal" style:font-weight-complex="normal"/>
    </style:style>
    <style:style style:name="T142" style:family="text">
      <style:text-properties style:font-name="Ebrima3" fo:font-size="32pt" fo:font-style="italic" fo:font-weight="normal" style:font-name-asian="Calibri4" style:font-size-asian="32pt" style:font-style-asian="italic" style:font-weight-asian="normal" style:font-name-complex="Calibri4" style:font-size-complex="32pt" style:font-style-complex="italic" style:font-weight-complex="normal"/>
    </style:style>
    <style:style style:name="T143" style:family="text">
      <style:text-properties style:text-position="-33% 58%" style:font-name="Ebrima3" fo:font-size="32pt" fo:font-style="italic" fo:font-weight="normal" style:font-name-asian="Calibri4" style:font-size-asian="32pt" style:font-style-asian="italic" style:font-weight-asian="normal" style:font-name-complex="Calibri4" style:font-size-complex="32pt" style:font-style-complex="italic" style:font-weight-complex="normal"/>
    </style:style>
    <style:style style:name="T144" style:family="text">
      <style:text-properties style:font-name="Ebrima3" fo:font-size="20pt" fo:font-style="normal" fo:font-weight="normal" style:font-size-asian="20pt" style:font-style-asian="normal" style:font-weight-asian="normal" style:font-size-complex="20pt" style:font-style-complex="normal" style:font-weight-complex="normal"/>
    </style:style>
    <style:style style:name="T145" style:family="text">
      <style:text-properties style:font-name="Ebrima3" fo:font-size="20pt" fo:font-style="normal" fo:font-weight="normal" style:font-name-asian="Calibri4" style:font-size-asian="20pt" style:font-style-asian="normal" style:font-weight-asian="normal" style:font-name-complex="Calibri4" style:font-size-complex="20pt" style:font-style-complex="normal" style:font-weight-complex="normal"/>
    </style:style>
    <style:style style:name="T146" style:family="text">
      <style:text-properties style:font-name="Ebrima3" fo:font-size="20pt" fo:font-style="italic" fo:font-weight="normal" style:font-name-asian="Calibri4" style:font-size-asian="20pt" style:font-style-asian="italic" style:font-weight-asian="normal" style:font-name-complex="Calibri4" style:font-size-complex="20pt" style:font-style-complex="italic" style:font-weight-complex="normal"/>
    </style:style>
    <style:style style:name="T147" style:family="text">
      <style:text-properties style:font-name="Ebrima3" fo:font-size="20pt" fo:font-style="normal" fo:font-weight="normal" style:font-name-asian="Arial3" style:font-size-asian="20pt" style:font-style-asian="normal" style:font-weight-asian="normal" style:font-name-complex="Arial3" style:font-size-complex="20pt" style:font-style-complex="normal" style:font-weight-complex="normal"/>
    </style:style>
    <style:style style:name="T148" style:family="text">
      <style:text-properties fo:font-weight="bold" style:font-weight-asian="bold"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style:font-name="Calibri3" fo:font-style="italic" style:font-name-asian="Calibri4" style:font-style-asian="italic" style:font-name-complex="Calibri4" style:font-style-complex="italic"/>
    </style:style>
    <style:style style:name="T152" style:family="text">
      <style:text-properties style:text-position="-33% 58%" style:font-name="Calibri3" style:font-name-asian="Calibri4" style:font-name-complex="Calibri4"/>
    </style:style>
    <style:style style:name="T153" style:family="text">
      <style:text-properties style:text-position="-33% 58%" style:font-name="Calibri3" fo:font-style="italic" style:font-name-asian="Calibri4" style:font-style-asian="italic" style:font-name-complex="Calibri4" style:font-style-complex="italic"/>
    </style:style>
    <style:style style:name="T154" style:family="text">
      <style:text-properties fo:font-size="22pt" style:font-size-asian="28pt" style:font-size-complex="28pt"/>
    </style:style>
    <style:style style:name="T155" style:family="text">
      <style:text-properties style:font-name="Ebrima3" fo:font-size="22pt" fo:font-style="normal" style:font-size-asian="28pt" style:font-style-asian="normal" style:font-size-complex="28pt" style:font-style-complex="normal"/>
    </style:style>
    <style:style style:name="T156" style:family="text">
      <style:text-properties style:text-position="-33% 58%" style:font-name="Ebrima3" fo:font-size="22pt" fo:font-style="italic" style:font-size-asian="28pt" style:font-style-asian="italic" style:font-size-complex="28pt" style:font-style-complex="italic"/>
    </style:style>
    <style:style style:name="T157" style:family="text">
      <style:text-properties style:text-position="0% 100%" style:font-name="Ebrima3" fo:font-size="22pt" fo:font-style="normal" style:font-size-asian="28pt" style:font-style-asian="normal" style:font-size-complex="2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cm"/>
        <style:text-properties style:use-window-font-color="true" fo:font-size="100%"/>
      </text:list-level-style-number>
      <text:list-level-style-number text:level="2" style:num-prefix="(" style:num-suffix=")" style:num-format="1">
        <style:list-level-properties text:space-before="0.8cm" text:min-label-width="1cm"/>
        <style:text-properties style:use-window-font-color="true" fo:font-size="100%"/>
      </text:list-level-style-number>
      <text:list-level-style-number text:level="3" style:num-prefix="(" style:num-suffix=")" style:num-format="1">
        <style:list-level-properties text:space-before="1.6cm" text:min-label-width="1cm"/>
        <style:text-properties style:use-window-font-color="true" fo:font-size="100%"/>
      </text:list-level-style-number>
      <text:list-level-style-number text:level="4" style:num-prefix="(" style:num-suffix=")" style:num-format="1">
        <style:list-level-properties text:space-before="2.4cm" text:min-label-width="1cm"/>
        <style:text-properties style:use-window-font-color="true" fo:font-size="100%"/>
      </text:list-level-style-number>
      <text:list-level-style-number text:level="5" style:num-prefix="(" style:num-suffix=")" style:num-format="1">
        <style:list-level-properties text:space-before="3.2cm" text:min-label-width="1cm"/>
        <style:text-properties style:use-window-font-color="true" fo:font-size="100%"/>
      </text:list-level-style-number>
      <text:list-level-style-number text:level="6" style:num-prefix="(" style:num-suffix=")" style:num-format="1">
        <style:list-level-properties text:space-before="4cm" text:min-label-width="1cm"/>
        <style:text-properties style:use-window-font-color="true" fo:font-size="100%"/>
      </text:list-level-style-number>
      <text:list-level-style-number text:level="7" style:num-prefix="(" style:num-suffix=")" style:num-format="1">
        <style:list-level-properties text:space-before="4.8cm" text:min-label-width="1cm"/>
        <style:text-properties style:use-window-font-color="true" fo:font-size="100%"/>
      </text:list-level-style-number>
      <text:list-level-style-number text:level="8" style:num-prefix="(" style:num-suffix=")" style:num-format="1">
        <style:list-level-properties text:space-before="5.6cm" text:min-label-width="1cm"/>
        <style:text-properties style:use-window-font-color="true" fo:font-size="100%"/>
      </text:list-level-style-number>
      <text:list-level-style-number text:level="9" style:num-prefix="(" style:num-suffix=")" style:num-format="1">
        <style:list-level-properties text:space-before="6.4cm" text:min-label-width="1cm"/>
        <style:text-properties style:use-window-font-color="true" fo:font-size="100%"/>
      </text:list-level-style-number>
      <text:list-level-style-number text:level="10" style:num-prefix="(" style:num-suffix=")" style:num-format="1">
        <style:list-level-properties text:space-before="7.2cm" text:min-label-width="1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5">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12.18cm" svg:x="1.4cm" svg:y="6.914cm" presentation:class="subtitle" presentation:user-transformed="true">
          <draw:text-box>
            <text:p><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text:span text:style-name="T1"><text:s text:c="46"/></text:span><text:span text:style-name="T1">,</text:span></text:p>
            <text:p><text:span text:style-name="T1">im Zustandsraum.</text:span></text:p>
            <text:p><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text:span><text:span text:style-name="T3">j</text:span><text:span text:style-name="T1">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draw:text-box>
        </draw:frame>
        <draw:frame presentation:style-name="pr2" draw:text-style-name="P2" draw:layer="layout" svg:width="25.199cm" svg:height="4.51cm" svg:x="1.4cm" svg:y="0.335cm" presentation:class="title">
          <draw:text-box>
            <text:p><text:span text:style-name="T7">Durch welche physikalischen Größen ist der </text:span><text:span text:style-name="T8">Zustand</text:span><text:span text:style-name="T7"> eines Systems in der </text:span><text:span text:style-name="T8">Klassischen Mechanik</text:span><text:span text:style-name="T7"> definiert?</text:span></text:p>
          </draw:text-box>
        </draw:frame>
        <draw:frame draw:style-name="gr1" draw:text-style-name="P3"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3" draw:layer="layout" svg:width="11.179cm" svg:height="1.168cm" svg:x="7.11cm" svg:y="9.662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text-style-name="P4" draw:layer="layout" svg:width="25.199cm" svg:height="12.18cm" svg:x="1.4cm" svg:y="4.914cm" presentation:class="subtitle" presentation:user-transformed="true">
          <draw:text-box>
            <text:p><text:span text:style-name="T9">Der Zustand eines mechanischen Systems entspricht einem Punkt </text:span><text:span text:style-name="T10">π </text:span><text:span text:style-name="T9">= </text:span><text:span text:style-name="T10">π</text:span><text:span text:style-name="T9">(</text:span><text:span text:style-name="T11">t</text:span><text:span text:style-name="T9">),</text:span></text:p>
            <text:p><text:span text:style-name="T9"><text:s text:c="46"/></text:span><text:span text:style-name="T9">,</text:span></text:p>
            <text:p><text:span text:style-name="T9">im Zustandsraum.</text:span></text:p>
          </draw:text-box>
        </draw:frame>
        <draw:frame presentation:style-name="pr2" draw:text-style-name="P5" draw:layer="layout" svg:width="25.199cm" svg:height="3.506cm" svg:x="1.4cm" svg:y="0.837cm" presentation:class="title" presentation:user-transformed="true">
          <draw:text-box>
            <text:p><text:span text:style-name="T12">Durch welche physikalischen Größen ist der </text:span><text:span text:style-name="T13">Zustand</text:span><text:span text:style-name="T12"> eines Systems in der </text:span><text:span text:style-name="T13">Klassischen Mechanik</text:span><text:span text:style-name="T12"> definiert?</text:span></text:p>
          </draw:text-box>
        </draw:frame>
        <draw:frame draw:style-name="gr1" draw:text-style-name="P3"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3" draw:layer="layout" svg:width="11.179cm" svg:height="1.168cm" svg:x="7.21cm" svg:y="10.915cm">
          <text:p/>
          <draw:object xlink:href="../Zustand%20in%20der%20klassischen%20Mechanik.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Bewegungsgleichungen.</text:span></text:p>
            <text:p><text:span text:style-name="T9"/></text:p>
            <text:p><text:span text:style-name="T9">Die partiellen Ableitungen der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 nach den </text:span><text:span text:style-name="T11">generalisierten Koordinaten q</text:span><text:span text:style-name="T15">j</text:span><text:span text:style-name="T9"> und den </text:span><text:span text:style-name="T11">generalisierten Impulsen p</text:span><text:span text:style-name="T15">j</text:span><text:span text:style-name="T16"> </text:span><text:span text:style-name="T9">(</text:span><text:span text:style-name="T11">j</text:span><text:span text:style-name="T9"> = 1, … ,</text:span><text:span text:style-name="T11">s</text:span><text:span text:style-name="T9">) führen zu einem Satz von 2</text:span><text:span text:style-name="T11">s</text:span><text:span text:style-name="T9"> Bewegungsgleichungen, welcher sich mit einer entsprechenden Anzahl von bekannte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ßt und damit den </text:span><text:span text:style-name="T11">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text:span></text:p>
            <text:p><text:span text:style-name="T9"/></text:p>
            <text:p><text:span text:style-name="T9"/></text:p>
            <text:p><text:span text:style-name="T9">Aus der Hamiltonfunktion erhält man einen Satz von 2</text:span><text:span text:style-name="T11">s</text:span><text:span text:style-name="T9"> Bewegungsgleichungen, welcher sich mit einer entsprechenden Anzahl vo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9"> für alle Zeiten </text:span><text:span text:style-name="T11">t</text:span><text:span text:style-name="T9">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Elektr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Elektrodynamik werden zur Festlegung des Systemzustands die Felder </text:span><text:span text:style-name="T10">E</text:span><text:span text:style-name="T9"> und </text:span><text:span text:style-name="T10">B</text:span><text:span text:style-name="T9"> benötigt.</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Therm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Thermodynamik werden zur Festlegung des Systemzustands die thermodynamischen Potentiale </text:span><text:span text:style-name="T11">U</text:span><text:span text:style-name="T9">,</text:span><text:span text:style-name="T11">F</text:span><text:span text:style-name="T9">,</text:span><text:span text:style-name="T11">G</text:span><text:span text:style-name="T9">,</text:span><text:span text:style-name="T11">H</text:span><text:span text:style-name="T9">,</text:span><text:span text:style-name="T11">S</text:span><text:span text:style-name="T9"> benötigt.</text:span></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s Jahr könnte man als Geburtsjahr der Quantenmechanik ansehen?</text:span></text:p>
          </draw:text-box>
        </draw:frame>
        <draw:frame presentation:style-name="pr7" draw:text-style-name="P4" draw:layer="layout" svg:width="25.199cm" svg:height="12.18cm" svg:x="1.4cm" svg:y="4.914cm" presentation:class="subtitle">
          <draw:text-box>
            <text:p><text:span text:style-name="T9">Das Jahr 1900 mit der Planckschen Beschreibung der Wärme- (Hohlraum-) Strahlung</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text-style-name="P2" draw:layer="layout" svg:width="25.199cm" svg:height="3.506cm" svg:x="1.4cm" svg:y="0.837cm" presentation:class="title">
          <draw:text-box>
            <text:p><text:span text:style-name="T7">Wann spricht man von </text:span><text:span text:style-name="T8">Quantenphänomenen</text:span><text:span text:style-name="T7">?</text:span></text:p>
          </draw:text-box>
        </draw:frame>
        <draw:frame presentation:style-name="pr7" draw:text-style-name="P4" draw:layer="layout" svg:width="25.199cm" svg:height="12.18cm" svg:x="1.4cm" svg:y="4.914cm" presentation:class="subtitle">
          <draw:text-box>
            <text:p><text:span text:style-name="T9">Wenn man physikalische Prozesse betrachtet, deren dynamische Ausmaße so gering sind, daß das makrophysikalisch winzige Plancksche Wirkungsquantum </text:span><text:span text:style-name="T23">h</text:span><text:span text:style-name="T9"> nicht mehr als </text:span><text:span text:style-name="T11">relativ klein</text:span><text:span text:style-name="T9"> angesehen werden kann.</text:spa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zeichnet man die </text:span><text:span text:style-name="T8">Klassische Mechanik</text:span><text:span text:style-name="T7"> als deterministisch?</text:span></text:p>
          </draw:text-box>
        </draw:frame>
        <draw:frame presentation:style-name="pr7" draw:text-style-name="P4" draw:layer="layout" svg:width="25.199cm" svg:height="12.18cm" svg:x="1.4cm" svg:y="4.914cm" presentation:class="subtitle">
          <draw:text-box>
            <text:p><text:span text:style-name="T9">Weil aus der Kenntnis aller den </text:span><text:span text:style-name="T11">Zustand</text:span><text:span text:style-name="T9"> des Systems zu </text:span><text:span text:style-name="T24">einem</text:span><text:span text:style-name="T9"> bestimmten Zeitpunkt definierenden Größen der </text:span><text:span text:style-name="T11">Zustand</text:span><text:span text:style-name="T9"> zu </text:span><text:span text:style-name="T24">allen späteren</text:span><text:span text:style-name="T9"> Zeiten bereits eindeutig und mit vollständiger Bestimmtheit festgelegt ist.</text:span></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ie Heisenbergsche Unbestimmtheitsrelation?</text:span></text:p>
          </draw:text-box>
        </draw:frame>
        <draw:frame presentation:style-name="pr7" draw:text-style-name="P4" draw:layer="layout" svg:width="25.199cm" svg:height="12.18cm" svg:x="1.4cm" svg:y="4.914cm" presentation:class="subtitle">
          <draw:text-box>
            <text:p><text:span text:style-name="T9">Die dynamischen Variablen </text:span><text:span text:style-name="T10">q</text:span><text:span text:style-name="T9"> und </text:span><text:span text:style-name="T10">p</text:span><text:span text:style-name="T9"> haben im allgemeinen nicht genau definierte Werte, sondern sind mit </text:span><text:span text:style-name="T23">Unschärfen</text:span><text:span text:style-name="T24"> </text:span><text:span text:style-name="T25">Δ</text:span><text:span text:style-name="T18">p</text:span><text:span text:style-name="T25"> und Δ</text:span><text:span text:style-name="T18">q</text:span><text:span text:style-name="T26"> behaftet. Wie groß diese ist hängt von der jeweiligen Situation ab, jedoch wird stets die</text:span></text:p>
            <text:p><text:span text:style-name="T26"/></text:p>
            <text:p text:style-name="P3"><text:span text:style-name="T27">Heisenbergsche Unbestimmtheitsrelation</text:span></text:p>
            <text:p><text:span text:style-name="T26"/></text:p>
            <text:p><text:span text:style-name="T26"/></text:p>
            <text:p><text:span text:style-name="T26"/></text:p>
            <text:p><text:span text:style-name="T26">erfüllt.</text:span></text:p>
          </draw:text-box>
        </draw:frame>
        <draw:frame draw:style-name="gr2" draw:text-style-name="P3" draw:layer="layout" svg:width="8.722cm" svg:height="2.006cm" svg:x="9.638cm" svg:y="12.396cm">
          <text:p/>
          <draw:object xlink:href="../Heisenbergsche%20Unbestimmtheitsrelation.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text:span><text:span text:style-name="T8">Wärmestrahlung</text:span><text:span text:style-name="T28">?</text:span></text:p>
          </draw:text-box>
        </draw:frame>
        <draw:frame presentation:style-name="pr7" draw:text-style-name="P4" draw:layer="layout" svg:width="25.199cm" svg:height="12.18cm" svg:x="1.4cm" svg:y="4.914cm" presentation:class="subtitle">
          <draw:text-box>
            <text:p><text:span text:style-name="T9">Bei niedrigen Temperaturen emittiert ein Festkörper Energie in Form von </text:span><text:span text:style-name="T24">Wärmestrahlung</text:span><text:span text:style-name="T29">.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Eigenschaft definiert den </text:span><text:span text:style-name="T8">Schwarzen Körper</text:span><text:span text:style-name="T28">? Wie läßt er sich realisieren?</text:span></text:p>
          </draw:text-box>
        </draw:frame>
        <draw:frame presentation:style-name="pr1" draw:text-style-name="P4" draw:layer="layout" svg:width="25.199cm" svg:height="12.18cm" svg:x="1.4cm" svg:y="6.915cm" presentation:class="subtitle" presentation:user-transformed="true">
          <draw:text-box>
            <text:p><text:span text:style-name="T9">Unter einem </text:span><text:span text:style-name="T24">Schwarzen Körper</text:span><text:span text:style-name="T29"> versteht man einen Körper, der alle auf ihn auftreffende Strahlung absorbiert.</text:span></text:p>
            <text:p><text:span text:style-name="T29"/></text:p>
            <text:p><text:span text:style-name="T29">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29">.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ie ist die räumliche, spektrale Energiedichte definiert?</text:span></text:p>
          </draw:text-box>
        </draw:frame>
        <draw:frame presentation:style-name="pr1" draw:text-style-name="P4" draw:layer="layout" svg:width="25.199cm" svg:height="12.579cm" svg:x="1.4cm" svg:y="6.216cm" presentation:class="subtitle" presentation:user-transformed="true">
          <draw:text-box>
            <text:p><text:span text:style-name="T9">Die Wärmestrahlung besitzt ein kontinuierliches Spektrum, in dem alle Frequenzen mit Werten von 0 bis </text:span><text:span text:style-name="T26">∞</text:span><text:span text:style-name="T9"> vorkommen. Zur Beschreibung der spektralen Zusammensetzung der Strahlung führt man die</text:span></text:p>
            <text:p><text:span text:style-name="T24"/></text:p>
            <text:p><text:span text:style-name="T24">spektrale Energiedichte</text:span><text:span text:style-name="T9"> </text:span><text:span text:style-name="T11">w</text:span><text:span text:style-name="T15">ν</text:span><text:span text:style-name="T26">, <text:s text:c="32"/>ein:</text:span></text:p>
            <text:p><text:span text:style-name="T26"/></text:p>
            <text:p><text:span text:style-name="T26"/></text:p>
            <text:p><text:span text:style-name="T26"/></text:p>
            <text:p><text:span text:style-name="T26">Die gesamte räumliche Energiedichte ergibt sich umgekehrt daraus durch Integration über alle Frequenzen ν:</text:span></text:p>
            <text:p><text:span text:style-name="T26"/></text:p>
            <text:p><text:span text:style-name="T26"/></text:p>
          </draw:text-box>
        </draw:frame>
        <draw:frame draw:style-name="gr2" draw:text-style-name="P3" draw:layer="layout" svg:width="6.365cm" svg:height="2.192cm" svg:x="14.947cm" svg:y="9.803cm">
          <text:p/>
          <draw:object xlink:href="../Energiedichte.odf" xlink:type="simple" xlink:show="embed" xlink:actuate="onLoad"/>
          <draw:image xlink:href="./ObjectReplacements/Object 5" xlink:type="simple" xlink:show="embed" xlink:actuate="onLoad"/>
        </draw:frame>
        <draw:frame draw:style-name="gr2" draw:text-style-name="P3" draw:layer="layout" svg:width="3.28cm" svg:height="2.192cm" svg:x="11.759cm" svg:y="11.951cm">
          <text:p/>
          <draw:object xlink:href="../spektrale%20Energiedichte.odf" xlink:type="simple" xlink:show="embed" xlink:actuate="onLoad"/>
          <draw:image xlink:href="./ObjectReplacements/Object 6" xlink:type="simple" xlink:show="embed" xlink:actuate="onLoad"/>
        </draw:frame>
        <draw:frame draw:style-name="gr2" draw:text-style-name="P3"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Kirchhoffsche Gesetz.</text:span></text:p>
          </draw:text-box>
        </draw:frame>
        <draw:frame presentation:style-name="Standard-subtitle" draw:text-style-name="P4" draw:layer="layout" svg:width="25.199cm" svg:height="13.859cm" svg:x="1.4cm" svg:y="4.075cm" presentation:class="subtitle" presentation:user-transformed="true">
          <draw:text-box>
            <text:p><text:span text:style-name="T9">Die Strahlung im Hohlraum ist isotrop und homogen, d.h. unabhängig von der Richtung und an allen Stellen gleich. Die spektrale Energiedichte </text:span><text:span text:style-name="T11">w</text:span><text:span text:style-name="T15">ν</text:span><text:span text:style-name="T9"> ist bei konstanter Temperatur </text:span><text:span text:style-name="T11">T</text:span><text:span text:style-name="T9"> nicht von der Beschaffenheit der Wände abhängig, es handelt sich also um eine </text:span><text:span text:style-name="T11">universelle</text:span><text:span text:style-name="T9"> Funktion der Frequenz </text:span><text:span text:style-name="T11">ν</text:span><text:span text:style-name="T9"> und der Temperatur </text:span><text:span text:style-name="T11">T</text:span><text:span text:style-name="T9">:</text:span></text:p>
          </draw:text-box>
        </draw:frame>
        <draw:frame draw:style-name="gr2" draw:text-style-name="P3" draw:layer="layout" svg:width="4.694cm" svg:height="1.033cm" svg:x="11.652cm" svg:y="14.483cm">
          <text:p/>
          <draw:object xlink:href="../spektrale%20Energiedichte%20aus%20dem%20Kirchhoff'schen%20Gesetz.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1" draw:text-style-name="P8" draw:layer="layout" svg:width="25.199cm" svg:height="12.18cm" svg:x="1.4cm" svg:y="4.914cm" presentation:class="subtitle">
          <draw:text-box>
            <text:p><text:span text:style-name="T30">Das </text:span><text:span text:style-name="T31">Wiensche Verschiebungsgesetz</text:span><text:span text:style-name="T30">: Die der maximalen spektralen Temperaturdichte entsprechende Frequenz ist der Temperatur direkt proportional.</text:span></text:p>
          </draw:text-box>
        </draw:frame>
        <draw:frame draw:style-name="gr2" draw:text-style-name="P3" draw:layer="layout" svg:width="5.947cm" svg:height="1.958cm" svg:x="11.026cm" svg:y="13.52cm">
          <text:p/>
          <draw:object xlink:href="../Wien'sches%20Verschiebungsgesetz.odf" xlink:type="simple" xlink:show="embed" xlink:actuate="onLoad"/>
          <draw:image xlink:href="./ObjectReplacements/Object 10"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8" draw:text-style-name="P9" draw:layer="layout" svg:width="25.199cm" svg:height="13.724cm" svg:x="1.4cm" svg:y="5.083cm" presentation:class="subtitle" presentation:user-transformed="true">
          <draw:text-box>
            <text:p><text:span text:style-name="T32">Das </text:span><text:span text:style-name="T33">Wiensche Verschiebungsgesetz</text:span><text:span text:style-name="T32">: Die der maximalen spektralen Temperaturdichte entsprechende Frequenz ist der Temperatur direkt proportional.</text:span></text:p>
            <text:p><text:span text:style-name="T32"/></text:p>
            <text:p><text:span text:style-name="T34">Die Bestimmung der Funktion </text:span><text:span text:style-name="T35">f</text:span><text:span text:style-name="T34"> mit den </text:span><text:span text:style-name="T36">zwei</text:span><text:span text:style-name="T34"> Variablen </text:span><text:span text:style-name="T35">ν</text:span><text:span text:style-name="T34"> und </text:span><text:span text:style-name="T35">T</text:span><text:span text:style-name="T34"> läßt sich auf die Bestimmung einer Funktion </text:span><text:span text:style-name="T35">g</text:span><text:span text:style-name="T34"> mit nur noch </text:span><text:span text:style-name="T36">einer</text:span><text:span text:style-name="T34"> Variablen </text:span><text:span text:style-name="T35">ν</text:span><text:span text:style-name="T37">/</text:span><text:span text:style-name="T35">T</text:span><text:span text:style-name="T34"> zurückführen:</text:span><text:span text:style-name="T34"><text:tab/></text:span><text:span text:style-name="T34"><text:tab/></text:span><text:span text:style-name="T34"><text:tab/></text:span><text:span text:style-name="T34"><text:tab/></text:span><text:span text:style-name="T34">. Mißt man beispielsweise die spektrale Energiedichte bei verschiedenen Temperaturen, so ergibt sich für</text:span><text:span text:style-name="T34"><text:tab/></text:span><text:span text:style-name="T34"><text:tab/></text:span><text:span text:style-name="T34"><text:tab/></text:span><text:span text:style-name="T34"> <text:s text:c="2"/>als Funktion von </text:span><text:span text:style-name="T38">ν</text:span><text:span text:style-name="T39">/</text:span><text:span text:style-name="T38">T </text:span><text:span text:style-name="T34">stets derselbe Kurvenverlauf. Mit </text:span><text:span text:style-name="T35">x</text:span><text:span text:style-name="T34">=</text:span><text:span text:style-name="T40">ν</text:span><text:span text:style-name="T41">/</text:span><text:span text:style-name="T40">T</text:span><text:span text:style-name="T41"> folgt</text:span><text:span text:style-name="T41"><text:tab/></text:span><text:span text:style-name="T41"><text:tab/></text:span><text:span text:style-name="T41"><text:tab/></text:span><text:span text:style-name="T41"><text:tab/></text:span><text:span text:style-name="T41"><text:tab/></text:span><text:span text:style-name="T41"><text:tab/></text:span><text:span text:style-name="T41">. Das Integral rechts ist ein Zahlenwert α, somit ist die Gleichung das </text:span><text:span text:style-name="T42">Stefan-Boltzmann-Gesetz</text:span><text:span text:style-name="T42"><text:tab/></text:span><text:span text:style-name="T42"><text:tab/></text:span><text:span text:style-name="T42"><text:tab/></text:span><text:span text:style-name="T42"> <text:s/></text:span><text:span text:style-name="T41">. </text:span><text:span text:style-name="T34">Besitzt die spektrale Energiedichte </text:span><text:span text:style-name="T35">w</text:span><text:span text:style-name="T43">ν</text:span><text:span text:style-name="T39"> als Funktion von </text:span><text:span text:style-name="T38">ν</text:span><text:span text:style-name="T39"> bei </text:span><text:span text:style-name="T38">ν</text:span><text:span text:style-name="T44">max</text:span><text:span text:style-name="T39"> ein Maximum, so muß</text:span><text:span text:style-name="T39"><text:tab/></text:span><text:span text:style-name="T39"><text:tab/></text:span><text:span text:style-name="T39"><text:tab/></text:span><text:span text:style-name="T39"><text:tab/></text:span><text:span text:style-name="T39"><text:tab/></text:span><text:span text:style-name="T39"><text:tab/></text:span><text:span text:style-name="T39">oder gleichbedeutend damit</text:span><text:span text:style-name="T39"><text:tab/></text:span><text:span text:style-name="T39"><text:tab/></text:span><text:span text:style-name="T39"><text:tab/></text:span><text:span text:style-name="T39"><text:tab/></text:span><text:span text:style-name="T39">sein.</text:span></text:p>
            <text:p><text:span text:style-name="T39">Die Lösung ist ein bestimmter Zahlenwert </text:span><text:span text:style-name="T38">x</text:span><text:span text:style-name="T44">0</text:span><text:span text:style-name="T39">:</text:span></text:p>
          </draw:text-box>
        </draw:frame>
        <draw:frame draw:style-name="gr2" draw:text-style-name="P3" draw:layer="layout" svg:width="5.947cm" svg:height="1.958cm" svg:x="11.026cm" svg:y="18.72cm">
          <text:p/>
          <draw:object xlink:href="../Wien'sches%20Verschiebungsgesetz.odf" xlink:type="simple" xlink:show="embed" xlink:actuate="onLoad"/>
          <draw:image xlink:href="./ObjectReplacements/Object 11" xlink:type="simple" xlink:show="embed" xlink:actuate="onLoad"/>
        </draw:frame>
        <draw:frame draw:style-name="gr2" draw:text-style-name="P3" draw:layer="layout" svg:width="3.25cm" svg:height="0.9cm" svg:x="16.615cm" svg:y="11.657cm">
          <text:p/>
          <draw:object xlink:href="../Funktion%20der%20spektralen%20Energiedichte%20bei%20verschiedenen%20Temperaturen.odf" xlink:type="simple" xlink:show="embed" xlink:actuate="onLoad"/>
          <draw:image xlink:href="./ObjectReplacements/Object 12" xlink:type="simple" xlink:show="embed" xlink:actuate="onLoad"/>
        </draw:frame>
        <draw:frame draw:style-name="gr2" draw:text-style-name="P3" draw:layer="layout" svg:width="6.89cm" svg:height="1.2cm" svg:x="16.751cm" svg:y="12.628cm">
          <text:p/>
          <draw:object xlink:href="../Übergang%20zum%20Stefan-Boltzmann-Gesetz.odf" xlink:type="simple" xlink:show="embed" xlink:actuate="onLoad"/>
          <draw:image xlink:href="./ObjectReplacements/Object 13" xlink:type="simple" xlink:show="embed" xlink:actuate="onLoad"/>
        </draw:frame>
        <draw:frame draw:style-name="gr2" draw:text-style-name="P3" draw:layer="layout" svg:width="3.78cm" svg:height="1cm" svg:x="7.25cm" svg:y="14.497cm">
          <text:p/>
          <draw:object xlink:href="../Stefan-Boltzmann-Gesetz.odf" xlink:type="simple" xlink:show="embed" xlink:actuate="onLoad"/>
          <draw:image xlink:href="./ObjectReplacements/Object 14" xlink:type="simple" xlink:show="embed" xlink:actuate="onLoad"/>
        </draw:frame>
        <draw:frame draw:style-name="gr2" draw:text-style-name="P3" draw:layer="layout" svg:width="6.84cm" svg:height="1.2cm" svg:x="15.442cm" svg:y="15.567cm">
          <text:p/>
          <draw:object xlink:href="../Maximum%20der%20spektralen%20Energiedichte%20als%20Funktion%20der%20Frequenz.odf" xlink:type="simple" xlink:show="embed" xlink:actuate="onLoad"/>
          <draw:image xlink:href="./ObjectReplacements/Object 15" xlink:type="simple" xlink:show="embed" xlink:actuate="onLoad"/>
        </draw:frame>
        <draw:frame draw:style-name="gr2" draw:text-style-name="P3" draw:layer="layout" svg:width="3.55cm" svg:height="1.2cm" svg:x="15.16cm" svg:y="16.672cm">
          <text:p/>
          <draw:object xlink:href="../Alternative%20Bedingung%20für%20ein%20Maximum%20der%20spektralen%20Energiedichte%20als%20Funktion%20der%20Frequenz.odf" xlink:type="simple" xlink:show="embed" xlink:actuate="onLoad"/>
          <draw:image xlink:href="./ObjectReplacements/Object 16" xlink:type="simple" xlink:show="embed" xlink:actuate="onLoad"/>
        </draw:frame>
        <draw:frame draw:style-name="gr2" draw:text-style-name="P3" draw:layer="layout" svg:width="4.24cm" svg:height="1.2cm" svg:x="2.542cm" svg:y="10.777cm">
          <text:p/>
          <draw:object xlink:href="../Wien'sches%20Gesetz.odf"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text-style-name="P10" draw:layer="layout" svg:width="25.199cm" svg:height="3.506cm" svg:x="1.4cm" svg:y="0.839cm" presentation:class="title" presentation:user-transformed="true">
          <draw:text-box>
            <text:p><text:span text:style-name="T45">Wie hängt die gesamte räumliche Energiedichte des Hohlraums von der Temperatur ab? Wie nennt man diese Gesetzmäßigkeit?</text:span></text:p>
          </draw:text-box>
        </draw:frame>
        <draw:frame presentation:style-name="pr1" draw:text-style-name="P4" draw:layer="layout" svg:width="25.199cm" svg:height="12.18cm" svg:x="1.4cm" svg:y="4.914cm" presentation:class="subtitle" presentation:user-transformed="true">
          <draw:text-box>
            <text:p><text:span text:style-name="T9">Die gesamte räumliche Energiedichte hängt gemäß dem </text:span><text:span text:style-name="T24">Stefan-Boltzmann-Gesetz</text:span><text:span text:style-name="T9"> von der Temperatur ab:</text:span></text:p>
          </draw:text-box>
        </draw:frame>
        <draw:frame draw:style-name="gr2" draw:text-style-name="P3" draw:layer="layout" svg:width="10.913cm" svg:height="4.394cm" svg:x="8.543cm" svg:y="13.302cm">
          <text:p/>
          <draw:object xlink:href="../Stefan-Boltzmann-Gesetz%20(gesamte%20räumliche%20Energiedichte%20in%20Abhängigkeit%20von%20der%20Temperatur).odf"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text-style-name="P11" draw:layer="layout" svg:width="25.199cm" svg:height="3.506cm" svg:x="1.4cm" svg:y="0.835cm" presentation:class="title" presentation:user-transformed="true">
          <draw:text-box>
            <text:p><text:span text:style-name="T46">Wie verschiebt sich die der maximalen spektralen Energiedichte entsprechende Frequenz </text:span><text:span text:style-name="T47">ν</text:span><text:span text:style-name="T48">max</text:span><text:span text:style-name="T49"> der </text:span><text:span text:style-name="T50">Schwarzen Strahlung</text:span><text:span text:style-name="T51"> mit der Temperatur?</text:span></text:p>
          </draw:text-box>
        </draw:frame>
        <draw:frame presentation:style-name="pr1" draw:text-style-name="P4" draw:layer="layout" svg:width="25.199cm" svg:height="12.18cm" svg:x="1.4cm" svg:y="4.914cm" presentation:class="subtitle">
          <draw:text-box>
            <text:p><text:span text:style-name="T9">Die der maximalen spektralen Energiedichte entsprechende Frequenz </text:span><text:span text:style-name="T11">ν</text:span><text:span text:style-name="T17">max</text:span><text:span text:style-name="T52"> ist gemäß dem </text:span><text:span text:style-name="T53">Wienschen Verschiebungsgesetz</text:span><text:span text:style-name="T52"> der Temperatur direkt proportional:</text:span></text:p>
            <text:p><text:span text:style-name="T52"/></text:p>
            <text:p><text:span text:style-name="T52"/></text:p>
            <text:p><text:span text:style-name="T52">Das heißt je höher die Temperatur ist desto größer wird die Frequenz </text:span><text:span text:style-name="T54">ν</text:span><text:span text:style-name="T17">max</text:span><text:span text:style-name="T52"> und umgekehrt.</text:span></text:p>
          </draw:text-box>
        </draw:frame>
        <draw:frame draw:style-name="gr2" draw:text-style-name="P3" draw:layer="layout" svg:width="5.947cm" svg:height="1.958cm" svg:x="11.026cm" svg:y="10.72cm">
          <text:p/>
          <draw:object xlink:href="../Wien'sches%20Verschiebungsgesetz.odf" xlink:type="simple" xlink:show="embed" xlink:actuate="onLoad"/>
          <draw:image xlink:href="./ObjectReplacements/Object 19"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elche Gesetze der </text:span><text:span text:style-name="T55">klassischen Physik</text:span><text:span text:style-name="T56"> zur Wärmestrahlung werden vom Experiment eindeutig bestätigt?</text:span></text:p>
          </draw:text-box>
        </draw:frame>
        <draw:frame presentation:style-name="pr1" draw:text-style-name="P4" draw:layer="layout" svg:width="25.199cm" svg:height="12.18cm" svg:x="1.4cm" svg:y="4.914cm" presentation:class="subtitle">
          <draw:text-box>
            <text:p><text:span text:style-name="T9">Das </text:span><text:span text:style-name="T24">Wiensche Gesetz</text:span><text:span text:style-name="T9">, das </text:span><text:span text:style-name="T24">Stefan-Boltzmann-Gesetz</text:span><text:span text:style-name="T9"> und das </text:span><text:span text:style-name="T24">Wiensche Verschiebungsgesetz</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5" draw:text-style-name="P12" draw:layer="layout" svg:width="25.199cm" svg:height="3.506cm" svg:x="1.4cm" svg:y="0.837cm" presentation:class="title">
          <draw:text-box>
            <text:p><text:span text:style-name="T57">Was besagt das Wiensche Gesetz?</text:span></text:p>
          </draw:text-box>
        </draw:frame>
        <draw:frame presentation:style-name="pr6" draw:layer="layout" svg:width="25.199cm" svg:height="12.18cm" svg:x="1.4cm" svg:y="4.914cm" presentation:class="subtitle">
          <draw:text-box>
            <text:p>Das Wiensche Gesetz ist die Feststellung, dass die Kirchhoff-Funktion nur von einer Variablen <text:span text:style-name="T58">ν</text:span><text:span text:style-name="T59">/</text:span><text:span text:style-name="T58">T</text:span><text:span text:style-name="T59"> abhängt. Man erhält so die universelle Kirchhoff-Funktion:</text:span></text:p>
            <text:p><text:span text:style-name="T59"/></text:p>
            <text:p><text:span text:style-name="T59"/></text:p>
          </draw:text-box>
        </draw:frame>
        <draw:frame draw:style-name="gr2" draw:text-style-name="P3" draw:layer="layout" svg:width="6.515cm" svg:height="1.845cm" svg:x="10.742cm" svg:y="12.577cm">
          <text:p/>
          <draw:object xlink:href="../Wien'sches%20Gesetz.odf" xlink:type="simple" xlink:show="embed" xlink:actuate="onLoad"/>
          <draw:image xlink:href="./ObjectReplacements/Object 20"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text-style-name="P8" draw:layer="layout" svg:width="25.199cm" svg:height="12.18cm" svg:x="1.4cm" svg:y="4.914cm" presentation:class="subtitle" presentation:user-transformed="true">
          <draw:text-box>
            <text:p><text:span text:style-name="T30">Das elektromagnetische Strahlungsfeld im Hohlraum wird in ein System stehender Wellen zerlegt. Der klassische Gleichverteilungssatz der Energie besagt, daß im thermodynamischen Gleichgewicht auf jeden Freiheitsgrad der Bewegung die Energie</text:span><text:span text:style-name="T30"><text:tab/></text:span><text:span text:style-name="T30"><text:tab/></text:span><text:span text:style-name="T30"> <text:s text:c="3"/>(</text:span><text:span text:style-name="T60">k</text:span><text:span text:style-name="T61">B </text:span><text:span text:style-name="T62">= Boltzmannkonstante) entfällt. Auf jede stehende elektromagnetische Welle kommt somit die mittlere Energie </text:span><text:span text:style-name="T63">k</text:span><text:span text:style-name="T61">B</text:span><text:span text:style-name="T63">T</text:span><text:span text:style-name="T62">, nämlich</text:span><text:span text:style-name="T62"><text:tab/></text:span><text:span text:style-name="T62"><text:tab/></text:span><text:span text:style-name="T62"> <text:s text:c="3"/>auf das elektrische und</text:span><text:span text:style-name="T62"><text:tab/></text:span><text:span text:style-name="T62"><text:tab/></text:span><text:span text:style-name="T62"> <text:s text:c="4"/>auf das magnetische Feld. Die Bestimmung der spektralen Energiedichte läuft damit auf ein Abzählen der stehenden Wellen im Hohlraum mit Frequenzen im Intervall [</text:span><text:span text:style-name="T64">ν</text:span><text:span text:style-name="T65">, </text:span><text:span text:style-name="T64">ν</text:span><text:span text:style-name="T65"> + d</text:span><text:span text:style-name="T64">ν</text:span><text:span text:style-name="T65">] hinaus.</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21.833cm" svg:y="11.138cm">
          <text:p/>
          <draw:object xlink:href="../Energie%20nach%20dem%20Gleichverteilungssatz%20im%20thermodynamischen%20Gleichgewicht%20pro%20Freiheitsgrad%20der%20Bewegung.odf" xlink:type="simple" xlink:show="embed" xlink:actuate="onLoad"/>
          <draw:image xlink:href="./ObjectReplacements/Object 21" xlink:type="simple" xlink:show="embed" xlink:actuate="onLoad"/>
        </draw:frame>
        <draw:frame draw:style-name="gr2" draw:text-style-name="P3" draw:layer="layout" svg:width="1.97cm" svg:height="1.9cm" svg:x="11.663cm" svg:y="11.143cm">
          <text:p/>
          <draw:object xlink:href="../Energie%20nach%20dem%20Gleichverteilungssatz%20im%20thermodynamischen%20Gleichgewicht%20pro%20Freiheitsgrad%20der%20Bewegung.odf" xlink:type="simple" xlink:show="embed" xlink:actuate="onLoad"/>
          <draw:image xlink:href="./ObjectReplacements/Object 22" xlink:type="simple" xlink:show="embed" xlink:actuate="onLoad"/>
        </draw:frame>
        <draw:frame draw:style-name="gr2" draw:text-style-name="P3" draw:layer="layout" svg:width="1.97cm" svg:height="1.9cm" svg:x="15.363cm" svg:y="8.903cm">
          <text:p/>
          <draw:object xlink:href="../Energie%20nach%20dem%20Gleichverteilungssatz%20im%20thermodynamischen%20Gleichgewicht%20pro%20Freiheitsgrad%20der%20Bewegung.odf" xlink:type="simple" xlink:show="embed" xlink:actuate="onLoad"/>
          <draw:image xlink:href="./ObjectReplacements/Object 23" xlink:type="simple" xlink:show="embed" xlink:actuate="onLoad"/>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Standard-subtitle" draw:text-style-name="P4" draw:layer="layout" svg:width="25.199cm" svg:height="13.859cm" svg:x="1.4cm" svg:y="5.075cm" presentation:class="subtitle" presentation:user-transformed="true">
          <draw:text-box>
            <text:p><text:span text:style-name="T9">Man zerlegt das Strahlungsfeld in ein System von stehenden Wellen, anschließend werden alle möglichen Frequenzen dieser stehenden Wellen über den gesamten Raumbereich errechnet. Ausgehend vom Gleichverteilungssatz der Energie, der besagt, daß im thermodynamischen Gleichgewicht auf jeden Freiheitsgrad der Bewegung die Energie</text:span><text:span text:style-name="T9"><text:tab/></text:span><text:span text:style-name="T9"><text:tab/></text:span><text:span text:style-name="T9">(</text:span><text:span text:style-name="T11">k</text:span><text:span text:style-name="T17">B</text:span><text:span text:style-name="T9"> = Boltzmannkonstante) entfällt, entfällt auf jede dieser Wellen die mittlere Energie </text:span><text:span text:style-name="T11">k</text:span><text:span text:style-name="T17">B</text:span><text:span text:style-name="T11">T</text:span><text:span text:style-name="T9">, nämlich</text:span><text:span text:style-name="T9"><text:tab/></text:span><text:span text:style-name="T9"><text:tab/></text:span><text:span text:style-name="T9">auf das elektrische und</text:span><text:span text:style-name="T9"><text:tab/></text:span><text:span text:style-name="T9"><text:tab/></text:span><text:span text:style-name="T9">auf das magnetische Feld. Errechnet man so die räumliche, spektrale Energiedichte, erhält man eine Funktion welche das Wiensche Gesetz erfüllt, jedoch dem Experiment nur für sehr kleine Frequenzen entspricht. Die Berechnung der gesamten räumlichen Energiedichte führt zur </text:span><text:span text:style-name="T11">Ultraviolettkatastrophe</text:span><text:span text:style-name="T9">.</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9.563cm" svg:y="10.399cm">
          <text:p/>
          <draw:object xlink:href="../Energie%20nach%20dem%20Gleichverteilungssatz%20im%20thermodynamischen%20Gleichgewicht%20pro%20Freiheitsgrad%20der%20Bewegung.odf" xlink:type="simple" xlink:show="embed" xlink:actuate="onLoad"/>
          <draw:image xlink:href="./ObjectReplacements/Object 24" xlink:type="simple" xlink:show="embed" xlink:actuate="onLoad"/>
        </draw:frame>
        <draw:frame draw:style-name="gr2" draw:text-style-name="P3" draw:layer="layout" svg:width="1.97cm" svg:height="1.9cm" svg:x="21.263cm" svg:y="11.564cm">
          <text:p/>
          <draw:object xlink:href="../Energie%20nach%20dem%20Gleichverteilungssatz%20im%20thermodynamischen%20Gleichgewicht%20pro%20Freiheitsgrad%20der%20Bewegung.odf" xlink:type="simple" xlink:show="embed" xlink:actuate="onLoad"/>
          <draw:image xlink:href="./ObjectReplacements/Object 25" xlink:type="simple" xlink:show="embed" xlink:actuate="onLoad"/>
        </draw:frame>
        <draw:frame draw:style-name="gr2" draw:text-style-name="P3" draw:layer="layout" svg:width="1.97cm" svg:height="1.9cm" svg:x="7.511cm" svg:y="12.707cm">
          <text:p/>
          <draw:object xlink:href="../Energie%20nach%20dem%20Gleichverteilungssatz%20im%20thermodynamischen%20Gleichgewicht%20pro%20Freiheitsgrad%20der%20Bewegung.odf"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5" draw:layer="layout" svg:width="25.199cm" svg:height="3.506cm" svg:x="1.4cm" svg:y="0.837cm" presentation:class="title">
          <draw:text-box>
            <text:p>Welche Gleichungen erfüllen die universelle Kirchhoff-Funktion?</text:p>
          </draw:text-box>
        </draw:frame>
        <draw:frame presentation:style-name="pr6" draw:layer="layout" svg:width="25.199cm" svg:height="12.18cm" svg:x="1.4cm" svg:y="4.914cm" presentation:class="subtitle">
          <draw:text-box>
            <text:p>Nach Wien, mit vereinfachenden Modellannahmen ausgehend vom Experiment:</text:p>
            <text:p/>
            <text:p/>
            <text:p>Nach Rayleigh-Jeans, im Rahmen der klassischen Physik exakt abgeleitet:</text:p>
          </draw:text-box>
        </draw:frame>
        <draw:frame draw:style-name="gr2" draw:text-style-name="P3" draw:layer="layout" svg:width="7.758cm" svg:height="1.826cm" svg:x="10.12cm" svg:y="10.686cm">
          <text:p/>
          <draw:object xlink:href="../nach%20Wien.odf" xlink:type="simple" xlink:show="embed" xlink:actuate="onLoad"/>
          <draw:image xlink:href="./ObjectReplacements/Object 29" xlink:type="simple" xlink:show="embed" xlink:actuate="onLoad"/>
        </draw:frame>
        <draw:frame draw:style-name="gr2" draw:text-style-name="P3" draw:layer="layout" svg:width="6.919cm" svg:height="2.675cm" svg:x="10.54cm" svg:y="13.662cm">
          <text:p/>
          <draw:object xlink:href="../Rayleigh-Jeans.odf" xlink:type="simple" xlink:show="embed" xlink:actuate="onLoad"/>
          <draw:image xlink:href="./ObjectReplacements/Object 30"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Skizzieren Sie typische Isothermen der Wärmestrahlung.</text:span></text:p>
          </draw:text-box>
        </draw:frame>
        <draw:frame presentation:style-name="pr1" draw:text-style-name="P8" draw:layer="layout" svg:width="25.199cm" svg:height="12.18cm" svg:x="1.4cm" svg:y="4.914cm" presentation:class="subtitle">
          <draw:text-box>
            <text:p><text:span text:style-name="T30">Die experimentellen Kurven für die Energieverteilung im Spektrum der </text:span><text:span text:style-name="T60">Schwarzen Strahlung</text:span><text:span text:style-name="T68"> haben typischerweise im Bereich kleiner Wellenlängen ein ausgeprägtes Maximum, um dann sehr steil für </text:span><text:span text:style-name="T69">λ</text:span><text:span text:style-name="T70"> → 0 auf Null abzufallen.</text:span></text:p>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o liegt der Gültigkeitsbereich der Rayleigh-Jeans-Formel?</text:span></text:p>
          </draw:text-box>
        </draw:frame>
        <draw:frame presentation:style-name="pr1" draw:text-style-name="P8" draw:layer="layout" svg:width="25.199cm" svg:height="12.18cm" svg:x="1.4cm" svg:y="4.914cm" presentation:class="subtitle">
          <draw:text-box>
            <text:p><text:span text:style-name="T70">Der Gültigkeitsbereich der Rayleigh-Jeans-Formel liegt bei großen Wellenlängen </text:span><text:span text:style-name="T69">λ</text:span><text:span text:style-name="T70"> (kleinen Frequenzen </text:span><text:span text:style-name="T69">ν</text:span><text:span text:style-name="T70">).</text:span></text:p>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elches Modell benutzte Max Planck zur Berechnung der spektralen Energiedichte der Wärmestrahlung?</text:span></text:p>
          </draw:text-box>
        </draw:frame>
        <draw:frame presentation:style-name="pr1" draw:text-style-name="P4" draw:layer="layout" svg:width="25.199cm" svg:height="12.18cm" svg:x="1.4cm" svg:y="4.914cm" presentation:class="subtitle">
          <draw:text-box>
            <text:p><text:span text:style-name="T9">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span></text:p>
          </draw:text-box>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ie </text:span><text:span text:style-name="T8">Plancksche Hypothese</text:span><text:span text:style-name="T28">.</text:span></text:p>
          </draw:text-box>
        </draw:frame>
        <draw:frame presentation:style-name="pr1" draw:text-style-name="P4" draw:layer="layout" svg:width="25.199cm" svg:height="12.18cm" svg:x="1.4cm" svg:y="4.914cm" presentation:class="subtitle">
          <draw:text-box>
            <text:p><text:span text:style-name="T9">Die Oszillatoren können sich nur in solchen Zuständen befinden, deren Energien ganzzahlige Vielfache eines elementaren Energiequants </text:span><text:span text:style-name="T71">ε</text:span><text:span text:style-name="T72">0</text:span><text:span text:style-name="T73"> sind:</text:span></text:p>
          </draw:text-box>
        </draw:frame>
        <draw:frame draw:style-name="gr2" draw:text-style-name="P3" draw:layer="layout" svg:width="8.268cm" svg:height="1.168cm" svg:x="9.865cm" svg:y="12.915cm">
          <text:p/>
          <draw:object xlink:href="../Planck'sche%20Hypothese.odf" xlink:type="simple" xlink:show="embed" xlink:actuate="onLoad"/>
          <draw:image xlink:href="./ObjectReplacements/Object 31"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Auf welche Weise geht in die Ableitung der </text:span><text:span text:style-name="T13">Planckschen Strahlungsformel</text:span><text:span text:style-name="T12"> das Wiensche Gesetz ein?</text:span></text:p>
          </draw:text-box>
        </draw:frame>
        <draw:frame presentation:style-name="pr1" draw:text-style-name="P4" draw:layer="layout" svg:width="25.199cm" svg:height="12.18cm" svg:x="1.4cm" svg:y="4.914cm" presentation:class="subtitle">
          <draw:text-box>
            <text:p><text:span text:style-name="T9">Als Forderung, daß die Strahlungsformel das thermodynamisch exakte Wiensche Gesetz befolgen und daher gezwungenermaßen </text:span><text:span text:style-name="T71">ε</text:span><text:span text:style-name="T72">0</text:span><text:span text:style-name="T73"> proportional zur Frequenz </text:span><text:span text:style-name="T74">ν</text:span><text:span text:style-name="T75"> sein muß:</text:span></text:p>
          </draw:text-box>
        </draw:frame>
        <draw:frame draw:style-name="gr2" draw:text-style-name="P3" draw:layer="layout" svg:width="2.786cm" svg:height="1.168cm" svg:x="12.606cm" svg:y="13.915cm">
          <text:p/>
          <draw:object xlink:href="../Wiensches%20Gesetz%20in%20Planck'scher%20Strahlungsformel.odf" xlink:type="simple" xlink:show="embed" xlink:actuate="onLoad"/>
          <draw:image xlink:href="./ObjectReplacements/Object 32"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1" draw:text-style-name="P13" draw:layer="layout" svg:width="25.199cm" svg:height="12.579cm" svg:x="1.4cm" svg:y="6.215cm" presentation:class="subtitle" presentation:user-transformed="true">
          <draw:text-box>
            <text:p text:style-name="P3"><text:span text:style-name="T9">Wegen</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nthält die Planck-Formel die Wien-Formel und die Rayleigh-Jeans-Formel als Grenzfälle.</text:span></text:p>
            <text:p text:style-name="P3"><text:span text:style-name="T9">Die mittlere Energie <text:s/></text:span><text:span text:style-name="T26"><text:s text:c="2"/>für die stehenden Wellen der Hohlraumstrahlung mit unterschiedlichen Frequenzen ist nicht konstant gleich </text:span><text:span text:style-name="T71">k</text:span><text:span text:style-name="T76">B</text:span><text:span text:style-name="T74">T</text:span><text:span text:style-name="T75">, sondern nimmt für große Frequenzen </text:span><text:span text:style-name="T74">ν</text:span><text:span text:style-name="T75"> rasch ab, womit die Ultraviolettkatastrophe der Rayleigh-Jeans-Theorie vermieden wird.</text:span></text:p>
          </draw:text-box>
        </draw:frame>
        <draw:frame presentation:style-name="pr2" draw:text-style-name="P7" draw:layer="layout" svg:width="25.199cm" svg:height="3.506cm" svg:x="1.4cm" svg:y="0.837cm" presentation:class="title" presentation:user-transformed="true">
          <draw:text-box>
            <text:p><text:span text:style-name="T22">Interpretieren Sie die Plancksche Strahlungsformel.</text:span></text:p>
          </draw:text-box>
        </draw:frame>
        <draw:frame draw:style-name="gr2" draw:text-style-name="P3" draw:layer="layout" svg:width="17.63cm" svg:height="4.462cm" svg:x="5.184cm" svg:y="7.468cm">
          <text:p/>
          <draw:object xlink:href="../Planck'sche%20Strahlungsformel.odf" xlink:type="simple" xlink:show="embed" xlink:actuate="onLoad"/>
          <draw:image xlink:href="./ObjectReplacements/Object 33" xlink:type="simple" xlink:show="embed" xlink:actuate="onLoad"/>
        </draw:frame>
        <draw:frame draw:style-name="gr2" draw:text-style-name="P3" draw:layer="layout" svg:width="0.69cm" svg:height="0.75cm" svg:x="8.62cm" svg:y="14.586cm">
          <text:p/>
          <draw:object xlink:href="../hat%20epsilon.odf" xlink:type="simple" xlink:show="embed" xlink:actuate="onLoad"/>
          <draw:image xlink:href="./ObjectReplacements/Object 34" xlink:type="simple" xlink:show="embed" xlink:actuate="onLoad"/>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In welchen Untersuchungen fanden sich historisch die ersten Hinweise auf eine atomistische Struktur der Materie?</text:span></text:p>
          </draw:text-box>
        </draw:frame>
        <draw:frame presentation:style-name="pr1" draw:text-style-name="P4" draw:layer="layout" svg:width="25.199cm" svg:height="12.18cm" svg:x="1.4cm" svg:y="4.914cm" presentation:class="subtitle">
          <draw:text-box>
            <text:p><text:span text:style-name="T9">In Daltons Untersuchungen (1808-1810) zur Zusammensetzung chemischer Verbindungen:</text:span></text:p>
            <text:list text:style-name="L1">
              <text:list-item>
                <text:p><text:span text:style-name="T9">In einer chemischen Verbindung sind die relativen Gewichte der sie bildenden Elemente stets konstant</text:span></text:p>
              </text:list-item>
              <text:list-item>
                <text:p><text:span text:style-name="T9">Bilden zwei Elemente verschiedene chemische Verbindungen, so ist jede durch eine bestimmte Massenproportion gekennzeichnet</text:span></text:p>
              </text:list-item>
            </text:list>
          </draw:text-box>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lautet die Grundgleichung der kinetischen Gastheorie?</text:span></text:p>
          </draw:text-box>
        </draw:frame>
        <draw:frame presentation:style-name="pr1" draw:text-style-name="P4" draw:layer="layout" svg:width="25.199cm" svg:height="12.18cm" svg:x="1.4cm" svg:y="4.914cm" presentation:class="subtitle" presentation:user-transformed="true">
          <draw:text-box>
            <text:p><text:span text:style-name="T9">Die </text:span><text:span text:style-name="T24">kinetische Gastheorie</text:span><text:span text:style-name="T9"> interpretiert den Gasdruck auf eine Gefäßwand als den Impulsübertrag der Gaspartikel auf die Wand pro Flächen- und Zeiteinheit. So berechnet man:</text:span></text:p>
            <text:p><text:span text:style-name="T9"/></text:p>
            <text:p><text:span text:style-name="T9"/></text:p>
            <text:p><text:span text:style-name="T9"/></text:p>
            <text:p><text:span text:style-name="T9"/></text:p>
            <text:p><text:span text:style-name="T9"/></text:p>
            <text:p><text:span text:style-name="T11">p</text:span><text:span text:style-name="T16"> ist der Druck, </text:span><text:span text:style-name="T11">V</text:span><text:span text:style-name="T16"> das Volumen, </text:span><text:span text:style-name="T11">N</text:span><text:span text:style-name="T16"> die Zahl der Teilchen, </text:span><text:span text:style-name="T11">m</text:span><text:span text:style-name="T16"> deren Masse und &lt;</text:span><text:span text:style-name="T10">v</text:span><text:span text:style-name="T77">2</text:span><text:span text:style-name="T78">&gt; das mittlere Geschwindigkeitsquadrat.</text:span></text:p>
          </draw:text-box>
        </draw:frame>
        <draw:frame draw:style-name="gr2" draw:text-style-name="P3" draw:layer="layout" svg:width="5.166cm" svg:height="2.192cm" svg:x="11.416cm" svg:y="10.403cm">
          <text:p/>
          <draw:object xlink:href="../Grundgleichung%20der%20kinetischen%20Gastheorie.odf" xlink:type="simple" xlink:show="embed" xlink:actuate="onLoad"/>
          <draw:image xlink:href="./ObjectReplacements/Object 35" xlink:type="simple" xlink:show="embed" xlink:actuate="onLoad"/>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text-style-name="P14" draw:layer="layout" svg:width="25.199cm" svg:height="3.506cm" svg:x="1.4cm" svg:y="0.835cm" presentation:class="title" presentation:user-transformed="true">
          <draw:text-box>
            <text:p><text:span text:style-name="T79">Wieviel thermische Energie entfällt auf jeden Freiheitsgrad der (linearen) Teilchenbewegung (</text:span><text:span text:style-name="T80">klassisches Gleichverteilungstheorem</text:span><text:span text:style-name="T79">)?</text:span></text:p>
          </draw:text-box>
        </draw:frame>
        <draw:frame presentation:style-name="pr1" draw:text-style-name="P4" draw:layer="layout" svg:width="25.199cm" svg:height="15.678cm" svg:x="1.4cm" svg:y="4.821cm" presentation:class="subtitle" presentation:user-transformed="true">
          <draw:text-box>
            <text:p><text:span text:style-name="T9">Kombiniert man die </text:span><text:span text:style-name="T24">Grundgleichung der kinetischen Gastheorie</text:span></text:p>
            <text:p><text:span text:style-name="T29"/></text:p>
            <text:p><text:span text:style-name="T29"/></text:p>
            <text:p><text:span text:style-name="T29">mit der </text:span><text:span text:style-name="T24">Zustandsgleichung des idealen Gases</text:span></text:p>
            <text:p><text:span text:style-name="T29"/></text:p>
            <text:p><text:span text:style-name="T29"/></text:p>
            <text:p><text:span text:style-name="T29">so ergibt sich die innere Energie der nicht miteinander wechselwirkenden Gasteilchen:</text:span></text:p>
            <text:p><text:span text:style-name="T29"/></text:p>
            <text:p><text:span text:style-name="T29"/></text:p>
            <text:p><text:span text:style-name="T29"/></text:p>
            <text:p><text:span text:style-name="T29"/></text:p>
            <text:p><text:span text:style-name="T29"/></text:p>
            <text:p><text:span text:style-name="T81">Wegen</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entfällt auf jeden Freiheitsgrad der (linearen) Teilchenbewegung die gleiche thermische Energie</text:span><text:span text:style-name="T29"> (1/2)</text:span><text:span text:style-name="T23">k</text:span><text:span text:style-name="T82">B</text:span><text:span text:style-name="T83">T</text:span><text:span text:style-name="T78">.</text:span></text:p>
          </draw:text-box>
        </draw:frame>
        <draw:frame draw:style-name="gr2" draw:text-style-name="P3" draw:layer="layout" svg:width="5.166cm" svg:height="2.192cm" svg:x="11.416cm" svg:y="5.803cm">
          <text:p/>
          <draw:object xlink:href="../Grundgleichung%20der%20kinetischen%20Gastheorie.odf" xlink:type="simple" xlink:show="embed" xlink:actuate="onLoad"/>
          <draw:image xlink:href="./ObjectReplacements/Object 36" xlink:type="simple" xlink:show="embed" xlink:actuate="onLoad"/>
        </draw:frame>
        <draw:frame draw:style-name="gr2" draw:text-style-name="P3" draw:layer="layout" svg:width="4.081cm" svg:height="1.168cm" svg:x="11.959cm" svg:y="9.515cm">
          <text:p/>
          <draw:object xlink:href="../Zustandsgleichung%20des%20idealen%20Gases.odf" xlink:type="simple" xlink:show="embed" xlink:actuate="onLoad"/>
          <draw:image xlink:href="./ObjectReplacements/Object 37" xlink:type="simple" xlink:show="embed" xlink:actuate="onLoad"/>
        </draw:frame>
        <draw:frame draw:style-name="gr2" draw:text-style-name="P3" draw:layer="layout" svg:width="22.694cm" svg:height="4.426cm" svg:x="2.652cm" svg:y="13.286cm">
          <text:p/>
          <draw:object xlink:href="../innere%20Energie%20der%20nicht%20miteinander%20wechselwirkenden%20Gasteilchen.odf" xlink:type="simple" xlink:show="embed" xlink:actuate="onLoad"/>
          <draw:image xlink:href="./ObjectReplacements/Object 38" xlink:type="simple" xlink:show="embed" xlink:actuate="onLoad"/>
        </draw:frame>
        <draw:frame draw:style-name="gr2" draw:text-style-name="P3" draw:layer="layout" svg:width="7.07cm" svg:height="1.75cm" svg:x="5.673cm" svg:y="17.902cm">
          <text:p/>
          <draw:object xlink:href="../klassisches%20Gleichverteilungstheorem.odf"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text-style-name="P7" draw:layer="layout" svg:width="25.199cm" svg:height="3.506cm" svg:x="1.4cm" svg:y="0.837cm" presentation:class="title">
          <draw:text-box>
            <text:p><text:span text:style-name="T22">Inwieweit stützt die kinetische Gastheorie die Idee vom atomistischen Aufbau der Materie?</text:span></text:p>
          </draw:text-box>
        </draw:frame>
        <draw:frame presentation:style-name="pr1" draw:text-style-name="P4" draw:layer="layout" svg:width="25.199cm" svg:height="12.18cm" svg:x="1.4cm" svg:y="4.914cm" presentation:class="subtitle">
          <draw:text-box>
            <text:p><text:span text:style-name="T9">In der </text:span><text:span text:style-name="T24">kinetischen Gastheorie</text:span><text:span text:style-name="T9"> wird das </text:span><text:span text:style-name="T11">Gas</text:span><text:span text:style-name="T9"> als eine Menge von kleinen Teilchen verstanden, die sich zwischen zwei Stößen geradlinig mit konstanter Geschwindigkeit bewegen.</text:span></text:p>
            <text:p><text:span text:style-name="T9">Qualitative Beweise für die Richtigkeit dieser Vorstellung ließen sich an einfachen Diffusionsexperimenten demonstrieren.</text:span></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Atom</text:span><text:span text:style-name="T28">.</text:span></text:p>
          </draw:text-box>
        </draw:frame>
        <draw:frame presentation:style-name="pr1" draw:text-style-name="P16" draw:layer="layout" svg:width="25.199cm" svg:height="12.18cm" svg:x="1.4cm" svg:y="4.914cm" presentation:class="subtitle">
          <draw:text-box>
            <text:p text:style-name="P15"><text:span text:style-name="T24">Atom</text:span></text:p>
            <text:p text:style-name="P15"><text:span text:style-name="T9">kleinster, mit chemischen Mitteln nicht mehr teilbarer Baustein der Materie</text:span></text:p>
            <text:p><text:span text:style-name="T9"/></text:p>
            <text:p><text:span text:style-name="T9">Der kleinste Baustein der Materie, der noch die typischen, physikalischen Merkmale des betreffenden Elements trägt, wird </text:span><text:span text:style-name="T24">Atom</text:span><text:span text:style-name="T9"> genannt.</text:span></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r </text:span><text:span text:style-name="T8">relativen Atommasse</text:span><text:span text:style-name="T28">?</text:span></text:p>
          </draw:text-box>
        </draw:frame>
        <draw:frame presentation:style-name="pr1" draw:text-style-name="P16" draw:layer="layout" svg:width="25.199cm" svg:height="12.18cm" svg:x="1.4cm" svg:y="4.914cm" presentation:class="subtitle">
          <draw:text-box>
            <text:p text:style-name="P15"><text:span text:style-name="T24">(Relative) Atommasse</text:span><text:span text:style-name="T9"> </text:span><text:span text:style-name="T11">A</text:span><text:span text:style-name="T15">r</text:span></text:p>
            <text:p text:style-name="P15"><text:span text:style-name="T84">Vielfaches der Atommasse von 1/12 der Masse des reinen Kohlenstoffisotops </text:span><text:span text:style-name="T85">12</text:span><text:span text:style-name="T84">C.</text:span></text:p>
            <text:p text:style-name="P3"><text:span text:style-name="T84"/></text:p>
            <text:p text:style-name="P3"><text:span text:style-name="T84">Die Masseneinheit (1 u = 1/12 </text:span><text:span text:style-name="T54">m</text:span><text:span text:style-name="T84"> (</text:span><text:span text:style-name="T85">12</text:span><text:span text:style-name="T84">C)) ist heute auch absolut sehr genau bekannt:</text:span></text:p>
            <text:p text:style-name="P3"><text:span text:style-name="T84">1 u = 1,660277 </text:span><text:span text:style-name="T75">∙ 10</text:span><text:span text:style-name="T86">-24</text:span><text:span text:style-name="T75">g.</text:span></text:p>
          </draw:text-box>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text-style-name="P7" draw:layer="layout" svg:width="25.199cm" svg:height="3.506cm" svg:x="1.4cm" svg:y="0.837cm" presentation:class="title">
          <draw:text-box>
            <text:p><text:span text:style-name="T22">In welchem Zusammenhang stehen die Begriffe Mol und </text:span><text:span text:style-name="T87">Avogadro-Zahl</text:span><text:span text:style-name="T88">?</text:span></text:p>
          </draw:text-box>
        </draw:frame>
        <draw:frame presentation:style-name="pr1" draw:text-style-name="P4" draw:layer="layout" svg:width="25.199cm" svg:height="12.18cm" svg:x="1.4cm" svg:y="4.914cm" presentation:class="subtitle" presentation:user-transformed="true">
          <draw:text-box>
            <text:p><text:span text:style-name="T9">Die Einheit der Stoffmenge ist das Mol. Darunter versteht man die Stoffmenge, die aus ebenso vielen gleichen Teilchen besteht, wie Atome in 12 g reinem, atomaren Kohlenstoff des Isotops </text:span><text:span text:style-name="T89">12</text:span><text:span text:style-name="T52">C enthalten sind.</text:span></text:p>
            <text:p><text:span text:style-name="T52"/></text:p>
            <text:p><text:span text:style-name="T90">Die Teilchenzahl pro Mol heißt </text:span><text:span text:style-name="T91">Avogadro-Zahl </text:span><text:span text:style-name="T92">N</text:span><text:span text:style-name="T93">A</text:span><text:span text:style-name="T90">.</text:span></text:p>
            <text:p><text:span text:style-name="T94">N</text:span><text:span text:style-name="T95">A </text:span><text:span text:style-name="T96">= 6,0222 </text:span><text:span text:style-name="T97">∙ 10</text:span><text:span text:style-name="T98">23</text:span><text:span text:style-name="T97"> mol</text:span><text:span text:style-name="T98">-1</text:span></text:p>
            <text:p><text:span text:style-name="T52"/></text:p>
            <text:p><text:span text:style-name="T52">(1 Mol eines Gases nimmt stets dasselbe Volumen ein:</text:span></text:p>
            <text:p><text:span text:style-name="T52">1 Molvolumen = 22,4 l)</text:span></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Schwierigkeiten ergeben sich bei der Definition eines </text:span><text:span text:style-name="T87">Atomradius</text:span><text:span text:style-name="T88">?</text:span></text:p>
          </draw:text-box>
        </draw:frame>
        <draw:frame presentation:style-name="pr1" draw:text-style-name="P4" draw:layer="layout" svg:width="25.199cm" svg:height="12.18cm" svg:x="1.4cm" svg:y="4.914cm" presentation:class="subtitle">
          <draw:text-box>
            <text:p><text:span text:style-name="T9">Letztlich wird der Atomradius durch die Reichweite der Kraftwirkungen festgelegt. Es gibt aber weitreichende, überlagernde Kraftwirkungen. Coulomb-Wechselwirkungen machen die Abschätzung über beispielsweise Stoßprozesse sehr schwierig. </text:span></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Nennen Sie Methoden zur Abschätzung eines Atomradius. Von welcher Größenordnung sind die Atomradien?</text:span></text:p>
          </draw:text-box>
        </draw:frame>
        <draw:frame presentation:style-name="pr9" draw:text-style-name="P16" draw:layer="layout" svg:width="25.199cm" svg:height="15.496cm" svg:x="1.4cm" svg:y="4.257cm" presentation:class="subtitle" presentation:user-transformed="true">
          <draw:text-box>
            <text:list text:style-name="L2">
              <text:list-item>
                <text:p text:style-name="P15"><text:span text:style-name="T9">Man könnte die Masse einer Stoffmenge durch die Atommasse dividieren, um die Zahl der Atome im Volumen zu berechnen.</text:span></text:p>
              </text:list-item>
              <text:list-item>
                <text:p text:style-name="P15"><text:span text:style-name="T9">Die Konstante </text:span><text:span text:style-name="T11">b</text:span><text:span text:style-name="T16"> in der van der Waals-Gleichung für reale Gase wird als direkt proportional zum Teilchenvolumen interpretiert.</text:span></text:p>
              </text:list-item>
              <text:list-item>
                <text:p text:style-name="P15"><text:span text:style-name="T16">Die Koeffizienten der inneren Reibung und der Wärmeleitung hängen von der freien Weglänge der Teilchen ab, und diese wiederum von </text:span><text:span text:style-name="T11">R</text:span><text:span text:style-name="T16">.</text:span></text:p>
              </text:list-item>
              <text:list-item>
                <text:p text:style-name="P15"><text:span text:style-name="T16">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16"/></text:p>
            <text:p><text:span text:style-name="T16">Berechnet man nach solchen Methoden die Atomradien, so findet man für </text:span><text:span text:style-name="T99">alle</text:span><text:span text:style-name="T100"> Atome dieselbe Größenordnung:</text:span></text:p>
            <text:p><text:span text:style-name="T100">R = 0,8 bis 3 </text:span><text:span text:style-name="T19">∙ 10</text:span><text:span text:style-name="T101">-10</text:span><text:span text:style-name="T21"> m.</text:span></text:p>
          </draw:text-box>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text-style-name="P7" draw:layer="layout" svg:width="25.199cm" svg:height="3.506cm" svg:x="1.4cm" svg:y="0.837cm" presentation:class="title">
          <draw:text-box>
            <text:p><text:span text:style-name="T22">Formulieren Sie die Faradayschen Gesetze der Elektrolyse.</text:span></text:p>
          </draw:text-box>
        </draw:frame>
        <draw:frame presentation:style-name="pr10" draw:text-style-name="P16" draw:layer="layout" svg:width="25.199cm" svg:height="15.678cm" svg:x="1.4cm" svg:y="4.755cm" presentation:class="subtitle" presentation:user-transformed="true">
          <draw:text-box>
            <text:p text:style-name="P15"><text:span text:style-name="T9">1)</text:span><text:span text:style-name="T9"><text:tab/></text:span><text:span text:style-name="T9">Die an einer Elektrode abgeschiedene Masse </text:span><text:span text:style-name="T11">M</text:span><text:span text:style-name="T9"> ist der </text:span><text:span text:style-name="T9"><text:tab/></text:span><text:span text:style-name="T9"><text:tab/></text:span><text:span text:style-name="T9"><text:tab/></text:span><text:span text:style-name="T9"><text:tab/></text:span><text:span text:style-name="T9"><text:tab/></text:span><text:span text:style-name="T9">transportierten Ladung </text:span><text:span text:style-name="T11">Q</text:span><text:span text:style-name="T9"> proportional:</text:span></text:p>
            <text:p text:style-name="P3"><text:span text:style-name="T11">M </text:span><text:span text:style-name="T16">= </text:span><text:span text:style-name="T11">A Q</text:span><text:span text:style-name="T16">.</text:span></text:p>
            <text:p text:style-name="P3"><text:span text:style-name="T11">A</text:span><text:span text:style-name="T9"> nennt man das </text:span><text:span text:style-name="T11">elektrochemische Äquivalent</text:span><text:span text:style-name="T9"> mit der Einheit kg(A s)</text:span><text:span text:style-name="T89">-1</text:span><text:span text:style-name="T52">.</text:span></text:p>
            <text:p text:style-name="P15"><text:span text:style-name="T52"/></text:p>
            <text:p text:style-name="P15"><text:span text:style-name="T52">2)</text:span><text:span text:style-name="T52"><text:tab/></text:span><text:span text:style-name="T52">Ein </text:span><text:span text:style-name="T54">Grammäquivalent</text:span><text:span text:style-name="T52"> transportiert für </text:span><text:span text:style-name="T53">alle</text:span><text:span text:style-name="T52"> Stoffe dieselbe </text:span><text:span text:style-name="T52"><text:tab/></text:span><text:span text:style-name="T52"><text:tab/></text:span><text:span text:style-name="T52"><text:tab/></text:span><text:span text:style-name="T52"><text:tab/></text:span><text:span text:style-name="T52">Ladungsmenge, gegeben durch die </text:span><text:span text:style-name="T54">Faraday-Konstante</text:span><text:span text:style-name="T52">:</text:span></text:p>
            <text:p text:style-name="P15"><text:span text:style-name="T52"/></text:p>
            <text:p text:style-name="P15"><text:span text:style-name="T52"/></text:p>
            <text:p text:style-name="P3"><text:span text:style-name="T52">Dabei definiert man: 1 Grammäquivalent = 1 Mol/Wertigkeit .</text:span></text:p>
            <text:p text:style-name="P3"><text:span text:style-name="T52">Ein Mol eines jeden Stoffes enthält stets </text:span><text:span text:style-name="T54">N</text:span><text:span text:style-name="T102">A</text:span><text:span text:style-name="T84"> Atome bzw. Moleküle. Ein einwertiges Ion transportiert demnach die Ladung</text:span></text:p>
            <text:p text:style-name="P3"><text:span text:style-name="T84"/></text:p>
            <text:p text:style-name="P3"><text:span text:style-name="T84"/></text:p>
            <text:p text:style-name="P3"><text:span text:style-name="T84">ein </text:span><text:span text:style-name="T54">n-</text:span><text:span text:style-name="T84">wertiges dagegen die Ladung </text:span><text:span text:style-name="T54">ne</text:span><text:span text:style-name="T84">.</text:span></text:p>
          </draw:text-box>
        </draw:frame>
        <draw:frame draw:style-name="gr2" draw:text-style-name="P3" draw:layer="layout" svg:width="5.166cm" svg:height="2.192cm" svg:x="11.416cm" svg:y="11.903cm">
          <text:p/>
          <draw:object xlink:href="../Faraday-Konstante.odf" xlink:type="simple" xlink:show="embed" xlink:actuate="onLoad"/>
          <draw:image xlink:href="./ObjectReplacements/Object 40" xlink:type="simple" xlink:show="embed" xlink:actuate="onLoad"/>
        </draw:frame>
        <draw:frame draw:style-name="gr2" draw:text-style-name="P3" draw:layer="layout" svg:width="9.026cm" svg:height="2.327cm" svg:x="9.486cm" svg:y="17.236cm">
          <text:p/>
          <draw:object xlink:href="../Ladungstransport%20eines%20einwertigen%20Ions%20(Faraday'sche%20Gesetze).odf"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Beschreiben Sie den Millikan-Versuch. Inwieweit beweist dieser die diskrete Struktur der elektrischen Ladung?</text:span></text:p>
          </draw:text-box>
        </draw:frame>
        <draw:frame presentation:style-name="pr1" draw:text-style-name="P4" draw:layer="layout" svg:width="25.199cm" svg:height="12.18cm" svg:x="1.4cm" svg:y="4.914cm" presentation:class="subtitle">
          <draw:text-box>
            <text:p><text:span text:style-name="T9">Untersucht wird die Bewegung kleinster elektrisch geladener Öltröpfchen in elektrischen Feldern. Die Messung der Ladung </text:span><text:span text:style-name="T11">q</text:span><text:span text:style-name="T16"> ergab stets ein ganzzahliges Vielfaches einer </text:span><text:span text:style-name="T11">Elementarladung</text:span><text:span text:style-name="T16">. Die diskrete Struktur der elektrischen Ladung war damit eindeutig bewiesen.</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text-style-name="P17" draw:layer="layout" svg:width="25.199cm" svg:height="3.506cm" svg:x="1.4cm" svg:y="0.837cm" presentation:class="title">
          <draw:text-box>
            <text:p text:style-name="P3"><text:span text:style-name="T22">Welche Methoden zur Erzeugung </text:span><text:span text:style-name="T103">freier</text:span><text:span text:style-name="T104"> Elektronen kennen Sie?</text:span></text:p>
          </draw:text-box>
        </draw:frame>
        <draw:frame presentation:style-name="pr1" draw:text-style-name="P16" draw:layer="layout" svg:width="25.199cm" svg:height="12.397cm" svg:x="1.4cm" svg:y="6.106cm" presentation:class="subtitle" presentation:user-transformed="true">
          <draw:text-box>
            <text:p text:style-name="P15"><text:span text:style-name="T9">(1)</text:span><text:span text:style-name="T9"><text:tab/></text:span><text:span text:style-name="T9">Elektronenbefreiung durch </text:span><text:span text:style-name="T11">Stoßionisation</text:span><text:span text:style-name="T16"> von Gasatomen. Man </text:span><text:span text:style-name="T16"><text:tab/></text:span><text:span text:style-name="T16"><text:tab/></text:span><text:span text:style-name="T16"><text:tab/></text:span><text:span text:style-name="T16">beschleunigt dazu geladene Teilchen in einem elektrischen Feld auf </text:span><text:span text:style-name="T16"><text:tab/></text:span><text:span text:style-name="T16"><text:tab/></text:span><text:span text:style-name="T16">hohe Geschwindigkeiten oder benutzt die hohen kinetischen </text:span><text:span text:style-name="T16"><text:tab/></text:span><text:span text:style-name="T16"><text:tab/></text:span><text:span text:style-name="T16"><text:tab/></text:span><text:span text:style-name="T16"><text:tab/></text:span><text:span text:style-name="T16">Energien der Teilchen eines </text:span><text:span text:style-name="T11">heißen</text:span><text:span text:style-name="T16"> Gases (</text:span><text:span text:style-name="T11">thermische Ionisierung</text:span><text:span text:style-name="T16">).</text:span></text:p>
            <text:p text:style-name="P15"><text:span text:style-name="T16">(2)</text:span><text:span text:style-name="T16"><text:tab/></text:span><text:span text:style-name="T11">Glühemission</text:span><text:span text:style-name="T16"> aus hoch erhitzten Metalloberflächen.</text:span></text:p>
            <text:p text:style-name="P15"><text:span text:style-name="T16">(3)</text:span><text:span text:style-name="T16"><text:tab/></text:span><text:span text:style-name="T11">Lichtelektrischer Effekt</text:span><text:span text:style-name="T16">. Hinreichend kurzwelliges Licht kann </text:span><text:span text:style-name="T16"><text:tab/></text:span><text:span text:style-name="T16"><text:tab/></text:span><text:span text:style-name="T16"><text:tab/></text:span><text:span text:style-name="T16"><text:tab/></text:span><text:span text:style-name="T16">Elektronen durch Energieaustausch aus Festkörpern befreien.</text:span></text:p>
            <text:p text:style-name="P15"><text:span text:style-name="T16">(4)</text:span><text:span text:style-name="T16"><text:tab/></text:span><text:span text:style-name="T11">Feldemission</text:span><text:span text:style-name="T16">. Durch extrem hohe elektrische Felder, wie sie sich zum </text:span><text:span text:style-name="T16"><text:tab/></text:span><text:span text:style-name="T16">Beispiel an scharfen Metallspitzen ausbilden, lassen sich Elektronen </text:span><text:span text:style-name="T16"><text:tab/></text:span><text:span text:style-name="T16"><text:tab/></text:span><text:span text:style-name="T16">aus Metalloberflächen abziehen.</text:span></text:p>
            <text:p text:style-name="P15"><text:span text:style-name="T16">(5)</text:span><text:span text:style-name="T16"><text:tab/></text:span><text:span text:style-name="T71">β-Strahlen</text:span><text:span text:style-name="T105">. Bestimmte radioaktive Substanzen emittieren spontan </text:span><text:span text:style-name="T105"><text:tab/></text:span><text:span text:style-name="T105"><text:tab/></text:span><text:span text:style-name="T105">Elektronen.</text:span></text:p>
          </draw:text-box>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rum stellt ein elektrisches Feld ein Energiespektrometer dar? Wonach </text:span><text:span text:style-name="T55">sortiert</text:span><text:span text:style-name="T56"> ein Magnetfeld?</text:span></text:p>
          </draw:text-box>
        </draw:frame>
        <draw:frame presentation:style-name="pr1" draw:text-style-name="P4" draw:layer="layout" svg:width="25.199cm" svg:height="12.18cm" svg:x="1.4cm" svg:y="4.914cm" presentation:class="subtitle" presentation:user-transformed="true">
          <draw:text-box>
            <text:p><text:span text:style-name="T9">Das elektrische Feld sortiert nach der kinetischen Energie (Ablenkung eines Elektronenstrahls im transversalen elektrischen Feld), stellt also ein Energiespektrometer dar:</text:span></text:p>
            <text:p><text:span text:style-name="T9"/></text:p>
            <text:p><text:span text:style-name="T9"/></text:p>
            <text:p><text:span text:style-name="T9"/></text:p>
            <text:p><text:span text:style-name="T9">Ein transversales Magnetfeld sortiert nach dem Impuls </text:span><text:span text:style-name="T11">mv</text:span><text:span text:style-name="T16"> :</text:span></text:p>
          </draw:text-box>
        </draw:frame>
        <draw:frame draw:style-name="gr2" draw:text-style-name="P3" draw:layer="layout" svg:width="4.578cm" svg:height="1.168cm" svg:x="11.71cm" svg:y="11.415cm">
          <text:p/>
          <draw:object xlink:href="../Elektrisches%20Feld%20als%20Energiespektrometer.odf" xlink:type="simple" xlink:show="embed" xlink:actuate="onLoad"/>
          <draw:image xlink:href="./ObjectReplacements/Object 42" xlink:type="simple" xlink:show="embed" xlink:actuate="onLoad"/>
        </draw:frame>
        <draw:frame draw:style-name="gr2" draw:text-style-name="P3" draw:layer="layout" svg:width="8.803cm" svg:height="2.564cm" svg:x="9.598cm" svg:y="15.617cm">
          <text:p/>
          <draw:object xlink:href="../transversales%20Magnetfeld%20als%20Impulsspektrometer.odf"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hängt die Elektronenmasse von der Geschwindigkeit ab?</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5.419cm" svg:height="3.991cm" svg:x="11.29cm" svg:y="9.404cm">
          <text:p/>
          <draw:object xlink:href="../Elektronenmasse%20in%20Abhängigkeit%20zur%20Geschwindigkeit.odf" xlink:type="simple" xlink:show="embed" xlink:actuate="onLoad"/>
          <draw:image xlink:href="./ObjectReplacements/Object 44" xlink:type="simple" xlink:show="embed" xlink:actuate="onLoad"/>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ie Einheit </text:span><text:span text:style-name="T8">Elektronenvolt</text:span><text:span text:style-name="T28"> definiert?</text:span></text:p>
          </draw:text-box>
        </draw:frame>
        <draw:frame presentation:style-name="pr1" draw:text-style-name="P4" draw:layer="layout" svg:width="25.199cm" svg:height="12.18cm" svg:x="1.4cm" svg:y="4.914cm" presentation:class="subtitle">
          <draw:text-box>
            <text:p><text:span text:style-name="T9">Ein Elektronenvolt ist die Arbeit, die aufgewendet werden muß, um die Elementarladung </text:span><text:span text:style-name="T11">e</text:span><text:span text:style-name="T16"> zwischen zwei Punkten zu verschieben, die eine Potentialdifferenz von 1 V aufweisen.</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Stern-Gerlach-Versuch.</text:span></text:p>
          </draw:text-box>
        </draw:frame>
        <draw:frame presentation:style-name="pr1" draw:text-style-name="P4" draw:layer="layout" svg:width="25.199cm" svg:height="12.18cm" svg:x="1.4cm" svg:y="4.914cm" presentation:class="subtitle">
          <draw:text-box>
            <text:p><text:span text:style-name="T9">In einem Ofen werden Ag-Atome </text:span><text:span text:style-name="T11">verdampft</text:span><text:span text:style-name="T16">.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draw:text-box>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text-style-name="P11" draw:layer="layout" svg:width="25.199cm" svg:height="3.506cm" svg:x="1.4cm" svg:y="0.836cm" presentation:class="title" presentation:user-transformed="true">
          <draw:text-box>
            <text:p><text:span text:style-name="T46">Welche Aufspaltung erfährt ein Ag-</text:span><text:span text:style-name="T106">Atom</text:span><text:span text:style-name="T107">strahl im Stern-Gerlach-Versuch? Was passiert, wenn man statt Ag-Atomen Ag</text:span><text:span text:style-name="T108">+</text:span><text:span text:style-name="T46">-Ionen verwendet?</text:span></text:p>
          </draw:text-box>
        </draw:frame>
        <draw:frame presentation:style-name="pr1" draw:text-style-name="P4" draw:layer="layout" svg:width="25.199cm" svg:height="14.463cm" svg:x="1.4cm" svg:y="5.773cm" presentation:class="subtitle" presentation:user-transformed="true">
          <draw:text-box>
            <text:p><text:span text:style-name="T16">Das Experiment zeigt zwei Spuren gleicher Intensität des um gleiche Beträge abgelenkten Strahls</text:span><text:span text:style-name="T9">:</text:span></text:p>
            <text:p><text:span text:style-name="T9"/></text:p>
            <text:p><text:span text:style-name="T9"/></text:p>
            <text:p><text:span text:style-name="T9"/></text:p>
            <text:p><text:span text:style-name="T9"/></text:p>
            <text:p><text:span text:style-name="T9"/></text:p>
            <text:p><text:span text:style-name="T9">Es hat also im Widerspruch zur klassischen Theorie eine Richtungsquantelung (cos </text:span><text:span text:style-name="T71">α</text:span><text:span text:style-name="T26"> = ±1 ↔ </text:span><text:span text:style-name="T71">α</text:span><text:span text:style-name="T26"> = 0,π) </text:span><text:span text:style-name="T9">stattgefunden.</text:span></text:p>
            <text:p><text:span text:style-name="T9"/></text:p>
            <text:p><text:span text:style-name="T9">Verwendet man stattdessen Ag</text:span><text:span text:style-name="T89">+</text:span><text:span text:style-name="T52">-Ionen, beobachtet man keine Aufspaltung. Die Strahlaufspaltung muß also dem beim Atom im Vergleich zum Ion zusätzlich vorhandenen </text:span><text:span text:style-name="T54">Leuchtelektron</text:span><text:span text:style-name="T84"> zuzuschreiben sein.</text:span></text:p>
          </draw:text-box>
        </draw:frame>
        <draw:frame draw:style-name="gr2" draw:text-style-name="P3" draw:layer="layout" svg:width="11.603cm" svg:height="3.666cm" svg:x="8.198cm" svg:y="8.666cm">
          <text:p/>
          <draw:object xlink:href="../Aufspaltung%20im%20Stern-Gerlach-Versuch.odf"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n Spin besitzt das Elektro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6.002cm" svg:height="2.192cm" svg:x="10.998cm" svg:y="9.403cm">
          <text:p/>
          <draw:object xlink:href="../Spin%20des%20Elektrons.odf" xlink:type="simple" xlink:show="embed" xlink:actuate="onLoad"/>
          <draw:image xlink:href="./ObjectReplacements/Object 46" xlink:type="simple" xlink:show="embed" xlink:actuate="onLoad"/>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Beschreiben Sie das Rutherfordsche Atommodell. Skizzieren Sie die Schlußfolgerungen, die zu dieser Modellvorstellung führten.</text:span></text:p>
          </draw:text-box>
        </draw:frame>
        <draw:frame presentation:style-name="pr1" draw:text-style-name="P4" draw:layer="layout" svg:width="25.199cm" svg:height="14.463cm" svg:x="1.4cm" svg:y="5.373cm" presentation:class="subtitle" presentation:user-transformed="true">
          <draw:text-box>
            <text:p><text:span text:style-name="T9">Rutherford ließ </text:span><text:span text:style-name="T26">α-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109">-15</text:span><text:span text:style-name="T73">m bis </text:span></text:p>
            <text:p><text:span text:style-name="T73">10</text:span><text:span text:style-name="T109">-14</text:span><text:span text:style-name="T73">m (vgl. 10</text:span><text:span text:style-name="T109">-10</text:span><text:span text:style-name="T73">m Atomradius) betragen dürfte. Um die schweren α-Teilchen ablenken zu können, muß er zudem praktisch die gesamte Atommasse in sich vereinigen. Aus der Art der Ablenkung folgte ferner zwingend, daß der Kern ebenso wie die α-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eren α-Teilchen nur am Kern gestreut werden.</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er </text:span><text:span text:style-name="T8">Stoßparameter</text:span><text:span text:style-name="T28"> definiert?</text:span></text:p>
          </draw:text-box>
        </draw:frame>
        <draw:frame presentation:style-name="pr1" draw:text-style-name="P4" draw:layer="layout" svg:width="25.199cm" svg:height="12.18cm" svg:x="1.4cm" svg:y="4.914cm" presentation:class="subtitle">
          <draw:text-box>
            <text:p><text:span text:style-name="T9">Der Stoßparameter </text:span><text:span text:style-name="T11">p</text:span><text:span text:style-name="T16"> bezeichnet den Abstand, in dem das Teilchen </text:span><text:span text:style-name="T99">ohne</text:span><text:span text:style-name="T100"> Wechselwirkung am Kern vorbeifliegen würde. Die Ablenkung ist umso schwächer je größer </text:span><text:span text:style-name="T23">p</text:span><text:span text:style-name="T100"> ist.</text:span></text:p>
          </draw:text-box>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m Begriff </text:span><text:span text:style-name="T8">Interferenz</text:span><text:span text:style-name="T28">?</text:span></text:p>
          </draw:text-box>
        </draw:frame>
        <draw:frame presentation:style-name="pr1" draw:text-style-name="P4" draw:layer="layout" svg:width="25.199cm" svg:height="12.18cm" svg:x="1.4cm" svg:y="4.914cm" presentation:class="subtitle">
          <draw:text-box>
            <text:p><text:span text:style-name="T9">Interferenz ist die Erscheinung, daß Licht durch Licht ausgelöscht werden kann, jedoch sind nur </text:span><text:span text:style-name="T11">kohärente</text:span><text:span text:style-name="T9"> Lichtwellen zur Interferenz fähig.</text:span></text:p>
          </draw:text-box>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nötigt man zur Interferenz kohärente Lichtwellen?</text:span></text:p>
          </draw:text-box>
        </draw:frame>
        <draw:frame presentation:style-name="pr1" draw:text-style-name="P4" draw:layer="layout" svg:width="25.199cm" svg:height="12.18cm" svg:x="1.4cm" svg:y="4.914cm" presentation:class="subtitle">
          <draw:text-box>
            <text:p><text:span text:style-name="T9">Interferierende Wellenzüge müssen während einer Zeit </text:span><text:span text:style-name="T11">t</text:span><text:span text:style-name="T16">, die groß verglichen mit der Schwingungsdauer </text:span><text:span text:style-name="T58">τ</text:span><text:span text:style-name="T110"> = 1 / </text:span><text:span text:style-name="T58">ν</text:span><text:span text:style-name="T16"> ist, in einer festen Phasenbeziehung zueinander stehen.</text:span></text:p>
          </draw:text-box>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Fresnelschen Spiegelversuch.</text:span></text:p>
          </draw:text-box>
        </draw:frame>
        <draw:frame presentation:style-name="pr1" draw:text-style-name="P4" draw:layer="layout" svg:width="25.199cm" svg:height="12.18cm" svg:x="1.4cm" svg:y="4.914cm" presentation:class="subtitle">
          <draw:text-box>
            <text:p><text:span text:style-name="T9">Beim </text:span><text:span text:style-name="T111">Fresnel-Spiegelversuch</text:span><text:span text:style-name="T112"> ersetzt man die Lichtquelle L durch die virtuellen Bilder (Lichtquellen) L1 und L2, die von zwei unter dem Winkel </text:span><text:span text:style-name="T113">α</text:span><text:span text:style-name="T114"> geneigten Spiegeln entworfen werden. Von diesen virtuellen, sicher kohärenten Lichtquellen gehen die Lichtbündel B1 und B2 aus, die miteinander interferieren.</text:span></text:p>
          </draw:text-box>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Unter welchen Bedingungen ergeben sich bei </text:span><text:span text:style-name="T115">Interferenzstreifen gleicher Neigung</text:span><text:span text:style-name="T116"> Verstärkung bzw. Auslöschung?</text:span></text:p>
          </draw:text-box>
        </draw:frame>
        <draw:frame presentation:style-name="pr1" draw:text-style-name="P4" draw:layer="layout" svg:width="25.199cm" svg:height="12.18cm" svg:x="1.4cm" svg:y="4.914cm" presentation:class="subtitle">
          <draw:text-box>
            <text:p><text:span text:style-name="T9"/></text:p>
            <text:p><text:span text:style-name="T9"/></text:p>
            <text:p><text:span text:style-name="T9"/></text:p>
            <text:p><text:span text:style-name="T9"/></text:p>
            <text:p><text:span text:style-name="T9"/></text:p>
            <text:p><text:span text:style-name="T11">z</text:span><text:span text:style-name="T9"> = 0,1,2,3,... ist die Ordnungszahl der Interferenz.</text:span></text:p>
          </draw:text-box>
        </draw:frame>
        <draw:frame draw:style-name="gr2" draw:text-style-name="P3" draw:layer="layout" svg:width="11.97cm" svg:height="3.986cm" svg:x="8.014cm" svg:y="8.506cm">
          <text:p/>
          <draw:object xlink:href="../Verstärkung%20und%20Auslöschung%20bei%20Interferenzstreifen%20gleicher%20Neigung%20besser.odf"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zeichnet man als </text:span><text:span text:style-name="T8">Poissonschen Fleck</text:span><text:span text:style-name="T28">?</text:span></text:p>
          </draw:text-box>
        </draw:frame>
        <draw:frame presentation:style-name="pr1" draw:text-style-name="P4" draw:layer="layout" svg:width="25.199cm" svg:height="12.18cm" svg:x="1.4cm" svg:y="4.914cm" presentation:class="subtitle">
          <draw:text-box>
            <text:p><text:span text:style-name="T9">Gebeugtes Licht, das hinter einem kleinen, schattenwerfenden Scheibchen als heller Fleck </text:span><text:span text:style-name="T11">im Zentrum des Schattens</text:span><text:span text:style-name="T9"> erscheint.</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Beugung</text:span><text:span text:style-name="T28">.</text:span></text:p>
          </draw:text-box>
        </draw:frame>
        <draw:frame presentation:style-name="pr1" draw:text-style-name="P4" draw:layer="layout" svg:width="25.199cm" svg:height="12.18cm" svg:x="1.4cm" svg:y="4.914cm" presentation:class="subtitle">
          <draw:text-box>
            <text:p><text:span text:style-name="T9">Die Abweichung des Lichtes von der geradlinigen Ausbreitung wird als </text:span><text:span text:style-name="T111">Beugung</text:span><text:span text:style-name="T9"> bezeichnet.</text:span></text:p>
          </draw:text-box>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Huygenssche Prinzip.</text:span></text:p>
          </draw:text-box>
        </draw:frame>
        <draw:frame presentation:style-name="pr1" draw:text-style-name="P4" draw:layer="layout" svg:width="25.199cm" svg:height="12.18cm" svg:x="1.4cm" svg:y="4.914cm" presentation:class="subtitle">
          <draw:text-box>
            <text:p><text:span text:style-name="T9">Jeder Punkt des Raumes, der von einer Welle erreicht wird, ist der Entstehungsort einer neuen Elementarwelle. Der Wellenzustand zu einem späteren Zeitpunkt ist das Ergebnis der Interferenz aller Elementarwellen.</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text-style-name="P7" draw:layer="layout" svg:width="25.199cm" svg:height="3.506cm" svg:x="1.4cm" svg:y="0.837cm" presentation:class="title">
          <draw:text-box>
            <text:p><text:span text:style-name="T22">Erklären Sie mit Hilfe der Fresnelschen Zonen die Entstehung des Poissonschen Flecks.</text:span></text:p>
          </draw:text-box>
        </draw:frame>
        <draw:frame presentation:style-name="pr1" draw:text-style-name="P8" draw:layer="layout" svg:width="25.199cm" svg:height="12.18cm" svg:x="1.4cm" svg:y="4.914cm" presentation:class="subtitle">
          <draw:text-box>
            <text:p><text:span text:style-name="T30">Die Fresnelschen Zonen werden </text:span><text:span text:style-name="T117">ausgehend vom Bildpunkt P </text:span><text:span text:style-name="T30">durch eine Schar von konzentrischen Kugelflächen mit Radienunterschieden von </text:span><text:span text:style-name="T69">λ</text:span><text:span text:style-name="T117">/2 aus der Wellenfront W der Lichtquelle L ausgeschnitten. Ein Flächensegment F</text:span><text:span text:style-name="T118">n</text:span><text:span text:style-name="T117"> ist somit </text:span><text:span text:style-name="T69">λ</text:span><text:span text:style-name="T117">/2 breit. Wird die innerste Zone durch einen Schirm abgedeckt, so bleibt trotzdem in P Helligkeit, weil nun die Summation über die zweite, dritte, …, </text:span><text:span text:style-name="T69">n</text:span><text:span text:style-name="T117">-te Zone die Wirkung der halben zweiten Zone in P übrig läßt. Schirmt man auch die zweite Zone ab, so bleibt die Wirkung der halben dritten Zone, usw. …</text:span></text:p>
          </draw:text-box>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text-style-name="P7" draw:layer="layout" svg:width="25.199cm" svg:height="3.506cm" svg:x="1.4cm" svg:y="0.837cm" presentation:class="title">
          <draw:text-box>
            <text:p><text:span text:style-name="T22">Wodurch unterscheidet man Fraunhofer- und Fresnel-Beugung?</text:span></text:p>
          </draw:text-box>
        </draw:frame>
        <draw:frame presentation:style-name="pr1" draw:text-style-name="P4" draw:layer="layout" svg:width="25.199cm" svg:height="12.18cm" svg:x="1.4cm" svg:y="4.914cm" presentation:class="subtitle">
          <draw:text-box>
            <text:p><text:span text:style-name="T9">Fraunhofer-Beugung tritt bei parallelem, Fresnel-Beugung bei divergentem Licht auf.</text:span></text:p>
          </draw:text-box>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ie lauten die Bedingungen für Intensitätsminima bzw. Intensitätsmaxima bei der Beugung am Einzelspalt?</text:span></text:p>
          </draw:text-box>
        </draw:frame>
        <draw:frame presentation:style-name="pr1" draw:text-style-name="P18" draw:layer="layout" svg:width="25.199cm" svg:height="12.18cm" svg:x="1.4cm" svg:y="4.914cm" presentation:class="subtitle" presentation:user-transformed="true">
          <draw:text-box>
            <text:p text:style-name="P15"><text:span text:style-name="T24"><text:tab/></text:span><text:span text:style-name="T24"><text:tab/></text:span><text:span text:style-name="T24"><text:tab/></text:span><text:span text:style-name="T24">Intensitätsminima:</text:span></text:p>
            <text:p text:style-name="P15"><text:span text:style-name="T24"/></text:p>
            <text:p text:style-name="P15"><text:span text:style-name="T24"/></text:p>
            <text:p text:style-name="P15"><text:span text:style-name="T24"/></text:p>
            <text:p text:style-name="P15"><text:span text:style-name="T24"/></text:p>
            <text:p text:style-name="P15"><text:span text:style-name="T24"><text:tab/></text:span><text:span text:style-name="T24"><text:tab/></text:span><text:span text:style-name="T24"><text:tab/></text:span><text:span text:style-name="T24">Intensitätsmaxima:</text:span></text:p>
          </draw:text-box>
        </draw:frame>
        <draw:frame draw:style-name="gr2" draw:text-style-name="P3" draw:layer="layout" svg:width="10.864cm" svg:height="1.168cm" svg:x="8.567cm" svg:y="10.415cm">
          <text:p/>
          <draw:object xlink:href="../Intensitätsminima%20bei%20Beugung%20am%20Einzelspalt.odf" xlink:type="simple" xlink:show="embed" xlink:actuate="onLoad"/>
          <draw:image xlink:href="./ObjectReplacements/Object 48" xlink:type="simple" xlink:show="embed" xlink:actuate="onLoad"/>
        </draw:frame>
        <draw:frame draw:style-name="gr2" draw:text-style-name="P3" draw:layer="layout" svg:width="12.844cm" svg:height="2.405cm" svg:x="7.577cm" svg:y="15.297cm">
          <text:p/>
          <draw:object xlink:href="../Intensitätsmaxima%20bei%20Beugung%20am%20Einzelspalt.odf" xlink:type="simple" xlink:show="embed" xlink:actuate="onLoad"/>
          <draw:image xlink:href="./ObjectReplacements/Object 49" xlink:type="simple" xlink:show="embed" xlink:actuate="onLoad"/>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text-style-name="P19" draw:layer="layout" svg:width="25.199cm" svg:height="3.506cm" svg:x="1.4cm" svg:y="0.838cm" presentation:class="title" presentation:user-transformed="true">
          <draw:text-box>
            <text:p><text:span text:style-name="T119">Von welchen Faktoren ist die Intensität der um den Winkel </text:span><text:span text:style-name="T120">α</text:span><text:span text:style-name="T121"> am Einzelspalt gebeugten Strahlung im wesentlichen bestimmt?</text:span></text:p>
          </draw:text-box>
        </draw:frame>
        <draw:frame presentation:style-name="pr1" draw:text-style-name="P4" draw:layer="layout" svg:width="25.199cm" svg:height="12.18cm" svg:x="1.4cm" svg:y="4.914cm" presentation:class="subtitle">
          <draw:text-box>
            <text:p><text:span text:style-name="T9">Mit wachsender Ordnung </text:span><text:span text:style-name="T11">n</text:span><text:span text:style-name="T16"> der Maxima muß die Intensität abnehmen, da dann ein immer kleineres Strahlenbündel </text:span><text:span text:style-name="T99">nicht</text:span><text:span text:style-name="T100"> weginterferiert wird.</text:span></text:p>
          </draw:text-box>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Welche Bedingung ist für die Hauptmaxima der Beugung an einem Gitter aus </text:span><text:span text:style-name="T115">N</text:span><text:span text:style-name="T116"> Spalten der Breite </text:span><text:span text:style-name="T115">d</text:span><text:span text:style-name="T116"> im Abstand </text:span><text:span text:style-name="T115">a</text:span><text:span text:style-name="T116"> zu erfülle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11.997cm" svg:height="1.836cm" svg:x="8.001cm" svg:y="9.581cm">
          <text:p/>
          <draw:object xlink:href="../Bedingung%20für%20Hauptmaxima%20bei%20Beugung%20am%20Gitter.odf" xlink:type="simple" xlink:show="embed" xlink:actuate="onLoad"/>
          <draw:image xlink:href="./ObjectReplacements/Object 50" xlink:type="simple" xlink:show="embed" xlink:actuate="onLoad"/>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n Typ </text:span><text:span text:style-name="T87">Gitter</text:span><text:span text:style-name="T88"> benötigt man für Beugungserscheinungen bei Röntgenstrahlung?</text:span></text:p>
          </draw:text-box>
        </draw:frame>
        <draw:frame presentation:style-name="pr1" draw:text-style-name="P4" draw:layer="layout" svg:width="25.199cm" svg:height="12.18cm" svg:x="1.4cm" svg:y="4.914cm" presentation:class="subtitle">
          <draw:text-box>
            <text:p><text:span text:style-name="T9">Aufgrund der sehr kurzen Wellenlänge ein sehr kleines, beispielsweise die regelmäßige Anordnung der Atome im Kristallgitter.</text:span></text:p>
          </draw:text-box>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ein Bravais-Gitter?</text:span></text:p>
          </draw:text-box>
        </draw:frame>
        <draw:frame presentation:style-name="pr1" draw:text-style-name="P4" draw:layer="layout" svg:width="25.199cm" svg:height="12.18cm" svg:x="1.4cm" svg:y="4.914cm" presentation:class="subtitle" presentation:user-transformed="true">
          <draw:text-box>
            <text:p><text:span text:style-name="T9">Bei einem Bravais-Gitter ist jede Atomart durch ein Tripel </text:span><text:span text:style-name="T10">n</text:span><text:span text:style-name="T100"> = (</text:span><text:span text:style-name="T23">n</text:span><text:span text:style-name="T82">1</text:span><text:span text:style-name="T78">, </text:span><text:span text:style-name="T83">n</text:span><text:span text:style-name="T82">2</text:span><text:span text:style-name="T78">, </text:span><text:span text:style-name="T83">n</text:span><text:span text:style-name="T82">3</text:span><text:span text:style-name="T78">) </text:span><text:span text:style-name="T122">ganzer</text:span><text:span text:style-name="T78"> Zahlen </text:span><text:span text:style-name="T78"><text:tab/></text:span><text:span text:style-name="T78"><text:tab/></text:span><text:span text:style-name="T78"><text:tab/></text:span><text:span text:style-name="T78">gekennzeichnet:</text:span></text:p>
            <text:p><text:span text:style-name="T78"/></text:p>
            <text:p><text:span text:style-name="T78"/></text:p>
            <text:p><text:span text:style-name="T78"/></text:p>
            <text:p><text:span text:style-name="T78"/></text:p>
            <text:p><text:span text:style-name="T78"/></text:p>
            <text:p><text:span text:style-name="T78">Es gibt 14 Bravais-Gitter; die </text:span><text:span text:style-name="T123">a</text:span><text:span text:style-name="T124">i</text:span><text:span text:style-name="T78"> (beliebige Translationsvektoren, die nicht in einer Ebene liegen) bilden eine kristallographische Basis.</text:span></text:p>
          </draw:text-box>
        </draw:frame>
        <draw:frame draw:style-name="gr2" draw:text-style-name="P3" draw:layer="layout" svg:width="2.54cm" svg:height="1.168cm" svg:x="12.329cm" svg:y="7.362cm">
          <text:p/>
          <draw:object xlink:href="../ni%20in%20setZ.odf" xlink:type="simple" xlink:show="embed" xlink:actuate="onLoad"/>
          <draw:image xlink:href="./ObjectReplacements/Object 51" xlink:type="simple" xlink:show="embed" xlink:actuate="onLoad"/>
        </draw:frame>
        <draw:frame draw:style-name="gr2" draw:text-style-name="P3" draw:layer="layout" svg:width="4.561cm" svg:height="2.392cm" svg:x="11.719cm" svg:y="9.803cm">
          <text:p/>
          <draw:object xlink:href="../Bravais-Gitter.odf" xlink:type="simple" xlink:show="embed" xlink:actuate="onLoad"/>
          <draw:image xlink:href="./ObjectReplacements/Object 52"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draw:text-box>
              <text:p><text:span text:style-name="T125">(Seite 47, Wikipedia: Elementarzelle, Bravais-Gitter)</text:span></text:p>
            </draw:text-box>
          </draw:frame>
        </presentation:notes>
      </draw:page>
      <draw:page draw:name="page64" draw:style-name="dp3" draw:master-page-name="Standard" presentation:presentation-page-layout-name="AL1T0">
        <draw:frame presentation:style-name="pr2" draw:text-style-name="P7" draw:layer="layout" svg:width="25.199cm" svg:height="3.506cm" svg:x="1.4cm" svg:y="0.837cm" presentation:class="title">
          <draw:text-box>
            <text:p><text:span text:style-name="T22">Erläutern Sie die Bedeutung der Laueschen Gleichungen.</text:span></text:p>
          </draw:text-box>
        </draw:frame>
        <draw:frame presentation:style-name="pr1" draw:text-style-name="P4" draw:layer="layout" svg:width="25.199cm" svg:height="12.18cm" svg:x="1.4cm" svg:y="4.914cm" presentation:class="subtitle">
          <draw:text-box>
            <text:p><text:span text:style-name="T9">Die Laueschen Gleichungen</text:span></text:p>
            <text:p><text:span text:style-name="T9"/></text:p>
            <text:p><text:span text:style-name="T9"/></text:p>
            <text:p><text:span text:style-name="T9">liefern die Bedingungen für Maxima der Intensität.</text:span></text:p>
          </draw:text-box>
        </draw:frame>
        <draw:frame draw:style-name="gr2" draw:text-style-name="P3" draw:layer="layout" svg:width="17.529cm" svg:height="1.168cm" svg:x="5.235cm" svg:y="10.515cm">
          <text:p/>
          <draw:object xlink:href="../Lauesche%20Gleichungen.odf" xlink:type="simple" xlink:show="embed" xlink:actuate="onLoad"/>
          <draw:image xlink:href="./ObjectReplacements/Object 53" xlink:type="simple" xlink:show="embed" xlink:actuate="onLoad"/>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as reziproke Gitter definiert?</text:span></text:p>
          </draw:text-box>
        </draw:frame>
        <draw:frame presentation:style-name="pr1" draw:text-style-name="P4" draw:layer="layout" svg:width="25.199cm" svg:height="12.18cm" svg:x="1.4cm" svg:y="4.914cm" presentation:class="subtitle">
          <draw:text-box>
            <text:p><text:span text:style-name="T9">Das reziproke Gitter ist wie folgt definiert:</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10">b</text:span><text:span text:style-name="T124">i</text:span><text:span text:style-name="T126"> sind die primitiven Translationen des reziproken Gitters.</text:span></text:p>
          </draw:text-box>
        </draw:frame>
        <draw:frame draw:style-name="gr2" draw:text-style-name="P3" draw:layer="layout" svg:width="18.281cm" svg:height="5.822cm" svg:x="4.859cm" svg:y="7.688cm">
          <text:p/>
          <draw:object xlink:href="../reziprokes%20Gitter.odf" xlink:type="simple" xlink:show="embed" xlink:actuate="onLoad"/>
          <draw:image xlink:href="./ObjectReplacements/Object 54" xlink:type="simple" xlink:show="embed" xlink:actuate="onLoad"/>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as hat das Beugungsbild eines realen Kristallgitters mit dem entsprechenden reziproken Gitter zu tun?</text:span></text:p>
          </draw:text-box>
        </draw:frame>
        <draw:frame presentation:style-name="pr1" draw:text-style-name="P4" draw:layer="layout" svg:width="25.199cm" svg:height="12.18cm" svg:x="1.4cm" svg:y="4.914cm" presentation:class="subtitle">
          <draw:text-box>
            <text:p><text:span text:style-name="T9">Das vom Kristallgitter entworfene Beugungsbild ist ein Abbild des reziproken Gitters.</text:span></text:p>
          </draw:text-box>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der Vektor des reziproken Gitters?</text:span></text:p>
          </draw:text-box>
        </draw:frame>
        <draw:frame presentation:style-name="pr1" draw:text-style-name="P4" draw:layer="layout" svg:width="25.199cm" svg:height="12.18cm" svg:x="1.4cm" svg:y="4.914cm" presentation:class="subtitle">
          <draw:text-box>
            <text:p><text:span text:style-name="T10">k</text:span><text:span text:style-name="T9"> – </text:span><text:span text:style-name="T10">k</text:span><text:span text:style-name="T9">' </text:span><text:span text:style-name="T127">≡ </text:span><text:span text:style-name="T128">K</text:span><text:span text:style-name="T127"> </text:span><text:span text:style-name="T9">: Vektor des reziproken Gitters</text:span></text:p>
            <text:p><text:span text:style-name="T9"/></text:p>
            <text:p><text:span text:style-name="T10">k</text:span><text:span text:style-name="T24"> </text:span><text:span text:style-name="T29">= Wellenvektor der einfallenden Welle</text:span></text:p>
            <text:p><text:span text:style-name="T10">k'</text:span><text:span text:style-name="T29"> = Wellenvektor der nach P gestreuten Welle</text:span></text:p>
            <text:p><text:span text:style-name="T29"/></text:p>
            <text:p><text:span text:style-name="T29">Der reziproke Gittervektor ist durch folgende Gleichung definiert:</text:span></text:p>
          </draw:text-box>
        </draw:frame>
        <draw:frame draw:style-name="gr2" draw:text-style-name="P3" draw:layer="layout" svg:width="7.945cm" svg:height="1.198cm" svg:x="10.027cm" svg:y="14.9cm">
          <text:p/>
          <draw:object xlink:href="../Definitionsgleichung%20des%20reziproken%20Gittervektors.odf" xlink:type="simple" xlink:show="embed" xlink:actuate="onLoad"/>
          <draw:image xlink:href="./ObjectReplacements/Object 55" xlink:type="simple" xlink:show="embed" xlink:actuate="onLoad"/>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text-style-name="P7" draw:layer="layout" svg:width="25.199cm" svg:height="3.506cm" svg:x="1.4cm" svg:y="0.837cm" presentation:class="title">
          <draw:text-box>
            <text:p><text:span text:style-name="T22">Was beobachtet man in Richtung des Vektors des reziproken Gitters und wie heißt diese Stelle?</text:span></text:p>
          </draw:text-box>
        </draw:frame>
        <draw:frame presentation:style-name="pr1" draw:text-style-name="P4" draw:layer="layout" svg:width="25.199cm" svg:height="12.18cm" svg:x="1.4cm" svg:y="4.914cm" presentation:class="subtitle">
          <draw:text-box>
            <text:p><text:span text:style-name="T9">Konstruktive Interferenz (</text:span><text:span text:style-name="T24">Lauescher Interferenzfleck</text:span><text:span text:style-name="T9">)</text:span></text:p>
          </draw:text-box>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text-style-name="P7" draw:layer="layout" svg:width="25.199cm" svg:height="3.506cm" svg:x="1.4cm" svg:y="0.837cm" presentation:class="title">
          <draw:text-box>
            <text:p><text:span text:style-name="T22">Drücken Sie den Netzebenenabstand </text:span><text:span text:style-name="T87">d</text:span><text:span text:style-name="T88"> durch einen passenden reziproken Gittervektor aus.</text:span></text:p>
          </draw:text-box>
        </draw:frame>
        <draw:frame presentation:style-name="pr1" draw:text-style-name="P4" draw:layer="layout" svg:width="25.199cm" svg:height="12.18cm" svg:x="1.4cm" svg:y="4.914cm" presentation:class="subtitle">
          <draw:text-box>
            <text:p><text:span text:style-name="T10"/></text:p>
            <text:p><text:span text:style-name="T10"/></text:p>
            <text:p><text:span text:style-name="T10"/></text:p>
            <text:p><text:span text:style-name="T10">G</text:span><text:span text:style-name="T129">p</text:span><text:span text:style-name="T52"> ist der kürzeste reziproke Vektor in Richtung </text:span><text:span text:style-name="T123">K</text:span><text:span text:style-name="T52">, welcher als reziproker Gittervektor senkrecht auf einer Netzebenenschar mit Abstand </text:span><text:span text:style-name="T54">d</text:span><text:span text:style-name="T52"> steht.</text:span></text:p>
            <text:p><text:span text:style-name="T52"/></text:p>
            <text:p><text:span text:style-name="T52"/></text:p>
            <text:p><text:span text:style-name="T52">Die Ordnung </text:span><text:span text:style-name="T54">n</text:span><text:span text:style-name="T52"> der Braggreflexion ist die Länge von </text:span><text:span text:style-name="T123">K</text:span><text:span text:style-name="T52"> = </text:span><text:span text:style-name="T123">k</text:span><text:span text:style-name="T52"> - </text:span><text:span text:style-name="T123">k</text:span><text:span text:style-name="T52">' dividiert durch die Länge des kleinsten zu </text:span><text:span text:style-name="T123">K</text:span><text:span text:style-name="T52"> parallelen Gittervektors</text:span></text:p>
          </draw:text-box>
        </draw:frame>
        <draw:frame draw:style-name="gr2" draw:text-style-name="P3" draw:layer="layout" svg:width="4.608cm" svg:height="2.346cm" svg:x="11.695cm" svg:y="6.326cm">
          <text:p/>
          <draw:object xlink:href="../Netzebenenabstand%20mit%20reziprokem%20Gittervektor.odf" xlink:type="simple" xlink:show="embed" xlink:actuate="onLoad"/>
          <draw:image xlink:href="./ObjectReplacements/Object 56" xlink:type="simple" xlink:show="embed" xlink:actuate="onLoad"/>
        </draw:frame>
        <draw:frame draw:style-name="gr2" draw:text-style-name="P3" draw:layer="layout" svg:width="11.544cm" svg:height="2.192cm" svg:x="8.227cm" svg:y="11.503cm">
          <text:p/>
          <draw:object xlink:href="../Netzebenenabstand%20mit%20reziprokem%20Gittervektor%20Teil%202.odf" xlink:type="simple" xlink:show="embed" xlink:actuate="onLoad"/>
          <draw:image xlink:href="./ObjectReplacements/Object 57" xlink:type="simple" xlink:show="embed" xlink:actuate="onLoad"/>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text-style-name="P20" draw:layer="layout" svg:width="25.199cm" svg:height="3.506cm" svg:x="1.4cm" svg:y="0.837cm" presentation:class="title">
          <draw:text-box>
            <text:p><text:span text:style-name="T130">Was ist eine </text:span><text:span text:style-name="T131">Bragg-Ebene</text:span><text:span text:style-name="T132">?</text:span></text:p>
          </draw:text-box>
        </draw:frame>
        <draw:frame presentation:style-name="pr1" draw:text-style-name="P8" draw:layer="layout" svg:width="25.199cm" svg:height="12.18cm" svg:x="1.4cm" svg:y="4.914cm" presentation:class="subtitle" presentation:user-transformed="true">
          <draw:text-box>
            <text:p><text:span text:style-name="T30">Die Projektion eines </text:span><text:span text:style-name="T60">einfallenden</text:span><text:span text:style-name="T30"> Wellenvektors </text:span><text:span text:style-name="T133">k</text:span><text:span text:style-name="T30"> auf die Richtung eines reziproken Gittervektors </text:span><text:span text:style-name="T133">K</text:span><text:span text:style-name="T30"> muß gleich dessen halber Länge sein. Solche </text:span><text:span text:style-name="T133">k</text:span><text:span text:style-name="T30">-Vektoren definieren eine Ebene, die auf </text:span><text:span text:style-name="T133">K</text:span><text:span text:style-name="T30"> senkrecht steht. Man nennt diese Ebene </text:span><text:span text:style-name="T60">Bragg-Ebene</text:span><text:span text:style-name="T30">.</text:span></text:p>
            <text:p><text:span text:style-name="T30"/></text:p>
            <text:p><text:span text:style-name="T30">Sie steht steht in der Mitte von </text:span><text:span text:style-name="T133">K</text:span><text:span text:style-name="T30"> senkrecht auf </text:span><text:span text:style-name="T133">K</text:span><text:span text:style-name="T30">. Wegen gleicher Länge des einfallenden und gestreutenWellenvektors (</text:span><text:span text:style-name="T60">k</text:span><text:span text:style-name="T30"> = </text:span><text:span text:style-name="T60">k'</text:span><text:span text:style-name="T30">) schließen die beiden, die Laue-Bedingungen erfüllenden Wellenvektoren denselben Winkel </text:span><text:span text:style-name="T134">θ</text:span><text:span text:style-name="T70"> mit der Bragg-Ebene ein (</text:span><text:span text:style-name="T69">K</text:span><text:span text:style-name="T70"> = 2 </text:span><text:span text:style-name="T69">k</text:span><text:span text:style-name="T70"> sin </text:span><text:span text:style-name="T134">θ</text:span><text:span text:style-name="T70">).</text:span></text:p>
          </draw:text-box>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besagt die Bragg-Bedingung?</text:span></text:p>
          </draw:text-box>
        </draw:frame>
        <draw:frame presentation:style-name="pr1" draw:layer="layout" svg:width="25.199cm" svg:height="12.18cm" svg:x="1.4cm" svg:y="4.914cm" presentation:class="subtitle" presentation:user-transformed="true">
          <draw:text-box>
            <text:p>Ein gebeugter Strahl nennenswerter Intensität ergibt sich nur in den Richtungen, in denen die an parallelen Netzebenen reflektierte Strahlung konstruktiv interferiert, d.h. einen Gangunterschied aufweist der einem ganzzahligen Vielfachen der Wellenlänge <text:span text:style-name="T58">λ</text:span> entspricht:</text:p>
            <text:p/>
            <text:p>2 <text:span text:style-name="T135">d</text:span>(<text:span text:style-name="T135">p</text:span><text:span text:style-name="T136">1</text:span>,<text:span text:style-name="T135">p</text:span><text:span text:style-name="T136">2</text:span>,<text:span text:style-name="T135">p</text:span><text:span text:style-name="T136">3</text:span>) sin<text:span text:style-name="T58">θ</text:span><text:span text:style-name="T137"> = </text:span><text:span text:style-name="T138">n</text:span><text:span text:style-name="T58">λ</text:span><text:span text:style-name="T137"> ;   </text:span><text:span text:style-name="T138">n</text:span><text:span text:style-name="T137"> = 1,2,...</text:span></text:p>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 experimentellen Fakten verhindern eine klassische Deutung des Photoeffekts?</text:span></text:p>
          </draw:text-box>
        </draw:frame>
        <draw:frame presentation:style-name="pr1" draw:layer="layout" svg:width="25.199cm" svg:height="12.18cm" svg:x="1.4cm" svg:y="5.914cm" presentation:class="subtitle" presentation:user-transformed="true">
          <draw:text-box>
            <text:p>Der Photoeffekt tritt erst oberhalb einer Grenzfrequenz <text:span text:style-name="T58">ν</text:span><text:span text:style-name="T139">g</text:span><text:span text:style-name="T137"> auf.</text:span></text:p>
            <text:p><text:span text:style-name="T110"/></text:p>
            <text:p><text:span text:style-name="T110">Die kinetische Energie der austretenden Photoelektronen wird durch die Frequenz des eingestrahlten Lichtes festgelegt, ist jedoch unabhängig von der Lichtintensität.</text:span></text:p>
            <text:p><text:span text:style-name="T137"/></text:p>
            <text:p><text:span text:style-name="T137">Für </text:span><text:span text:style-name="T58">ν</text:span><text:span text:style-name="T110"> </text:span><text:span text:style-name="T110">≥</text:span><text:span text:style-name="T110"> </text:span><text:span text:style-name="T58">ν</text:span><text:span text:style-name="T139">g</text:span><text:span text:style-name="T110"> ist die </text:span><text:span text:style-name="T58">Zahl</text:span><text:span text:style-name="T110"> der emittierten Photoelektronen allerdings proportional zur eingestrahlten Lichtintensität.</text:span></text:p>
            <text:p><text:span text:style-name="T110"/></text:p>
            <text:p><text:span text:style-name="T137">Nach der klassischen Elektrodynamik ist die Energie einer elektromagnetischen Welle allerdings durch deren Intensität gegeben!</text:span></text:p>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draw:text-box>
              <text:p><text:span text:style-name="T137">Der Photoeffekt tritt erst oberhalb einer Grenzfrequenz </text:span><text:span text:style-name="T58">ν</text:span><text:span text:style-name="T139">g</text:span><text:span text:style-name="T137"> auf.</text:span><text:span text:style-name="T137"> Nicht die Intensität, sondern die Energie ist also ausschlaggebend ob Elektronen ausgelöst werden können.</text:span></text:p>
            </draw:text-box>
          </draw:frame>
        </presentation:notes>
      </draw:page>
      <draw:page draw:name="page73"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Beschreiben Sie Einsteins Lichtquantenhypothese.</text:span></text:p>
          </draw:text-box>
        </draw:frame>
        <draw:frame presentation:style-name="pr1" draw:layer="layout" svg:width="25.199cm" svg:height="12.18cm" svg:x="1.4cm" svg:y="4.914cm" presentation:class="subtitle" presentation:user-transformed="true">
          <draw:text-box>
            <text:p>Die Strahlung der Frequenz <text:span text:style-name="T135">ν</text:span> verhält sich bei der Wechselwirkung mit Materie wie eine Ansammlung von Lichtquanten (Photonen) mit der Energie</text:p>
            <text:p/>
            <text:p><text:span text:style-name="T135">E</text:span> = <text:span text:style-name="T135">h</text:span> <text:span text:style-name="T135">ν</text:span></text:p>
            <text:p><text:span text:style-name="T140"/></text:p>
            <text:p><text:span text:style-name="T135">h</text:span> ist das <text:span text:style-name="T140">Plancksche Wirkungsquantum</text:span> und <text:span text:style-name="T135">ν</text:span> die Frequenz des Lichts</text:p>
          </draw:text-box>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text-style-name="P21" draw:layer="layout" svg:width="25.199cm" svg:height="3.506cm" svg:x="1.4cm" svg:y="0.837cm" presentation:class="title">
          <draw:text-box>
            <text:p text:style-name="P21"><text:span text:style-name="T141">Warum tritt der Photoeffekt erst oberhalb einer gewissen Grenzfrequenz </text:span><text:span text:style-name="T142">ν</text:span><text:span text:style-name="T143">g</text:span><text:span text:style-name="T141"> auf?</text:span></text:p>
          </draw:text-box>
        </draw:frame>
        <draw:frame presentation:style-name="pr1" draw:layer="layout" svg:width="25.199cm" svg:height="12.18cm" svg:x="1.4cm" svg:y="4.914cm" presentation:class="subtitle" presentation:user-transformed="true">
          <draw:text-box>
            <text:p>Jedes aus dem Metall befreite Elektron absorbiert genau ein Lichtquant, wodurch sich seine Energie um <text:span text:style-name="T135">hν</text:span> erhöht. Davon wird die Austrittsarbeit <text:span text:style-name="T135">W</text:span><text:span text:style-name="T136">A</text:span> verbraucht, um die bindenden Kräfte des Metalls zu überwinden. Für <text:span text:style-name="T135">ν</text:span> &lt; <text:span text:style-name="T135">ν</text:span><text:span text:style-name="T136">g</text:span> kann das Elektron das Metall nicht verlassen. Die Überschußenergie verbleibt dem Photoelektron als kinetische Energie:</text:p>
          </draw:text-box>
        </draw:frame>
        <draw:frame draw:style-name="gr2" draw:text-style-name="P3" draw:layer="layout" svg:width="6.598cm" svg:height="2.192cm" svg:x="10.7cm" svg:y="14.403cm">
          <text:p/>
          <draw:object xlink:href="../Überschussenergie%20nach%20der%20Lichtquantenhypothese.odf" xlink:type="simple" xlink:show="embed" xlink:actuate="onLoad"/>
          <draw:image xlink:href="./ObjectReplacements/Object 27" xlink:type="simple" xlink:show="embed" xlink:actuate="onLoad"/>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 text:style-name="P5"><text:span text:style-name="T12">Bedeutet eine Zunahme der Strahlungsintensität eine Erhöhung der kinetischen Energie der Photoelektronen?</text:span></text:p>
          </draw:text-box>
        </draw:frame>
        <draw:frame presentation:style-name="pr1" draw:layer="layout" svg:width="25.199cm" svg:height="12.18cm" svg:x="1.4cm" svg:y="4.914cm" presentation:class="subtitle">
          <draw:text-box>
            <text:p>Nein, nur die <text:span text:style-name="T135">Zahl</text:span> der ausgelösten Elektronen erhöht sich.</text:p>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5" draw:text-style-name="P2" draw:layer="layout" svg:width="25.199cm" svg:height="3.506cm" svg:x="1.4cm" svg:y="0.837cm" presentation:class="title">
          <draw:text-box>
            <text:p text:style-name="P2"><text:span text:style-name="T7">Wie überprüft man die Lichtquantenhypthese?</text:span></text:p>
          </draw:text-box>
        </draw:frame>
        <draw:frame presentation:style-name="pr6" draw:layer="layout" svg:width="25.199cm" svg:height="12.18cm" svg:x="1.4cm" svg:y="4.914cm" presentation:class="subtitle">
          <draw:text-box>
            <text:p>Mit der Gegenfeldmethode.</text:p>
            <text:p>Man läßt die Photoelektronen in einem Kondensator ein Gegenfeld durchlaufen und bestimmt die Gegenspannung <text:span text:style-name="T135">U</text:span><text:span text:style-name="T136">g</text:span>, bei der gerade kein Elektron mehr die Gegenelektrode erreichen kann.</text:p>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Beschreiben Sie den Compton-Effekt.</text:span></text:p>
          </draw:text-box>
        </draw:frame>
        <draw:frame presentation:style-name="pr1" draw:layer="layout" svg:width="25.199cm" svg:height="12.18cm" svg:x="1.4cm" svg:y="4.914cm" presentation:class="subtitle" presentation:user-transformed="true">
          <draw:text-box>
            <text:p>Kurzwellige Röntgenstrahlung wird an Elektronen gestreut. Jedoch war zum einen die Streuwinkelverteilung in Vorwärts- und Rückwärtsrichtung nicht gleich und zum anderen war die Wellenlänge der gestreuten Strahlung größer als die der einfallenden Strahlung.</text:p>
            <text:p/>
            <text:p>Man erklärt sich dies durch einen Stoßprozess zwischen Photon (einem Teilchen!) und Elektron. Das Elektron nimmt einen Teil der Energie des Photons auf (wird also beschleunigt), dadurch verliert das Photon Energie – seine Wellenlänge vergrößert sich.</text:p>
          </draw:text-box>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elche Ruhemasse hat das Photon? Welcher Impuls muß ihm zugeschrieben werden?</text:span></text:p>
          </draw:text-box>
        </draw:frame>
        <draw:frame presentation:style-name="pr1" draw:text-style-name="P4" draw:layer="layout" svg:width="25.199cm" svg:height="12.18cm" svg:x="1.4cm" svg:y="4.914cm" presentation:class="subtitle" presentation:user-transformed="true">
          <draw:text-box>
            <text:p text:style-name="P4"><text:span text:style-name="T9">Die Ruhemasse des Photons ist 0.</text:span></text:p>
            <text:p text:style-name="P4"><text:span text:style-name="T9"/></text:p>
            <text:p text:style-name="P4"><text:span text:style-name="T9">Die spezielle Relativitätstheorie liefert für die relativistische Energie eines freien Teilchens</text:span></text:p>
          </draw:text-box>
        </draw:frame>
        <draw:frame draw:style-name="gr2" draw:text-style-name="P3" draw:layer="layout" svg:width="10.553cm" svg:height="5.975cm" svg:x="8.723cm" svg:y="13.512cm">
          <text:p/>
          <draw:object xlink:href="../relativistische%20Energie%20eines%20freien%20Teilchens%20und%20relativistischer%20Impuls%20des%20Photons.odf" xlink:type="simple" xlink:show="embed" xlink:actuate="onLoad"/>
          <draw:image xlink:href="./ObjectReplacements/Object 58" xlink:type="simple" xlink:show="embed" xlink:actuate="onLoad"/>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text-style-name="P22" draw:layer="layout" svg:width="25.199cm" svg:height="3.506cm" svg:x="1.4cm" svg:y="0.835cm" presentation:class="title" presentation:user-transformed="true">
          <draw:text-box>
            <text:p text:style-name="P22"><text:span text:style-name="T144">Welche Wellenlängenänderung </text:span><text:span text:style-name="T145">Δ</text:span><text:span text:style-name="T146">λ</text:span><text:span text:style-name="T145"> </text:span><text:span text:style-name="T147">tritt bei der Streuung von Röntgenstrahlung an schwach gebundenen Elektronen auf? Wovon hängt diese ab?</text:span></text:p>
          </draw:text-box>
        </draw:frame>
        <draw:frame presentation:style-name="pr1" draw:text-style-name="P4" draw:layer="layout" svg:width="25.199cm" svg:height="12.18cm" svg:x="1.4cm" svg:y="4.914cm" presentation:class="subtitle" presentation:user-transformed="true">
          <draw:text-box>
            <text:p text:style-name="P4"><text:span text:style-name="T9">Die Wellenlänge vergrößert sich.</text:span></text:p>
            <text:p text:style-name="P4"><text:span text:style-name="T9"/></text:p>
            <text:p text:style-name="P4"><text:span text:style-name="T9">Sie hängt von der Masse des Elektrons und den Streuwinkel ab.</text:span></text:p>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ie erklärt man sich die unverschobene Linie in der gestreuten Strahlung?</text:span></text:p>
          </draw:text-box>
        </draw:frame>
        <draw:frame presentation:style-name="pr1" draw:text-style-name="P4" draw:layer="layout" svg:width="25.199cm" svg:height="12.18cm" svg:x="1.4cm" svg:y="4.914cm" presentation:class="subtitle" presentation:user-transformed="true">
          <draw:text-box>
            <text:p text:style-name="P4"><text:span text:style-name="T9">Streut das Photon nicht an schwach, sondern an stark gebundenen, bspw. inneren Elektronen bei schwereren Atomen, so tauscht das Photon bei dem Stoßprozeß Energie und Impuls mit dem gesamten Atom aus.</text:span></text:p>
            <text:p text:style-name="P4"><text:span text:style-name="T9">Wegen dessen sehr großer Masse wird das Photon nach den Gesetzen der klassischen Mechanik überhaupt keine Energie beim Stoß mit dem Atom abgeben.</text:span></text:p>
            <text:p text:style-name="P4"><text:span text:style-name="T9"/></text:p>
            <text:p text:style-name="P4"><text:span text:style-name="T9">Bei leichten Atomen können praktisch alle Elektronen als schwach gebunden gelten, daher nimmt mit wachsender Ordnungszahl die Intensität der unverschobenen Linie gegenüber der verschobenen zu.</text:span></text:p>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versteht man beim Licht unter dem </text:span><text:span text:style-name="T8">Teilchen-Welle-Dualismus</text:span><text:span text:style-name="T28">?</text:span></text:p>
          </draw:text-box>
        </draw:frame>
        <draw:frame presentation:style-name="pr1" draw:layer="layout" svg:width="25.199cm" svg:height="12.18cm" svg:x="1.4cm" svg:y="4.914cm" presentation:class="subtitle">
          <draw:text-box>
            <text:p>Manche Phänomene lassen sich nur mit dem Wellenbild des Lichts erklären, manche nur mit der Teilchennatur der Strahlung.</text:p>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text-style-name="P14" draw:layer="layout" svg:width="25.199cm" svg:height="3.506cm" svg:x="1.4cm" svg:y="0.836cm" presentation:class="title" presentation:user-transformed="true">
          <draw:text-box>
            <text:p text:style-name="P14"><text:span text:style-name="T79">Kommentieren Sie die schwerwiegendsten Widersprüche zwischen dem Rutherford-Modell und dem entsprechenden experimentellen Befund.</text:span></text:p>
          </draw:text-box>
        </draw:frame>
        <draw:frame presentation:style-name="pr1" draw:layer="layout" svg:width="25.199cm" svg:height="14.463cm" svg:x="1.4cm" svg:y="5.773cm" presentation:class="subtitle" presentation:user-transformed="true">
          <draw:text-box>
            <text:p>Die genaue Gestalt der Ellipsenbahn eines Elektrons ist durch willkürliche Anfangsbedingungen bezüglich Ort und Impuls festgelegt und könnten zu unterschiedlichem Verhalten selbst von Atomen mit gleichem Z führen. Dies wurde nie beobachtet.</text:p>
            <text:p/>
            <text:p>Die Elektronen stellen auf ihren Ellipsenbahnen beschleunigte Ladungen dar und strahlen deshalb elektromagnetische Energie ab. Die damit verknüpfte Energieabnahme des Elektrons sollte zwangsläufig zu einer Annäherung an den Kern führen. Ebenfalls nie beobachtet.</text:p>
            <text:p/>
            <text:p>Im Rahmen der klassischen Physik sollten im Atom kontinuierliche Änderungen der Elektronenenergien als Folge der Ausstrahlung von kontinuierlicher elektromagnetischer Strahlungsenergie möglich sein. Statt dessen werden diskrete Linienspektren beobachtet.</text:p>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 Rydberg-Serien des Wasserstoffatoms sind experimentell beobachtbar?</text:span></text:p>
          </draw:text-box>
        </draw:frame>
        <draw:frame presentation:style-name="pr11" draw:text-style-name="P15" draw:layer="layout" svg:width="19.399cm" svg:height="12.18cm" svg:x="7.2cm" svg:y="4.914cm" presentation:class="subtitle" presentation:user-transformed="true">
          <draw:text-box>
            <text:list text:style-name="L4">
              <text:list-item>
                <text:p text:style-name="P15">Die Lyman-Serie mit n=1, m=2,3,...</text:p>
              </text:list-item>
              <text:list-item>
                <text:p text:style-name="P15">Die Balmer-Serie mit n=2, m=3,4,...</text:p>
              </text:list-item>
              <text:list-item>
                <text:p text:style-name="P15">Die Paschen-Serie mit n=3, m=4,5,...</text:p>
              </text:list-item>
              <text:list-item>
                <text:p text:style-name="P15">Die Brackett-Serie mit n=4, m=5,6,...</text:p>
              </text:list-item>
              <text:list-item>
                <text:p text:style-name="P15">Die Pfund-Serie mit n=5, m=6,7,...</text:p>
              </text:list-item>
            </text:list>
          </draw:text-box>
        </draw:frame>
        <draw:frame draw:style-name="gr2" draw:text-style-name="P3" draw:layer="layout" svg:width="6.916cm" svg:height="4.673cm" svg:x="10.541cm" svg:y="14.163cm">
          <text:p/>
          <draw:object xlink:href="../Rydberg-Serien.odf"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versteht man unter der </text:span><text:span text:style-name="T8">Seriengrenze</text:span><text:span text:style-name="T28"> einer Rydberg-Serie?</text:span></text:p>
          </draw:text-box>
        </draw:frame>
        <draw:frame presentation:style-name="pr1" draw:text-style-name="P4" draw:layer="layout" svg:width="25.199cm" svg:height="12.18cm" svg:x="1.4cm" svg:y="4.914cm" presentation:class="subtitle" presentation:user-transformed="true">
          <draw:text-box>
            <text:p text:style-name="P4"><text:span text:style-name="T9">Die Seriengrenze stellt den Übergang von mit wachsender Frequenz immer dichter zusammenliegenden diskreten Linien zu einem kontinuierlichen Spektrum dar</text:span></text:p>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draw:text-box>
              <text:p>Die Rydberglinien beginnen mit einer Linie niedrigster Frequenz, der mit wachsender Frequenz weitere diskrete Linien mit immer kleiner werdenden Abständen folgen, um sich schließlich gegen die Seriengrenze zu häufen, an die sich dann ein kontinuierliches Spektrum anschließt</text:p>
            </draw:text-box>
          </draw:frame>
        </presentation:notes>
      </draw:page>
      <draw:page draw:name="page85"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 Rydberg-Serie des H-Atoms liegt im sichtbaren Spektralbereich?</text:span></text:p>
          </draw:text-box>
        </draw:frame>
        <draw:frame presentation:style-name="pr1" draw:layer="layout" svg:width="25.199cm" svg:height="12.18cm" svg:x="1.4cm" svg:y="4.914cm" presentation:class="subtitle">
          <draw:text-box>
            <text:p>Die Balmer-Serie</text:p>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besagt das Ritzsche Kombinationsprinzip?</text:span></text:p>
          </draw:text-box>
        </draw:frame>
        <draw:frame presentation:style-name="pr1" draw:layer="layout" svg:width="25.199cm" svg:height="12.18cm" svg:x="1.4cm" svg:y="4.914cm" presentation:class="subtitle" presentation:user-transformed="true">
          <draw:text-box>
            <text:p>Sind die reziproken Wellenlängen zweier Spektrallinien ein und derselben Serie bekannt, so ist ihre Differenz die reziproke Wellenlänge einer dritten Spektrallinie, die zu demselben Atom gehört.</text:p>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Formulieren und interpretieren Sie die Bohrschen Postulate.</text:span></text:p>
          </draw:text-box>
        </draw:frame>
        <draw:frame presentation:style-name="pr1" draw:layer="layout" svg:width="25.199cm" svg:height="12.18cm" svg:x="1.4cm" svg:y="4.914cm" presentation:class="subtitle">
          <draw:text-box>
            <text:p>1. <text:tab/>Periodische Bewegungen physikalischer Systeme erfolgen in stationären Zuständen mit diskreten Energien (<text:span text:style-name="T135">E</text:span><text:span text:style-name="T136">n</text:span>, <text:span text:style-name="T135">E</text:span><text:span text:style-name="T136">m</text:span>, . . . ) <text:span text:style-name="T148">ohne</text:span> Energieabstrahlung.</text:p>
            <text:p/>
            <text:p>2. <text:tab/>Übergänge zwischen den stationären Zuständen bewirken eine elektromagnetische Strahlung mit einer festgelegten Frequenz.</text:p>
            <text:p/>
            <text:p>Man muß also einen energetisch tiefsten Zustand, den <text:span text:style-name="T149">Grundzustand</text:span> annehmen. Hier ist das System <text:span text:style-name="T135">stabil</text:span>.</text:p>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definiert den </text:span><text:span text:style-name="T8">Grundzustand</text:span><text:span text:style-name="T28"> eines Atoms?</text:span></text:p>
          </draw:text-box>
        </draw:frame>
        <draw:frame presentation:style-name="pr1" draw:layer="layout" svg:width="25.199cm" svg:height="12.18cm" svg:x="1.4cm" svg:y="4.914cm" presentation:class="subtitle">
          <draw:text-box>
            <text:p>Es ist der energetisch tiefste Zustand und er ist stabil, d.h. das System verlässt diesen nicht ohne durch äußere Einwirkung dazu gezwungen zu werden.</text:p>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6"><text:span text:style-name="T14">Erinnern Sie sich an die Bedeutung und das Zustandekommen der Hamilton-Jacobi-Differentialgleichung.</text:span></text:p>
          </draw:text-box>
        </draw:frame>
        <draw:frame presentation:style-name="pr1" draw:layer="layout" svg:width="25.199cm" svg:height="12.18cm" svg:x="1.4cm" svg:y="4.914cm" presentation:class="subtitle" presentation:user-transformed="true">
          <draw:text-box>
            <text:p>Es ist der eleganteste Zugang zur Lösung des Kepler-Problems.</text:p>
            <text:p>Durch kanonische Transformationen, welche die Hamilton'schen Bewegungsgleichungen invariant lassen, werden die alten Variablen <text:span text:style-name="T150">q</text:span>, <text:span text:style-name="T150">p</text:span> so in neue überführt, dass alle <text:tab/> zyklisch und damit alle <text:tab/> konstant werden.</text:p>
          </draw:text-box>
        </draw:frame>
        <draw:frame draw:style-name="gr2" draw:text-style-name="P3" draw:layer="layout" svg:width="0.902cm" svg:height="1.168cm" svg:x="12.948cm" svg:y="11.515cm">
          <text:p/>
          <draw:object xlink:href="../bar%20q.odf" xlink:type="simple" xlink:show="embed" xlink:actuate="onLoad"/>
          <draw:image xlink:href="./ObjectReplacements/Object 59" xlink:type="simple" xlink:show="embed" xlink:actuate="onLoad"/>
        </draw:frame>
        <draw:frame draw:style-name="gr2" draw:text-style-name="P3" draw:layer="layout" svg:width="0.944cm" svg:height="1.168cm" svg:x="21.627cm" svg:y="11.515cm">
          <text:p/>
          <draw:object xlink:href="../bar%20p.odf" xlink:type="simple" xlink:show="embed" xlink:actuate="onLoad"/>
          <draw:image xlink:href="./ObjectReplacements/Object 60" xlink:type="simple" xlink:show="embed" xlink:actuate="onLoad"/>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5" draw:text-style-name="P12" draw:layer="layout" svg:width="25.199cm" svg:height="3.506cm" svg:x="1.4cm" svg:y="0.837cm" presentation:class="title">
          <draw:text-box>
            <text:p text:style-name="P12"><text:span text:style-name="T57">Wodurch wird die kanonische Transformation der HJD vermittelt?</text:span></text:p>
          </draw:text-box>
        </draw:frame>
        <draw:frame presentation:style-name="pr6" draw:layer="layout" svg:width="25.199cm" svg:height="12.18cm" svg:x="1.4cm" svg:y="4.914cm" presentation:class="subtitle">
          <draw:text-box>
            <text:p>Durch die Erzeugende <text:tab/><text:tab/><text:tab/>:</text:p>
            <text:p/>
          </draw:text-box>
        </draw:frame>
        <draw:frame draw:style-name="gr2" draw:text-style-name="P3" draw:layer="layout" svg:width="3.185cm" svg:height="1.033cm" svg:x="16.007cm" svg:y="9.983cm">
          <text:p/>
          <draw:object xlink:href="../Erzeugende.odf" xlink:type="simple" xlink:show="embed" xlink:actuate="onLoad"/>
          <draw:image xlink:href="./ObjectReplacements/Object 61" xlink:type="simple" xlink:show="embed" xlink:actuate="onLoad"/>
        </draw:frame>
        <draw:frame draw:style-name="gr2" draw:text-style-name="P3" draw:layer="layout" svg:width="19.618cm" svg:height="2.327cm" svg:x="4.19cm" svg:y="12.336cm">
          <text:p/>
          <draw:object xlink:href="../Erzeugende%20der%20HJD.odf" xlink:type="simple" xlink:show="embed" xlink:actuate="onLoad"/>
          <draw:image xlink:href="./ObjectReplacements/Object 62" xlink:type="simple" xlink:show="embed" xlink:actuate="onLoad"/>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Standard" presentation:presentation-page-layout-name="AL1T0">
        <draw:frame presentation:style-name="pr5" draw:layer="layout" svg:width="25.199cm" svg:height="3.506cm" svg:x="1.4cm" svg:y="0.837cm" presentation:class="title">
          <draw:text-box>
            <text:p>Was sagt Erzeugende über die HJD und die neuen Impulse <text:tab/> aus?</text:p>
          </draw:text-box>
        </draw:frame>
        <draw:frame presentation:style-name="pr6" draw:layer="layout" svg:width="25.199cm" svg:height="12.18cm" svg:x="1.4cm" svg:y="4.914cm" presentation:class="subtitle" presentation:user-transformed="true">
          <draw:text-box>
            <text:p><text:tab/><text:tab/><text:tab/> muß konstant sein, da die <text:s text:c="4"/>nach der Transformation sämtlich zyklisch sein sollen, also in <text:s text:c="4"/>gar nicht vorkommen, und die somit selbst bereits Konstante sind.</text:p>
            <text:p/>
            <text:p>Das führt zur Hamilton-Jacobi-Differentialgleichung (HJD), welche die <text:span text:style-name="T150">q</text:span>‑Abhängigkeit der Erzeugenden bestimmt, aber nichts über die neuen Impulse <text:s text:c="4"/>aussagt. Diese können je nach Zweckmäßigkeit festgelegt werden.</text:p>
          </draw:text-box>
        </draw:frame>
        <draw:frame draw:style-name="gr2" draw:text-style-name="P3" draw:layer="layout" svg:width="1.3cm" svg:height="1.6cm" svg:x="14.223cm" svg:y="2.671cm">
          <text:p/>
          <draw:object xlink:href="../bar%20p.odf" xlink:type="simple" xlink:show="embed" xlink:actuate="onLoad"/>
          <draw:image xlink:href="./ObjectReplacements/Object 63" xlink:type="simple" xlink:show="embed" xlink:actuate="onLoad"/>
        </draw:frame>
        <draw:frame draw:style-name="gr2" draw:text-style-name="P3" draw:layer="layout" svg:width="4.611cm" svg:height="1.033cm" svg:x="2.294cm" svg:y="6.879cm">
          <text:p/>
          <draw:object xlink:href="../bar%20H.odf" xlink:type="simple" xlink:show="embed" xlink:actuate="onLoad"/>
          <draw:image xlink:href="./ObjectReplacements/Object 64" xlink:type="simple" xlink:show="embed" xlink:actuate="onLoad"/>
        </draw:frame>
        <draw:frame draw:style-name="gr2" draw:text-style-name="P3" draw:layer="layout" svg:width="0.902cm" svg:height="1.168cm" svg:x="15.752cm" svg:y="6.911cm">
          <text:p/>
          <draw:object xlink:href="../bar%20q.odf" xlink:type="simple" xlink:show="embed" xlink:actuate="onLoad"/>
          <draw:image xlink:href="./ObjectReplacements/Object 65" xlink:type="simple" xlink:show="embed" xlink:actuate="onLoad"/>
        </draw:frame>
        <draw:frame draw:style-name="gr2" draw:text-style-name="P3" draw:layer="layout" svg:width="0.804cm" svg:height="1.033cm" svg:x="14.449cm" svg:y="8.027cm">
          <text:p/>
          <draw:object xlink:href="../bar%20H%20kurz.odf" xlink:type="simple" xlink:show="embed" xlink:actuate="onLoad"/>
          <draw:image xlink:href="./ObjectReplacements/Object 66" xlink:type="simple" xlink:show="embed" xlink:actuate="onLoad"/>
        </draw:frame>
        <draw:frame draw:style-name="gr2" draw:text-style-name="P3" draw:layer="layout" svg:width="0.944cm" svg:height="1.168cm" svg:x="6.979cm" svg:y="8.915cm">
          <text:p/>
          <draw:object xlink:href="../bar%20p.odf" xlink:type="simple" xlink:show="embed" xlink:actuate="onLoad"/>
          <draw:image xlink:href="./ObjectReplacements/Object 67" xlink:type="simple" xlink:show="embed" xlink:actuate="onLoad"/>
        </draw:frame>
        <draw:frame draw:style-name="gr2" draw:text-style-name="P3" draw:layer="layout" svg:width="0.944cm" svg:height="1.168cm" svg:x="5.079cm" svg:y="13.015cm">
          <text:p/>
          <draw:object xlink:href="../bar%20p.odf" xlink:type="simple" xlink:show="embed" xlink:actuate="onLoad"/>
          <draw:image xlink:href="./ObjectReplacements/Object 68" xlink:type="simple" xlink:show="embed" xlink:actuate="onLoad"/>
        </draw:frame>
        <draw:frame draw:style-name="gr2" draw:text-style-name="P3" draw:layer="layout" svg:width="14.417cm" svg:height="2.565cm" svg:x="6.791cm" svg:y="15.517cm">
          <text:p/>
          <draw:object xlink:href="../HJD.odf" xlink:type="simple" xlink:show="embed" xlink:actuate="onLoad"/>
          <draw:image xlink:href="./ObjectReplacements/Object 69" xlink:type="simple" xlink:show="embed" xlink:actuate="onLoad"/>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user-transformed="true">
            <draw:text-box>
              <text:p>Die folgende Gleichung ist vermutlich falsch, es müsste möglicherweise bar H = H (bar q, bar p) heißen und nicht</text:p>
            </draw:text-box>
          </draw:frame>
          <draw:frame draw:style-name="gr2" draw:text-style-name="P3" draw:layer="layout" svg:width="4.611cm" svg:height="1.033cm" svg:x="8.194cm" svg:y="17.333cm">
            <text:p/>
            <draw:object xlink:href="../bar%20H.odf" xlink:type="simple" xlink:show="embed" xlink:actuate="onLoad"/>
            <draw:image xlink:href="./ObjectReplacements/Object 72" xlink:type="simple" xlink:show="embed" xlink:actuate="onLoad"/>
          </draw:frame>
        </presentation:notes>
      </draw:page>
      <draw:page draw:name="page92"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sind Wirkungs- und Winkelvariable?</text:span></text:p>
          </draw:text-box>
        </draw:frame>
        <draw:frame presentation:style-name="pr1" draw:text-style-name="P4" draw:layer="layout" svg:width="25.199cm" svg:height="12.18cm" svg:x="1.4cm" svg:y="4.914cm" presentation:class="subtitle">
          <draw:text-box>
            <text:p text:style-name="P4"><text:span text:style-name="T9">Die HJD enthält </text:span><text:span text:style-name="T11">s</text:span><text:span text:style-name="T9"> Ableitungen. Das bedeutet auch entsprechend viele Integrationskonstanten </text:span><text:span text:style-name="T151">α</text:span><text:span text:style-name="T152">1</text:span><text:span text:style-name="T127">, . . . ,</text:span><text:span text:style-name="T151">α</text:span><text:span text:style-name="T153">s</text:span><text:span text:style-name="T127">, von denen eine jedoch trivial additiv sein muß, da mit </text:span><text:span text:style-name="T151">W</text:span><text:span text:style-name="T127"> auch </text:span><text:span text:style-name="T151">W</text:span><text:span text:style-name="T127"> + </text:span><text:span text:style-name="T151">α</text:span><text:span text:style-name="T127"> Lösung der HJD ist. Man wählt </text:span><text:span text:style-name="T151">α</text:span><text:span text:style-name="T152">1</text:span><text:span text:style-name="T127"> = </text:span><text:span text:style-name="T151">E</text:span><text:span text:style-name="T127">.</text:span></text:p>
            <text:p text:style-name="P4"><text:span text:style-name="T127">Man identifiziert spezielle Kombinationen der neuen Impulse</text:span><text:span text:style-name="T127"> mit den </text:span><text:span text:style-name="T127">übrigen Integrationskonstanten, die sogenannten Wirkungsvariablen:</text:span></text:p>
            <text:p text:style-name="P4"><text:span text:style-name="T127"/></text:p>
            <text:p text:style-name="P4"><text:span text:style-name="T127"/></text:p>
            <text:p text:style-name="P4"><text:span text:style-name="T127"/></text:p>
            <text:p text:style-name="P4"><text:span text:style-name="T127">Integriert wird über eine volle Periode der Bewegung.</text:span></text:p>
            <text:p text:style-name="P4"><text:span text:style-name="T127">Die dazu kanonisch konjugierten Koordinaten heißen Winkelvariable:</text:span></text:p>
          </draw:text-box>
        </draw:frame>
        <draw:frame draw:style-name="gr2" draw:text-style-name="P3" draw:layer="layout" svg:width="15.194cm" svg:height="2.462cm" svg:x="6.402cm" svg:y="11.668cm">
          <text:p/>
          <draw:object xlink:href="../Wirkungsvariablen.odf" xlink:type="simple" xlink:show="embed" xlink:actuate="onLoad"/>
          <draw:image xlink:href="./ObjectReplacements/Object 70" xlink:type="simple" xlink:show="embed" xlink:actuate="onLoad"/>
        </draw:frame>
        <draw:frame draw:style-name="gr2" draw:text-style-name="P3" draw:layer="layout" svg:width="3.733cm" svg:height="2.327cm" svg:x="12.133cm" svg:y="16.936cm">
          <text:p/>
          <draw:object xlink:href="../Winkelvariable.odf" xlink:type="simple" xlink:show="embed" xlink:actuate="onLoad"/>
          <draw:image xlink:href="./ObjectReplacements/Object 71" xlink:type="simple" xlink:show="embed" xlink:actuate="onLoad"/>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elche Bedeutung hat die Rydberg-Energie?</text:span></text:p>
          </draw:text-box>
        </draw:frame>
        <draw:frame presentation:style-name="pr1" draw:text-style-name="P4" draw:layer="layout" svg:width="25.199cm" svg:height="12.18cm" svg:x="1.4cm" svg:y="4.914cm" presentation:class="subtitle">
          <draw:text-box>
            <text:p text:style-name="P4"><text:span text:style-name="T9">Die Rydberg-Energie entspricht der </text:span><text:span text:style-name="T24">Grundzustandsenergie</text:span><text:span text:style-name="T9"> des Elektrons</text:span></text:p>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as ist eine </text:span><text:span text:style-name="T8">Eigenwirkungsvariable</text:span><text:span text:style-name="T28">?</text:span></text:p>
          </draw:text-box>
        </draw:frame>
        <draw:frame presentation:style-name="pr1" draw:layer="layout" svg:width="25.199cm" svg:height="12.18cm" svg:x="1.4cm" svg:y="4.914cm" presentation:class="subtitle">
          <draw:text-box>
            <text:p>Eine Eigenwirkungsvariable hat die Dimension einer Wirkung. Die zugehörige Frequenz ist ungleich Null und <text:span text:style-name="T148">nicht</text:span> entartet.</text:p>
            <text:p/>
            <text:p>In der klassischen Mechanik kann sie im Prinzip uneingeschränkt jeden Wert annehmen, doch experimentell wird dieser durch die Bohr-Sommerfeldsche Quantenhypothese eingeschränkt.</text:p>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Formulieren Sie die Bohr-Sommerfeldsche Quantenhypothese.</text:span></text:p>
          </draw:text-box>
        </draw:frame>
        <draw:frame presentation:style-name="pr1" draw:layer="layout" svg:width="25.199cm" svg:height="12.18cm" svg:x="1.4cm" svg:y="4.914cm" presentation:class="subtitle">
          <draw:text-box>
            <text:p>Bei einer Eigenwirkungsvariablen <text:span text:style-name="T135">J</text:span> ist die Systembewegung nur auf solchen Bahnen zugelassen, für die <text:span text:style-name="T135">J</text:span> ein ganzzahliges Vielfaches des Planckschen Wirkungsquantums <text:span text:style-name="T135">h</text:span> ist:</text:p>
            <text:p><text:span text:style-name="T135">J</text:span> = <text:span text:style-name="T135">n</text:span> <text:span text:style-name="T135">h</text:span> ;<text:tab/><text:span text:style-name="T135">n</text:span> = 1,2,3, . . .</text:p>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3.506cm" svg:x="1.4cm" svg:y="0.837cm" presentation:class="title">
          <draw:text-box>
            <text:p>Wie ist die <text:span text:style-name="T135">Hauptquantenzahl n</text:span><text:span text:style-name="T140"> definiert?</text:span></text:p>
          </draw:text-box>
        </draw:frame>
        <draw:frame presentation:style-name="pr1" draw:layer="layout" svg:width="25.199cm" svg:height="12.18cm" svg:x="1.4cm" svg:y="4.914cm" presentation:class="subtitle">
          <draw:text-box>
            <text:p>Sie bestimmt zusammen mit der Rydberg-Energie <text:span text:style-name="T135">E</text:span><text:span text:style-name="T136">R</text:span> die Energie des Hüllenelektrons:</text:p>
            <text:p/>
            <text:p/>
            <text:p>Die Hauptquantenzahl <text:span text:style-name="T135">n</text:span> beschreibt die Schale, zu der der Zustand des Elektrons gehört.</text:p>
          </draw:text-box>
        </draw:frame>
        <draw:frame draw:style-name="gr2" draw:text-style-name="P3" draw:layer="layout" svg:width="9.531cm" svg:height="2.429cm" svg:x="9.234cm" svg:y="9.885cm">
          <text:p/>
          <draw:object xlink:href="../Hauptquantenzahl.odf" xlink:type="simple" xlink:show="embed" xlink:actuate="onLoad"/>
          <draw:image xlink:href="./ObjectReplacements/Object 73" xlink:type="simple" xlink:show="embed" xlink:actuate="onLoad"/>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3" draw:master-page-name="Standard" presentation:presentation-page-layout-name="AL1T0">
        <draw:frame presentation:style-name="pr2" draw:layer="layout" svg:width="25.199cm" svg:height="3.506cm" svg:x="1.4cm" svg:y="0.837cm" presentation:class="title">
          <draw:text-box>
            <text:p>Was bezeichnet man als <text:span text:style-name="T135">Mitbewegungseffekt</text:span><text:span text:style-name="T140">?</text:span></text:p>
          </draw:text-box>
        </draw:frame>
        <draw:frame presentation:style-name="pr1" draw:layer="layout" svg:width="25.199cm" svg:height="12.18cm" svg:x="1.4cm" svg:y="4.914cm" presentation:class="subtitle">
          <draw:text-box>
            <text:p>Das Elektron bewegt sich nicht um einen ruhenden Kern, es handelt sich eigentlich um ein Zwei-Körper-Problem mit der Bewegung um einen gemeinsamen Schwerpunkt. Dadurch weicht der Zahlenwert der Rydberg-Energie leicht von dem aus der Rydberg-Konstanten errechneten ab.</text:p>
            <text:p>Man kann jedoch die Elektronenmasse <text:span text:style-name="T135">m</text:span> durch die reduzierte Masse <text:span text:style-name="T58">μ</text:span> ersetzen und so ein effektives Ein-Körper-Problem daraus machen.</text:p>
          </draw:text-box>
        </draw:frame>
        <presentation:notes draw:style-name="dp2">
          <draw:page-thumbnail draw:style-name="gr3"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text-style-name="P23" draw:layer="layout" svg:width="25.199cm" svg:height="14.161cm" svg:x="1.4cm" svg:y="5.918cm" presentation:class="subtitle" presentation:user-transformed="true">
          <draw:text-box>
            <text:p text:style-name="P23"><text:span text:style-name="T154">Von einer Glühkathode K gehen Elektronen aus, die durch eine variable Spannung zwischen Gitter G und Kathode beschleunigt werden. Auf dem Weg von der Kathode zum Gitter erfahren sie Zusammenstöße mit den Atomen eines Gases. Die durch das Gitter hindurchtretenden Elektronen müssen dann, um die Elektrode A zu erreichen, ein Gegenfeld von etwa 0,5V überwinden. Das gelingt ihnen nur dann, wenn ihre kinetische Energie bei G größer als 0,5 eV ist. Bei Steigerung der Spannung U zwischen K und G nimmt I zunächst beträchtlich zu, da die Elektronen nur elastische Stöße mit den Gasatomen erleiden. Bei U ≈ 4,9V nimmt jedoch der bei A registrierte Strom abrupt ab. Nach der Bohrschen Idee wird die auf das Gasatom beim Stoß übertragene Energie dazu benutzt, ein Hüllenelektron auf ein höheres Energieniveau anzuheben. Bei weiterer Steigerung der Spannung nimmt die Zahl der A erreichenden Elektronen wieder stark zu, um dann bei etwa 9,8V erneut deutlich abzufallen. Offensichtlich sind die beschleunigten Elektronen nun in der Lage, zwischen K und G zwei Atome anzuregen.</text:span></text:p>
          </draw:text-box>
        </draw:frame>
        <presentation:notes draw:style-name="dp2">
          <draw:page-thumbnail draw:style-name="gr3"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Erläutern Sie das Korrespondenzprinzip.</text:span></text:p>
          </draw:text-box>
        </draw:frame>
        <draw:frame presentation:style-name="pr1" draw:layer="layout" svg:width="25.199cm" svg:height="12.18cm" svg:x="1.4cm" svg:y="4.914cm" presentation:class="subtitle">
          <draw:text-box>
            <text:p>Es sollte eine Korrespondenz zwischen klassischer Physik und Quantenphysik in dem Sinne vorliegen, daß letztere asymptotisch für „h → 0“ in die „kontinuierliche“ klassische Physik übergeht.</text:p>
          </draw:text-box>
        </draw:frame>
        <presentation:notes draw:style-name="dp2">
          <draw:page-thumbnail draw:style-name="gr3"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as bezeichnet man als die Grundgleichung der „älteren“ Quantentheorie?</text:span></text:p>
          </draw:text-box>
        </draw:frame>
        <draw:frame presentation:style-name="pr1" draw:layer="layout" svg:width="25.199cm" svg:height="12.18cm" svg:x="1.4cm" svg:y="4.914cm" presentation:class="subtitle">
          <draw:text-box>
            <text:p>In der korrespondenzartigen Quantenmechanik wird zunächst die klassische Frequenz <text:span text:style-name="T135">ν</text:span><text:span text:style-name="T136">kl</text:span> der periodischen Bewegung berechnet und <text:span text:style-name="T135">E</text:span><text:span text:style-name="T136">n</text:span> mit <text:span text:style-name="T135">E</text:span> identifiziert und hier eingesetzt:</text:p>
          </draw:text-box>
        </draw:frame>
        <draw:frame draw:style-name="gr2" draw:text-style-name="P3" draw:layer="layout" svg:width="5.3cm" svg:height="2.327cm" svg:x="11.349cm" svg:y="13.336cm">
          <text:p/>
          <draw:object xlink:href="../Grundgleichung%20der%20älteren%20Quantentheorie.odf" xlink:type="simple" xlink:show="embed" xlink:actuate="onLoad"/>
          <draw:image xlink:href="./ObjectReplacements/Object 74" xlink:type="simple" xlink:show="embed" xlink:actuate="onLoad"/>
        </draw:frame>
        <presentation:notes draw:style-name="dp2">
          <draw:page-thumbnail draw:style-name="gr3"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elche Überlegung liegt der Hasenöhrlschen Quantenbedingung zugrunde?</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1" presentation:class="page"/>
          <draw:frame presentation:style-name="pr4" draw:layer="layout" svg:width="16.799cm" svg:height="13.364cm" svg:x="2.1cm" svg:y="14.107cm" presentation:class="notes" presentation:placeholder="true">
            <draw:text-box/>
          </draw:frame>
        </presentation:notes>
      </draw:page>
      <draw:page draw:name="page102" draw:style-name="dp3" draw:master-page-name="Standard" presentation:presentation-page-layout-name="AL1T0">
        <draw:frame presentation:style-name="pr2" draw:text-style-name="P2" draw:layer="layout" svg:width="25.199cm" svg:height="3.506cm" svg:x="1.4cm" svg:y="0.837cm" presentation:class="title">
          <draw:text-box>
            <text:p text:style-name="P2"><text:span text:style-name="T7">Wie folgt die Phasenintegralquantisierung aus der Hasenöhrlschen Bedingung?</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3" draw:master-page-name="Standard" presentation:presentation-page-layout-name="AL1T0">
        <draw:frame presentation:style-name="pr2" draw:text-style-name="P14" draw:layer="layout" svg:width="25.199cm" svg:height="3.506cm" svg:x="1.4cm" svg:y="0.834cm" presentation:class="title" presentation:user-transformed="true">
          <draw:text-box>
            <text:p text:style-name="P14"><text:span text:style-name="T79">Wie kann man sich im Rahmen der „älteren“ Quantentheorie die Nebenquantenzahl </text:span><text:span text:style-name="T80">l</text:span><text:span text:style-name="T155"> und die magnetische Quantenzahl </text:span><text:span text:style-name="T80">m</text:span><text:span text:style-name="T156">l</text:span><text:span text:style-name="T157">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Times New Roman2"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3T18:07:09.671000000</dc:date>
    <meta:generator>LibreOffice/4.1.4.2$Windows_x86 LibreOffice_project/0a0440ccc0227ad9829de5f46be37cfb6edcf72</meta:generator>
    <meta:document-statistic meta:object-count="507"/>
  </office:meta>
</office:document-meta>
</file>

<file path=Object 1/content.xml><?xml version="1.0" encoding="utf-8"?>
<math xmlns="http://www.w3.org/1998/Math/MathML"/>
</file>

<file path=Object 9/content.xml><?xml version="1.0" encoding="utf-8"?>
<math xmlns="http://www.w3.org/1998/Math/MathML"/>
</file>